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  <table:table-cell office:value-type="string" calcext:value-type="string">
            <text:p>C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230" calcext:value-type="float">
            <text:p>230</text:p>
          </table:table-cell>
          <table:table-cell office:value-type="float" office:value="113" calcext:value-type="float">
            <text:p>113</text:p>
          </table:table-cell>
          <table:table-cell office:value-type="float" office:value="245" calcext:value-type="float">
            <text:p>245</text:p>
          </table:table-cell>
          <table:table-cell office:value-type="float" office:value="369" calcext:value-type="float">
            <text:p>369</text:p>
          </table:table-cell>
          <table:table-cell office:value-type="float" office:value="485" calcext:value-type="float">
            <text:p>485</text:p>
          </table:table-cell>
          <table:table-cell office:value-type="float" office:value="595" calcext:value-type="float">
            <text:p>595</text:p>
          </table:table-cell>
          <table:table-cell office:value-type="float" office:value="702" calcext:value-type="float">
            <text:p>702</text:p>
          </table:table-cell>
          <table:table-cell office:value-type="float" office:value="809" calcext:value-type="float">
            <text:p>809</text:p>
          </table:table-cell>
          <table:table-cell office:value-type="float" office:value="914" calcext:value-type="float">
            <text:p>914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493" calcext:value-type="float">
            <text:p>493</text:p>
          </table:table-cell>
          <table:table-cell office:value-type="float" office:value="714" calcext:value-type="float">
            <text:p>714</text:p>
          </table:table-cell>
          <table:table-cell office:value-type="float" office:value="930" calcext:value-type="float">
            <text:p>930</text:p>
          </table:table-cell>
          <table:table-cell office:value-type="float" office:value="1145" calcext:value-type="float">
            <text:p>1145</text:p>
          </table:table-cell>
          <table:table-cell table:number-columns-repeated="4"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230" calcext:value-type="float">
            <text:p>230</text:p>
          </table:table-cell>
          <table:table-cell office:value-type="float" office:value="378" calcext:value-type="float">
            <text:p>378</text:p>
          </table:table-cell>
          <table:table-cell office:value-type="float" office:value="719" calcext:value-type="float">
            <text:p>719</text:p>
          </table:table-cell>
          <table:table-cell office:value-type="float" office:value="1044" calcext:value-type="float">
            <text:p>1044</text:p>
          </table:table-cell>
          <table:table-cell table:number-columns-repeated="6"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9" calcext:value-type="float">
            <text:p>89</text:p>
          </table:table-cell>
          <table:table-cell table:number-columns-repeated="6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6832" calcext:value-type="float">
            <text:p>6832</text:p>
          </table:table-cell>
          <table:table-cell office:value-type="float" office:value="4282" calcext:value-type="float">
            <text:p>4282</text:p>
          </table:table-cell>
          <table:table-cell office:value-type="float" office:value="8347" calcext:value-type="float">
            <text:p>8347</text:p>
          </table:table-cell>
          <table:table-cell office:value-type="float" office:value="12319" calcext:value-type="float">
            <text:p>12319</text:p>
          </table:table-cell>
          <table:table-cell office:value-type="float" office:value="16403" calcext:value-type="float">
            <text:p>16403</text:p>
          </table:table-cell>
          <table:table-cell office:value-type="float" office:value="20627" calcext:value-type="float">
            <text:p>20627</text:p>
          </table:table-cell>
          <table:table-cell office:value-type="float" office:value="24923" calcext:value-type="float">
            <text:p>24923</text:p>
          </table:table-cell>
          <table:table-cell office:value-type="float" office:value="29271" calcext:value-type="float">
            <text:p>29271</text:p>
          </table:table-cell>
          <table:table-cell office:value-type="float" office:value="33648" calcext:value-type="float">
            <text:p>33648</text:p>
          </table:table-cell>
          <table:table-cell office:value-type="float" office:value="38082" calcext:value-type="float">
            <text:p>380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6832" calcext:value-type="float">
            <text:p>6832</text:p>
          </table:table-cell>
          <table:table-cell office:value-type="float" office:value="7121" calcext:value-type="float">
            <text:p>7121</text:p>
          </table:table-cell>
          <table:table-cell office:value-type="float" office:value="13917" calcext:value-type="float">
            <text:p>13917</text:p>
          </table:table-cell>
          <table:table-cell office:value-type="float" office:value="21020" calcext:value-type="float">
            <text:p>21020</text:p>
          </table:table-cell>
          <table:table-cell office:value-type="float" office:value="28352" calcext:value-type="float">
            <text:p>28352</text:p>
          </table:table-cell>
          <table:table-cell office:value-type="float" office:value="35793" calcext:value-type="float">
            <text:p>35793</text:p>
          </table:table-cell>
          <table:table-cell office:value-type="float" office:value="43462" calcext:value-type="float">
            <text:p>43462</text:p>
          </table:table-cell>
          <table:table-cell office:value-type="float" office:value="51506" calcext:value-type="float">
            <text:p>51506</text:p>
          </table:table-cell>
          <table:table-cell office:value-type="float" office:value="59897" calcext:value-type="float">
            <text:p>59897</text:p>
          </table:table-cell>
          <table:table-cell office:value-type="float" office:value="68216" calcext:value-type="float">
            <text:p>682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6832" calcext:value-type="float">
            <text:p>6832</text:p>
          </table:table-cell>
          <table:table-cell office:value-type="float" office:value="9918" calcext:value-type="float">
            <text:p>9918</text:p>
          </table:table-cell>
          <table:table-cell office:value-type="float" office:value="19725" calcext:value-type="float">
            <text:p>19725</text:p>
          </table:table-cell>
          <table:table-cell office:value-type="float" office:value="30070" calcext:value-type="float">
            <text:p>30070</text:p>
          </table:table-cell>
          <table:table-cell office:value-type="float" office:value="40696" calcext:value-type="float">
            <text:p>40696</text:p>
          </table:table-cell>
          <table:table-cell office:value-type="float" office:value="51950" calcext:value-type="float">
            <text:p>51950</text:p>
          </table:table-cell>
          <table:table-cell office:value-type="float" office:value="63880" calcext:value-type="float">
            <text:p>63880</text:p>
          </table:table-cell>
          <table:table-cell table:number-columns-repeated="3" office:value-type="float" office:value="70449" calcext:value-type="float">
            <text:p>704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153229" calcext:value-type="float">
            <text:p>153229</text:p>
          </table:table-cell>
          <table:table-cell office:value-type="float" office:value="93861" calcext:value-type="float">
            <text:p>93861</text:p>
          </table:table-cell>
          <table:table-cell office:value-type="float" office:value="189016" calcext:value-type="float">
            <text:p>189016</text:p>
          </table:table-cell>
          <table:table-cell office:value-type="float" office:value="287127" calcext:value-type="float">
            <text:p>287127</text:p>
          </table:table-cell>
          <table:table-cell office:value-type="float" office:value="387363" calcext:value-type="float">
            <text:p>387363</text:p>
          </table:table-cell>
          <table:table-cell office:value-type="float" office:value="490178" calcext:value-type="float">
            <text:p>490178</text:p>
          </table:table-cell>
          <table:table-cell office:value-type="float" office:value="594842" calcext:value-type="float">
            <text:p>594842</text:p>
          </table:table-cell>
          <table:table-cell office:value-type="float" office:value="701572" calcext:value-type="float">
            <text:p>701572</text:p>
          </table:table-cell>
          <table:table-cell office:value-type="float" office:value="810803" calcext:value-type="float">
            <text:p>810803</text:p>
          </table:table-cell>
          <table:table-cell office:value-type="float" office:value="922411" calcext:value-type="float">
            <text:p>9224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153229" calcext:value-type="float">
            <text:p>153229</text:p>
          </table:table-cell>
          <table:table-cell office:value-type="float" office:value="170630" calcext:value-type="float">
            <text:p>170630</text:p>
          </table:table-cell>
          <table:table-cell office:value-type="float" office:value="348852" calcext:value-type="float">
            <text:p>348852</text:p>
          </table:table-cell>
          <table:table-cell office:value-type="float" office:value="534793" calcext:value-type="float">
            <text:p>534793</text:p>
          </table:table-cell>
          <table:table-cell office:value-type="float" office:value="727365" calcext:value-type="float">
            <text:p>727365</text:p>
          </table:table-cell>
          <table:table-cell office:value-type="float" office:value="927783" calcext:value-type="float">
            <text:p>927783</text:p>
          </table:table-cell>
          <table:table-cell office:value-type="float" office:value="1135780" calcext:value-type="float">
            <text:p>1135780</text:p>
          </table:table-cell>
          <table:table-cell office:value-type="float" office:value="1350783" calcext:value-type="float">
            <text:p>1350783</text:p>
          </table:table-cell>
          <table:table-cell office:value-type="float" office:value="1571465" calcext:value-type="float">
            <text:p>1571465</text:p>
          </table:table-cell>
          <table:table-cell office:value-type="float" office:value="1796943" calcext:value-type="float">
            <text:p>17969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153229" calcext:value-type="float">
            <text:p>153229</text:p>
          </table:table-cell>
          <table:table-cell office:value-type="float" office:value="249546" calcext:value-type="float">
            <text:p>249546</text:p>
          </table:table-cell>
          <table:table-cell office:value-type="float" office:value="514929" calcext:value-type="float">
            <text:p>514929</text:p>
          </table:table-cell>
          <table:table-cell office:value-type="float" office:value="795054" calcext:value-type="float">
            <text:p>795054</text:p>
          </table:table-cell>
          <table:table-cell office:value-type="float" office:value="1091386" calcext:value-type="float">
            <text:p>1091386</text:p>
          </table:table-cell>
          <table:table-cell office:value-type="float" office:value="1402661" calcext:value-type="float">
            <text:p>1402661</text:p>
          </table:table-cell>
          <table:table-cell office:value-type="float" office:value="1725221" calcext:value-type="float">
            <text:p>1725221</text:p>
          </table:table-cell>
          <table:table-cell office:value-type="float" office:value="2059398" calcext:value-type="float">
            <text:p>2059398</text:p>
          </table:table-cell>
          <table:table-cell office:value-type="float" office:value="2408749" calcext:value-type="float">
            <text:p>2408749</text:p>
          </table:table-cell>
          <table:table-cell office:value-type="float" office:value="2773043" calcext:value-type="float">
            <text:p>2773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49506" calcext:value-type="float">
            <text:p>49506</text:p>
          </table:table-cell>
          <table:table-cell office:value-type="float" office:value="54146" calcext:value-type="float">
            <text:p>54146</text:p>
          </table:table-cell>
          <table:table-cell office:value-type="float" office:value="111280" calcext:value-type="float">
            <text:p>111280</text:p>
          </table:table-cell>
          <table:table-cell office:value-type="float" office:value="171071" calcext:value-type="float">
            <text:p>171071</text:p>
          </table:table-cell>
          <table:table-cell office:value-type="float" office:value="233900" calcext:value-type="float">
            <text:p>233900</text:p>
          </table:table-cell>
          <table:table-cell office:value-type="float" office:value="300912" calcext:value-type="float">
            <text:p>300912</text:p>
          </table:table-cell>
          <table:table-cell office:value-type="float" office:value="372091" calcext:value-type="float">
            <text:p>372091</text:p>
          </table:table-cell>
          <table:table-cell office:value-type="float" office:value="447100" calcext:value-type="float">
            <text:p>447100</text:p>
          </table:table-cell>
          <table:table-cell office:value-type="float" office:value="523760" calcext:value-type="float">
            <text:p>523760</text:p>
          </table:table-cell>
          <table:table-cell office:value-type="float" office:value="604704" calcext:value-type="float">
            <text:p>6047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49506" calcext:value-type="float">
            <text:p>49506</text:p>
          </table:table-cell>
          <table:table-cell office:value-type="float" office:value="63478" calcext:value-type="float">
            <text:p>63478</text:p>
          </table:table-cell>
          <table:table-cell office:value-type="float" office:value="130941" calcext:value-type="float">
            <text:p>130941</text:p>
          </table:table-cell>
          <table:table-cell office:value-type="float" office:value="203859" calcext:value-type="float">
            <text:p>203859</text:p>
          </table:table-cell>
          <table:table-cell office:value-type="float" office:value="287166" calcext:value-type="float">
            <text:p>287166</text:p>
          </table:table-cell>
          <table:table-cell office:value-type="float" office:value="378534" calcext:value-type="float">
            <text:p>378534</text:p>
          </table:table-cell>
          <table:table-cell office:value-type="float" office:value="481319" calcext:value-type="float">
            <text:p>481319</text:p>
          </table:table-cell>
          <table:table-cell office:value-type="float" office:value="588979" calcext:value-type="float">
            <text:p>588979</text:p>
          </table:table-cell>
          <table:table-cell office:value-type="float" office:value="700694" calcext:value-type="float">
            <text:p>700694</text:p>
          </table:table-cell>
          <table:table-cell office:value-type="float" office:value="827339" calcext:value-type="float">
            <text:p>82733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49506" calcext:value-type="float">
            <text:p>49506</text:p>
          </table:table-cell>
          <table:table-cell office:value-type="float" office:value="72871" calcext:value-type="float">
            <text:p>72871</text:p>
          </table:table-cell>
          <table:table-cell office:value-type="float" office:value="152022" calcext:value-type="float">
            <text:p>152022</text:p>
          </table:table-cell>
          <table:table-cell office:value-type="float" office:value="246485" calcext:value-type="float">
            <text:p>246485</text:p>
          </table:table-cell>
          <table:table-cell office:value-type="float" office:value="358449" calcext:value-type="float">
            <text:p>358449</text:p>
          </table:table-cell>
          <table:table-cell office:value-type="float" office:value="486605" calcext:value-type="float">
            <text:p>486605</text:p>
          </table:table-cell>
          <table:table-cell office:value-type="float" office:value="622045" calcext:value-type="float">
            <text:p>622045</text:p>
          </table:table-cell>
          <table:table-cell office:value-type="float" office:value="774223" calcext:value-type="float">
            <text:p>774223</text:p>
          </table:table-cell>
          <table:table-cell office:value-type="float" office:value="997662" calcext:value-type="float">
            <text:p>997662</text:p>
          </table:table-cell>
          <table:table-cell office:value-type="float" office:value="1232679" calcext:value-type="float">
            <text:p>12326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264" calcext:value-type="float">
            <text:p>264</text:p>
          </table:table-cell>
          <table:table-cell office:value-type="float" office:value="152" calcext:value-type="float">
            <text:p>152</text:p>
          </table:table-cell>
          <table:table-cell office:value-type="float" office:value="303" calcext:value-type="float">
            <text:p>303</text:p>
          </table:table-cell>
          <table:table-cell office:value-type="float" office:value="459" calcext:value-type="float">
            <text:p>459</text:p>
          </table:table-cell>
          <table:table-cell office:value-type="float" office:value="621" calcext:value-type="float">
            <text:p>621</text:p>
          </table:table-cell>
          <table:table-cell office:value-type="float" office:value="1086" calcext:value-type="float">
            <text:p>1086</text:p>
          </table:table-cell>
          <table:table-cell office:value-type="float" office:value="1935" calcext:value-type="float">
            <text:p>1935</text:p>
          </table:table-cell>
          <table:table-cell office:value-type="float" office:value="3320" calcext:value-type="float">
            <text:p>3320</text:p>
          </table:table-cell>
          <table:table-cell table:number-columns-repeated="2"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264" calcext:value-type="float">
            <text:p>264</text:p>
          </table:table-cell>
          <table:table-cell office:value-type="float" office:value="286" calcext:value-type="float">
            <text:p>286</text:p>
          </table:table-cell>
          <table:table-cell office:value-type="float" office:value="585" calcext:value-type="float">
            <text:p>585</text:p>
          </table:table-cell>
          <table:table-cell office:value-type="float" office:value="1290" calcext:value-type="float">
            <text:p>1290</text:p>
          </table:table-cell>
          <table:table-cell table:number-columns-repeated="6"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264" calcext:value-type="float">
            <text:p>264</text:p>
          </table:table-cell>
          <table:table-cell office:value-type="float" office:value="424" calcext:value-type="float">
            <text:p>424</text:p>
          </table:table-cell>
          <table:table-cell office:value-type="float" office:value="1142" calcext:value-type="float">
            <text:p>1142</text:p>
          </table:table-cell>
          <table:table-cell table:number-columns-repeated="7" office:value-type="float" office:value="3498" calcext:value-type="float">
            <text:p>34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10032" calcext:value-type="float">
            <text:p>10032</text:p>
          </table:table-cell>
          <table:table-cell office:value-type="float" office:value="6940" calcext:value-type="float">
            <text:p>6940</text:p>
          </table:table-cell>
          <table:table-cell office:value-type="float" office:value="14572" calcext:value-type="float">
            <text:p>14572</text:p>
          </table:table-cell>
          <table:table-cell office:value-type="float" office:value="22383" calcext:value-type="float">
            <text:p>22383</text:p>
          </table:table-cell>
          <table:table-cell office:value-type="float" office:value="30439" calcext:value-type="float">
            <text:p>30439</text:p>
          </table:table-cell>
          <table:table-cell office:value-type="float" office:value="39640" calcext:value-type="float">
            <text:p>39640</text:p>
          </table:table-cell>
          <table:table-cell office:value-type="float" office:value="50203" calcext:value-type="float">
            <text:p>50203</text:p>
          </table:table-cell>
          <table:table-cell office:value-type="float" office:value="62271" calcext:value-type="float">
            <text:p>62271</text:p>
          </table:table-cell>
          <table:table-cell office:value-type="float" office:value="75221" calcext:value-type="float">
            <text:p>75221</text:p>
          </table:table-cell>
          <table:table-cell office:value-type="float" office:value="91003" calcext:value-type="float">
            <text:p>910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10032" calcext:value-type="float">
            <text:p>10032</text:p>
          </table:table-cell>
          <table:table-cell office:value-type="float" office:value="9931" calcext:value-type="float">
            <text:p>9931</text:p>
          </table:table-cell>
          <table:table-cell office:value-type="float" office:value="20717" calcext:value-type="float">
            <text:p>20717</text:p>
          </table:table-cell>
          <table:table-cell office:value-type="float" office:value="33116" calcext:value-type="float">
            <text:p>33116</text:p>
          </table:table-cell>
          <table:table-cell office:value-type="float" office:value="50081" calcext:value-type="float">
            <text:p>50081</text:p>
          </table:table-cell>
          <table:table-cell office:value-type="float" office:value="70999" calcext:value-type="float">
            <text:p>70999</text:p>
          </table:table-cell>
          <table:table-cell office:value-type="float" office:value="98636" calcext:value-type="float">
            <text:p>98636</text:p>
          </table:table-cell>
          <table:table-cell office:value-type="float" office:value="129670" calcext:value-type="float">
            <text:p>129670</text:p>
          </table:table-cell>
          <table:table-cell office:value-type="float" office:value="163592" calcext:value-type="float">
            <text:p>163592</text:p>
          </table:table-cell>
          <table:table-cell office:value-type="float" office:value="209769" calcext:value-type="float">
            <text:p>2097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10032" calcext:value-type="float">
            <text:p>10032</text:p>
          </table:table-cell>
          <table:table-cell office:value-type="float" office:value="12947" calcext:value-type="float">
            <text:p>12947</text:p>
          </table:table-cell>
          <table:table-cell office:value-type="float" office:value="27796" calcext:value-type="float">
            <text:p>27796</text:p>
          </table:table-cell>
          <table:table-cell office:value-type="float" office:value="50253" calcext:value-type="float">
            <text:p>50253</text:p>
          </table:table-cell>
          <table:table-cell office:value-type="float" office:value="82831" calcext:value-type="float">
            <text:p>82831</text:p>
          </table:table-cell>
          <table:table-cell office:value-type="float" office:value="124973" calcext:value-type="float">
            <text:p>124973</text:p>
          </table:table-cell>
          <table:table-cell office:value-type="float" office:value="173078" calcext:value-type="float">
            <text:p>173078</text:p>
          </table:table-cell>
          <table:table-cell office:value-type="float" office:value="235569" calcext:value-type="float">
            <text:p>235569</text:p>
          </table:table-cell>
          <table:table-cell office:value-type="float" office:value="359920" calcext:value-type="float">
            <text:p>359920</text:p>
          </table:table-cell>
          <table:table-cell office:value-type="float" office:value="656245" calcext:value-type="float">
            <text:p>6562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72515" calcext:value-type="float">
            <text:p>172515</text:p>
          </table:table-cell>
          <table:table-cell office:value-type="float" office:value="152690" calcext:value-type="float">
            <text:p>152690</text:p>
          </table:table-cell>
          <table:table-cell office:value-type="float" office:value="297538" calcext:value-type="float">
            <text:p>297538</text:p>
          </table:table-cell>
          <table:table-cell office:value-type="float" office:value="437738" calcext:value-type="float">
            <text:p>437738</text:p>
          </table:table-cell>
          <table:table-cell office:value-type="float" office:value="576809" calcext:value-type="float">
            <text:p>576809</text:p>
          </table:table-cell>
          <table:table-cell office:value-type="float" office:value="716172" calcext:value-type="float">
            <text:p>716172</text:p>
          </table:table-cell>
          <table:table-cell office:value-type="float" office:value="856420" calcext:value-type="float">
            <text:p>856420</text:p>
          </table:table-cell>
          <table:table-cell office:value-type="float" office:value="998359" calcext:value-type="float">
            <text:p>998359</text:p>
          </table:table-cell>
          <table:table-cell office:value-type="float" office:value="1140132" calcext:value-type="float">
            <text:p>1140132</text:p>
          </table:table-cell>
          <table:table-cell office:value-type="float" office:value="1284430" calcext:value-type="float">
            <text:p>12844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72515" calcext:value-type="float">
            <text:p>172515</text:p>
          </table:table-cell>
          <table:table-cell office:value-type="float" office:value="217285" calcext:value-type="float">
            <text:p>217285</text:p>
          </table:table-cell>
          <table:table-cell office:value-type="float" office:value="421635" calcext:value-type="float">
            <text:p>421635</text:p>
          </table:table-cell>
          <table:table-cell office:value-type="float" office:value="623373" calcext:value-type="float">
            <text:p>623373</text:p>
          </table:table-cell>
          <table:table-cell office:value-type="float" office:value="828613" calcext:value-type="float">
            <text:p>828613</text:p>
          </table:table-cell>
          <table:table-cell office:value-type="float" office:value="1037266" calcext:value-type="float">
            <text:p>1037266</text:p>
          </table:table-cell>
          <table:table-cell office:value-type="float" office:value="1250705" calcext:value-type="float">
            <text:p>1250705</text:p>
          </table:table-cell>
          <table:table-cell office:value-type="float" office:value="1467707" calcext:value-type="float">
            <text:p>1467707</text:p>
          </table:table-cell>
          <table:table-cell office:value-type="float" office:value="1687342" calcext:value-type="float">
            <text:p>1687342</text:p>
          </table:table-cell>
          <table:table-cell office:value-type="float" office:value="1918312" calcext:value-type="float">
            <text:p>19183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72515" calcext:value-type="float">
            <text:p>172515</text:p>
          </table:table-cell>
          <table:table-cell office:value-type="float" office:value="281054" calcext:value-type="float">
            <text:p>281054</text:p>
          </table:table-cell>
          <table:table-cell office:value-type="float" office:value="545722" calcext:value-type="float">
            <text:p>545722</text:p>
          </table:table-cell>
          <table:table-cell office:value-type="float" office:value="814899" calcext:value-type="float">
            <text:p>814899</text:p>
          </table:table-cell>
          <table:table-cell office:value-type="float" office:value="1092838" calcext:value-type="float">
            <text:p>1092838</text:p>
          </table:table-cell>
          <table:table-cell office:value-type="float" office:value="1377800" calcext:value-type="float">
            <text:p>1377800</text:p>
          </table:table-cell>
          <table:table-cell office:value-type="float" office:value="1668181" calcext:value-type="float">
            <text:p>1668181</text:p>
          </table:table-cell>
          <table:table-cell office:value-type="float" office:value="1971215" calcext:value-type="float">
            <text:p>1971215</text:p>
          </table:table-cell>
          <table:table-cell office:value-type="float" office:value="2326186" calcext:value-type="float">
            <text:p>2326186</text:p>
          </table:table-cell>
          <table:table-cell office:value-type="float" office:value="2819611" calcext:value-type="float">
            <text:p>28196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8387" calcext:value-type="float">
            <text:p>8387</text:p>
          </table:table-cell>
          <table:table-cell office:value-type="float" office:value="3852" calcext:value-type="float">
            <text:p>3852</text:p>
          </table:table-cell>
          <table:table-cell office:value-type="float" office:value="8394" calcext:value-type="float">
            <text:p>8394</text:p>
          </table:table-cell>
          <table:table-cell office:value-type="float" office:value="13293" calcext:value-type="float">
            <text:p>13293</text:p>
          </table:table-cell>
          <table:table-cell office:value-type="float" office:value="18552" calcext:value-type="float">
            <text:p>18552</text:p>
          </table:table-cell>
          <table:table-cell office:value-type="float" office:value="24615" calcext:value-type="float">
            <text:p>24615</text:p>
          </table:table-cell>
          <table:table-cell office:value-type="float" office:value="31502" calcext:value-type="float">
            <text:p>31502</text:p>
          </table:table-cell>
          <table:table-cell office:value-type="float" office:value="39206" calcext:value-type="float">
            <text:p>39206</text:p>
          </table:table-cell>
          <table:table-cell office:value-type="float" office:value="47400" calcext:value-type="float">
            <text:p>47400</text:p>
          </table:table-cell>
          <table:table-cell office:value-type="float" office:value="57216" calcext:value-type="float">
            <text:p>572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8387" calcext:value-type="float">
            <text:p>8387</text:p>
          </table:table-cell>
          <table:table-cell office:value-type="float" office:value="7374" calcext:value-type="float">
            <text:p>7374</text:p>
          </table:table-cell>
          <table:table-cell office:value-type="float" office:value="16232" calcext:value-type="float">
            <text:p>16232</text:p>
          </table:table-cell>
          <table:table-cell office:value-type="float" office:value="26754" calcext:value-type="float">
            <text:p>26754</text:p>
          </table:table-cell>
          <table:table-cell office:value-type="float" office:value="40364" calcext:value-type="float">
            <text:p>40364</text:p>
          </table:table-cell>
          <table:table-cell office:value-type="float" office:value="56416" calcext:value-type="float">
            <text:p>56416</text:p>
          </table:table-cell>
          <table:table-cell office:value-type="float" office:value="76668" calcext:value-type="float">
            <text:p>76668</text:p>
          </table:table-cell>
          <table:table-cell office:value-type="float" office:value="99706" calcext:value-type="float">
            <text:p>99706</text:p>
          </table:table-cell>
          <table:table-cell office:value-type="float" office:value="124938" calcext:value-type="float">
            <text:p>124938</text:p>
          </table:table-cell>
          <table:table-cell office:value-type="float" office:value="136774" calcext:value-type="float">
            <text:p>1367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8387" calcext:value-type="float">
            <text:p>8387</text:p>
          </table:table-cell>
          <table:table-cell office:value-type="float" office:value="11128" calcext:value-type="float">
            <text:p>11128</text:p>
          </table:table-cell>
          <table:table-cell office:value-type="float" office:value="25300" calcext:value-type="float">
            <text:p>25300</text:p>
          </table:table-cell>
          <table:table-cell office:value-type="float" office:value="45076" calcext:value-type="float">
            <text:p>45076</text:p>
          </table:table-cell>
          <table:table-cell office:value-type="float" office:value="71354" calcext:value-type="float">
            <text:p>71354</text:p>
          </table:table-cell>
          <table:table-cell office:value-type="float" office:value="104568" calcext:value-type="float">
            <text:p>104568</text:p>
          </table:table-cell>
          <table:table-cell table:number-columns-repeated="4" office:value-type="float" office:value="136774" calcext:value-type="float">
            <text:p>1367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214" calcext:value-type="float">
            <text:p>214</text:p>
          </table:table-cell>
          <table:table-cell office:value-type="float" office:value="124" calcext:value-type="float">
            <text:p>124</text:p>
          </table:table-cell>
          <table:table-cell office:value-type="float" office:value="229" calcext:value-type="float">
            <text:p>229</text:p>
          </table:table-cell>
          <table:table-cell office:value-type="float" office:value="329" calcext:value-type="float">
            <text:p>329</text:p>
          </table:table-cell>
          <table:table-cell office:value-type="float" office:value="431" calcext:value-type="float">
            <text:p>431</text:p>
          </table:table-cell>
          <table:table-cell office:value-type="float" office:value="752" calcext:value-type="float">
            <text:p>752</text:p>
          </table:table-cell>
          <table:table-cell table:number-columns-repeated="4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405" calcext:value-type="float">
            <text:p>405</text:p>
          </table:table-cell>
          <table:table-cell office:value-type="float" office:value="896" calcext:value-type="float">
            <text:p>896</text:p>
          </table:table-cell>
          <table:table-cell table:number-columns-repeated="6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214" calcext:value-type="float">
            <text:p>214</text:p>
          </table:table-cell>
          <table:table-cell office:value-type="float" office:value="303" calcext:value-type="float">
            <text:p>303</text:p>
          </table:table-cell>
          <table:table-cell office:value-type="float" office:value="780" calcext:value-type="float">
            <text:p>780</text:p>
          </table:table-cell>
          <table:table-cell table:number-columns-repeated="7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1834" calcext:value-type="float">
            <text:p>1834</text:p>
          </table:table-cell>
          <table:table-cell office:value-type="float" office:value="834" calcext:value-type="float">
            <text:p>834</text:p>
          </table:table-cell>
          <table:table-cell office:value-type="float" office:value="1607" calcext:value-type="float">
            <text:p>1607</text:p>
          </table:table-cell>
          <table:table-cell office:value-type="float" office:value="2359" calcext:value-type="float">
            <text:p>2359</text:p>
          </table:table-cell>
          <table:table-cell office:value-type="float" office:value="3097" calcext:value-type="float">
            <text:p>3097</text:p>
          </table:table-cell>
          <table:table-cell office:value-type="float" office:value="4355" calcext:value-type="float">
            <text:p>4355</text:p>
          </table:table-cell>
          <table:table-cell office:value-type="float" office:value="6227" calcext:value-type="float">
            <text:p>6227</text:p>
          </table:table-cell>
          <table:table-cell office:value-type="float" office:value="8794" calcext:value-type="float">
            <text:p>8794</text:p>
          </table:table-cell>
          <table:table-cell office:value-type="float" office:value="11740" calcext:value-type="float">
            <text:p>11740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1834" calcext:value-type="float">
            <text:p>1834</text:p>
          </table:table-cell>
          <table:table-cell office:value-type="float" office:value="1948" calcext:value-type="float">
            <text:p>1948</text:p>
          </table:table-cell>
          <table:table-cell office:value-type="float" office:value="3761" calcext:value-type="float">
            <text:p>3761</text:p>
          </table:table-cell>
          <table:table-cell office:value-type="float" office:value="6297" calcext:value-type="float">
            <text:p>6297</text:p>
          </table:table-cell>
          <table:table-cell office:value-type="float" office:value="11565" calcext:value-type="float">
            <text:p>11565</text:p>
          </table:table-cell>
          <table:table-cell office:value-type="float" office:value="19015" calcext:value-type="float">
            <text:p>19015</text:p>
          </table:table-cell>
          <table:table-cell table:number-columns-repeated="4" office:value-type="float" office:value="28282" calcext:value-type="float">
            <text:p>282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1834" calcext:value-type="float">
            <text:p>1834</text:p>
          </table:table-cell>
          <table:table-cell office:value-type="float" office:value="3024" calcext:value-type="float">
            <text:p>3024</text:p>
          </table:table-cell>
          <table:table-cell office:value-type="float" office:value="6424" calcext:value-type="float">
            <text:p>6424</text:p>
          </table:table-cell>
          <table:table-cell office:value-type="float" office:value="14580" calcext:value-type="float">
            <text:p>14580</text:p>
          </table:table-cell>
          <table:table-cell table:number-columns-repeated="6" office:value-type="float" office:value="28282" calcext:value-type="float">
            <text:p>282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6700" calcext:value-type="float">
            <text:p>6700</text:p>
          </table:table-cell>
          <table:table-cell office:value-type="float" office:value="4416" calcext:value-type="float">
            <text:p>4416</text:p>
          </table:table-cell>
          <table:table-cell office:value-type="float" office:value="8903" calcext:value-type="float">
            <text:p>8903</text:p>
          </table:table-cell>
          <table:table-cell office:value-type="float" office:value="13373" calcext:value-type="float">
            <text:p>13373</text:p>
          </table:table-cell>
          <table:table-cell office:value-type="float" office:value="17795" calcext:value-type="float">
            <text:p>17795</text:p>
          </table:table-cell>
          <table:table-cell table:number-columns-repeated="5" office:value-type="float" office:value="19393" calcext:value-type="float">
            <text:p>193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6700" calcext:value-type="float">
            <text:p>6700</text:p>
          </table:table-cell>
          <table:table-cell office:value-type="float" office:value="6670" calcext:value-type="float">
            <text:p>6670</text:p>
          </table:table-cell>
          <table:table-cell office:value-type="float" office:value="13396" calcext:value-type="float">
            <text:p>13396</text:p>
          </table:table-cell>
          <table:table-cell table:number-columns-repeated="7" office:value-type="float" office:value="19393" calcext:value-type="float">
            <text:p>193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6700" calcext:value-type="float">
            <text:p>6700</text:p>
          </table:table-cell>
          <table:table-cell office:value-type="float" office:value="8925" calcext:value-type="float">
            <text:p>8925</text:p>
          </table:table-cell>
          <table:table-cell office:value-type="float" office:value="18209" calcext:value-type="float">
            <text:p>18209</text:p>
          </table:table-cell>
          <table:table-cell table:number-columns-repeated="7" office:value-type="float" office:value="19393" calcext:value-type="float">
            <text:p>193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45039" calcext:value-type="float">
            <text:p>45039</text:p>
          </table:table-cell>
          <table:table-cell office:value-type="float" office:value="27771" calcext:value-type="float">
            <text:p>27771</text:p>
          </table:table-cell>
          <table:table-cell office:value-type="float" office:value="54179" calcext:value-type="float">
            <text:p>54179</text:p>
          </table:table-cell>
          <table:table-cell office:value-type="float" office:value="80998" calcext:value-type="float">
            <text:p>80998</text:p>
          </table:table-cell>
          <table:table-cell office:value-type="float" office:value="107572" calcext:value-type="float">
            <text:p>107572</text:p>
          </table:table-cell>
          <table:table-cell office:value-type="float" office:value="136463" calcext:value-type="float">
            <text:p>136463</text:p>
          </table:table-cell>
          <table:table-cell office:value-type="float" office:value="169508" calcext:value-type="float">
            <text:p>169508</text:p>
          </table:table-cell>
          <table:table-cell office:value-type="float" office:value="212441" calcext:value-type="float">
            <text:p>212441</text:p>
          </table:table-cell>
          <table:table-cell table:number-columns-repeated="2" office:value-type="float" office:value="302967" calcext:value-type="float">
            <text:p>3029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45039" calcext:value-type="float">
            <text:p>45039</text:p>
          </table:table-cell>
          <table:table-cell office:value-type="float" office:value="48330" calcext:value-type="float">
            <text:p>48330</text:p>
          </table:table-cell>
          <table:table-cell office:value-type="float" office:value="95874" calcext:value-type="float">
            <text:p>95874</text:p>
          </table:table-cell>
          <table:table-cell office:value-type="float" office:value="147146" calcext:value-type="float">
            <text:p>147146</text:p>
          </table:table-cell>
          <table:table-cell office:value-type="float" office:value="219895" calcext:value-type="float">
            <text:p>219895</text:p>
          </table:table-cell>
          <table:table-cell table:number-columns-repeated="5" office:value-type="float" office:value="302967" calcext:value-type="float">
            <text:p>3029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45039" calcext:value-type="float">
            <text:p>45039</text:p>
          </table:table-cell>
          <table:table-cell office:value-type="float" office:value="69519" calcext:value-type="float">
            <text:p>69519</text:p>
          </table:table-cell>
          <table:table-cell office:value-type="float" office:value="140249" calcext:value-type="float">
            <text:p>140249</text:p>
          </table:table-cell>
          <table:table-cell office:value-type="float" office:value="241402" calcext:value-type="float">
            <text:p>241402</text:p>
          </table:table-cell>
          <table:table-cell table:number-columns-repeated="6" office:value-type="float" office:value="302967" calcext:value-type="float">
            <text:p>3029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247192" calcext:value-type="float">
            <text:p>247192</text:p>
          </table:table-cell>
          <table:table-cell office:value-type="float" office:value="224567" calcext:value-type="float">
            <text:p>224567</text:p>
          </table:table-cell>
          <table:table-cell office:value-type="float" office:value="460979" calcext:value-type="float">
            <text:p>460979</text:p>
          </table:table-cell>
          <table:table-cell office:value-type="float" office:value="706257" calcext:value-type="float">
            <text:p>706257</text:p>
          </table:table-cell>
          <table:table-cell office:value-type="float" office:value="958634" calcext:value-type="float">
            <text:p>958634</text:p>
          </table:table-cell>
          <table:table-cell office:value-type="float" office:value="1219095" calcext:value-type="float">
            <text:p>1219095</text:p>
          </table:table-cell>
          <table:table-cell office:value-type="float" office:value="1486239" calcext:value-type="float">
            <text:p>1486239</text:p>
          </table:table-cell>
          <table:table-cell office:value-type="float" office:value="1763454" calcext:value-type="float">
            <text:p>1763454</text:p>
          </table:table-cell>
          <table:table-cell office:value-type="float" office:value="2053649" calcext:value-type="float">
            <text:p>2053649</text:p>
          </table:table-cell>
          <table:table-cell office:value-type="float" office:value="2360479" calcext:value-type="float">
            <text:p>23604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247192" calcext:value-type="float">
            <text:p>247192</text:p>
          </table:table-cell>
          <table:table-cell office:value-type="float" office:value="281442" calcext:value-type="float">
            <text:p>281442</text:p>
          </table:table-cell>
          <table:table-cell office:value-type="float" office:value="580235" calcext:value-type="float">
            <text:p>580235</text:p>
          </table:table-cell>
          <table:table-cell office:value-type="float" office:value="892073" calcext:value-type="float">
            <text:p>892073</text:p>
          </table:table-cell>
          <table:table-cell office:value-type="float" office:value="1219046" calcext:value-type="float">
            <text:p>1219046</text:p>
          </table:table-cell>
          <table:table-cell office:value-type="float" office:value="1558215" calcext:value-type="float">
            <text:p>1558215</text:p>
          </table:table-cell>
          <table:table-cell office:value-type="float" office:value="1918403" calcext:value-type="float">
            <text:p>1918403</text:p>
          </table:table-cell>
          <table:table-cell office:value-type="float" office:value="2303238" calcext:value-type="float">
            <text:p>2303238</text:p>
          </table:table-cell>
          <table:table-cell office:value-type="float" office:value="2713595" calcext:value-type="float">
            <text:p>2713595</text:p>
          </table:table-cell>
          <table:table-cell office:value-type="float" office:value="3157095" calcext:value-type="float">
            <text:p>3157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247192" calcext:value-type="float">
            <text:p>247192</text:p>
          </table:table-cell>
          <table:table-cell office:value-type="float" office:value="339011" calcext:value-type="float">
            <text:p>339011</text:p>
          </table:table-cell>
          <table:table-cell office:value-type="float" office:value="701862" calcext:value-type="float">
            <text:p>701862</text:p>
          </table:table-cell>
          <table:table-cell office:value-type="float" office:value="1087679" calcext:value-type="float">
            <text:p>1087679</text:p>
          </table:table-cell>
          <table:table-cell office:value-type="float" office:value="1495517" calcext:value-type="float">
            <text:p>1495517</text:p>
          </table:table-cell>
          <table:table-cell office:value-type="float" office:value="1931371" calcext:value-type="float">
            <text:p>1931371</text:p>
          </table:table-cell>
          <table:table-cell office:value-type="float" office:value="2403179" calcext:value-type="float">
            <text:p>2403179</text:p>
          </table:table-cell>
          <table:table-cell office:value-type="float" office:value="2920914" calcext:value-type="float">
            <text:p>2920914</text:p>
          </table:table-cell>
          <table:table-cell office:value-type="float" office:value="3508666" calcext:value-type="float">
            <text:p>3508666</text:p>
          </table:table-cell>
          <table:table-cell office:value-type="float" office:value="3583446" calcext:value-type="float">
            <text:p>35834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4360" calcext:value-type="float">
            <text:p>4360</text:p>
          </table:table-cell>
          <table:table-cell office:value-type="float" office:value="3170" calcext:value-type="float">
            <text:p>3170</text:p>
          </table:table-cell>
          <table:table-cell office:value-type="float" office:value="6326" calcext:value-type="float">
            <text:p>6326</text:p>
          </table:table-cell>
          <table:table-cell office:value-type="float" office:value="9456" calcext:value-type="float">
            <text:p>9456</text:p>
          </table:table-cell>
          <table:table-cell office:value-type="float" office:value="12521" calcext:value-type="float">
            <text:p>12521</text:p>
          </table:table-cell>
          <table:table-cell office:value-type="float" office:value="16063" calcext:value-type="float">
            <text:p>16063</text:p>
          </table:table-cell>
          <table:table-cell office:value-type="float" office:value="20139" calcext:value-type="float">
            <text:p>20139</text:p>
          </table:table-cell>
          <table:table-cell office:value-type="float" office:value="24735" calcext:value-type="float">
            <text:p>24735</text:p>
          </table:table-cell>
          <table:table-cell office:value-type="float" office:value="29660" calcext:value-type="float">
            <text:p>29660</text:p>
          </table:table-cell>
          <table:table-cell office:value-type="float" office:value="35051" calcext:value-type="float">
            <text:p>35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4360" calcext:value-type="float">
            <text:p>4360</text:p>
          </table:table-cell>
          <table:table-cell office:value-type="float" office:value="4294" calcext:value-type="float">
            <text:p>4294</text:p>
          </table:table-cell>
          <table:table-cell office:value-type="float" office:value="8599" calcext:value-type="float">
            <text:p>8599</text:p>
          </table:table-cell>
          <table:table-cell office:value-type="float" office:value="13341" calcext:value-type="float">
            <text:p>13341</text:p>
          </table:table-cell>
          <table:table-cell office:value-type="float" office:value="20026" calcext:value-type="float">
            <text:p>20026</text:p>
          </table:table-cell>
          <table:table-cell office:value-type="float" office:value="28133" calcext:value-type="float">
            <text:p>28133</text:p>
          </table:table-cell>
          <table:table-cell table:number-columns-repeated="4" office:value-type="float" office:value="35051" calcext:value-type="float">
            <text:p>35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4360" calcext:value-type="float">
            <text:p>4360</text:p>
          </table:table-cell>
          <table:table-cell office:value-type="float" office:value="5446" calcext:value-type="float">
            <text:p>5446</text:p>
          </table:table-cell>
          <table:table-cell office:value-type="float" office:value="11207" calcext:value-type="float">
            <text:p>11207</text:p>
          </table:table-cell>
          <table:table-cell office:value-type="float" office:value="20079" calcext:value-type="float">
            <text:p>20079</text:p>
          </table:table-cell>
          <table:table-cell office:value-type="float" office:value="33044" calcext:value-type="float">
            <text:p>33044</text:p>
          </table:table-cell>
          <table:table-cell table:number-columns-repeated="5" office:value-type="float" office:value="35051" calcext:value-type="float">
            <text:p>35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24046" calcext:value-type="float">
            <text:p>24046</text:p>
          </table:table-cell>
          <table:table-cell office:value-type="float" office:value="13643" calcext:value-type="float">
            <text:p>13643</text:p>
          </table:table-cell>
          <table:table-cell office:value-type="float" office:value="28051" calcext:value-type="float">
            <text:p>28051</text:p>
          </table:table-cell>
          <table:table-cell office:value-type="float" office:value="43441" calcext:value-type="float">
            <text:p>43441</text:p>
          </table:table-cell>
          <table:table-cell office:value-type="float" office:value="59870" calcext:value-type="float">
            <text:p>59870</text:p>
          </table:table-cell>
          <table:table-cell office:value-type="float" office:value="78586" calcext:value-type="float">
            <text:p>78586</text:p>
          </table:table-cell>
          <table:table-cell table:number-columns-repeated="4" office:value-type="float" office:value="92244" calcext:value-type="float">
            <text:p>9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24046" calcext:value-type="float">
            <text:p>24046</text:p>
          </table:table-cell>
          <table:table-cell office:value-type="float" office:value="27302" calcext:value-type="float">
            <text:p>27302</text:p>
          </table:table-cell>
          <table:table-cell office:value-type="float" office:value="58150" calcext:value-type="float">
            <text:p>58150</text:p>
          </table:table-cell>
          <table:table-cell table:number-columns-repeated="7" office:value-type="float" office:value="92244" calcext:value-type="float">
            <text:p>9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24046" calcext:value-type="float">
            <text:p>24046</text:p>
          </table:table-cell>
          <table:table-cell office:value-type="float" office:value="41846" calcext:value-type="float">
            <text:p>41846</text:p>
          </table:table-cell>
          <table:table-cell table:number-columns-repeated="8" office:value-type="float" office:value="92244" calcext:value-type="float">
            <text:p>9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416679" calcext:value-type="float">
            <text:p>416679</text:p>
          </table:table-cell>
          <table:table-cell office:value-type="float" office:value="440445" calcext:value-type="float">
            <text:p>440445</text:p>
          </table:table-cell>
          <table:table-cell office:value-type="float" office:value="878086" calcext:value-type="float">
            <text:p>878086</text:p>
          </table:table-cell>
          <table:table-cell office:value-type="float" office:value="1321925" calcext:value-type="float">
            <text:p>1321925</text:p>
          </table:table-cell>
          <table:table-cell office:value-type="float" office:value="1772718" calcext:value-type="float">
            <text:p>1772718</text:p>
          </table:table-cell>
          <table:table-cell office:value-type="float" office:value="2241511" calcext:value-type="float">
            <text:p>2241511</text:p>
          </table:table-cell>
          <table:table-cell office:value-type="float" office:value="2724379" calcext:value-type="float">
            <text:p>2724379</text:p>
          </table:table-cell>
          <table:table-cell office:value-type="float" office:value="3211689" calcext:value-type="float">
            <text:p>3211689</text:p>
          </table:table-cell>
          <table:table-cell office:value-type="float" office:value="3703493" calcext:value-type="float">
            <text:p>3703493</text:p>
          </table:table-cell>
          <table:table-cell office:value-type="float" office:value="4206320" calcext:value-type="float">
            <text:p>42063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416679" calcext:value-type="float">
            <text:p>416679</text:p>
          </table:table-cell>
          <table:table-cell office:value-type="float" office:value="535997" calcext:value-type="float">
            <text:p>535997</text:p>
          </table:table-cell>
          <table:table-cell office:value-type="float" office:value="1071058" calcext:value-type="float">
            <text:p>1071058</text:p>
          </table:table-cell>
          <table:table-cell office:value-type="float" office:value="1616449" calcext:value-type="float">
            <text:p>1616449</text:p>
          </table:table-cell>
          <table:table-cell office:value-type="float" office:value="2187322" calcext:value-type="float">
            <text:p>2187322</text:p>
          </table:table-cell>
          <table:table-cell office:value-type="float" office:value="2781677" calcext:value-type="float">
            <text:p>2781677</text:p>
          </table:table-cell>
          <table:table-cell office:value-type="float" office:value="3387051" calcext:value-type="float">
            <text:p>3387051</text:p>
          </table:table-cell>
          <table:table-cell office:value-type="float" office:value="4003946" calcext:value-type="float">
            <text:p>4003946</text:p>
          </table:table-cell>
          <table:table-cell office:value-type="float" office:value="4636768" calcext:value-type="float">
            <text:p>4636768</text:p>
          </table:table-cell>
          <table:table-cell office:value-type="float" office:value="5292190" calcext:value-type="float">
            <text:p>52921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416679" calcext:value-type="float">
            <text:p>416679</text:p>
          </table:table-cell>
          <table:table-cell office:value-type="float" office:value="631377" calcext:value-type="float">
            <text:p>631377</text:p>
          </table:table-cell>
          <table:table-cell office:value-type="float" office:value="1265988" calcext:value-type="float">
            <text:p>1265988</text:p>
          </table:table-cell>
          <table:table-cell office:value-type="float" office:value="1924854" calcext:value-type="float">
            <text:p>1924854</text:p>
          </table:table-cell>
          <table:table-cell office:value-type="float" office:value="2626029" calcext:value-type="float">
            <text:p>2626029</text:p>
          </table:table-cell>
          <table:table-cell office:value-type="float" office:value="3346753" calcext:value-type="float">
            <text:p>3346753</text:p>
          </table:table-cell>
          <table:table-cell office:value-type="float" office:value="4083042" calcext:value-type="float">
            <text:p>4083042</text:p>
          </table:table-cell>
          <table:table-cell office:value-type="float" office:value="4849996" calcext:value-type="float">
            <text:p>4849996</text:p>
          </table:table-cell>
          <table:table-cell office:value-type="float" office:value="5687180" calcext:value-type="float">
            <text:p>5687180</text:p>
          </table:table-cell>
          <table:table-cell office:value-type="float" office:value="6684779" calcext:value-type="float">
            <text:p>66847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float" office:value="465" calcext:value-type="float">
            <text:p>465</text:p>
          </table:table-cell>
          <table:table-cell office:value-type="float" office:value="1102" calcext:value-type="float">
            <text:p>1102</text:p>
          </table:table-cell>
          <table:table-cell table:number-columns-repeated="3"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  <table:table-cell office:value-type="float" office:value="646" calcext:value-type="float">
            <text:p>646</text:p>
          </table:table-cell>
          <table:table-cell table:number-columns-repeated="6"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  <table:table-cell office:value-type="float" office:value="552" calcext:value-type="float">
            <text:p>552</text:p>
          </table:table-cell>
          <table:table-cell table:number-columns-repeated="7"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13093" calcext:value-type="float">
            <text:p>13093</text:p>
          </table:table-cell>
          <table:table-cell office:value-type="float" office:value="9348" calcext:value-type="float">
            <text:p>9348</text:p>
          </table:table-cell>
          <table:table-cell office:value-type="float" office:value="17986" calcext:value-type="float">
            <text:p>17986</text:p>
          </table:table-cell>
          <table:table-cell office:value-type="float" office:value="26544" calcext:value-type="float">
            <text:p>26544</text:p>
          </table:table-cell>
          <table:table-cell office:value-type="float" office:value="35150" calcext:value-type="float">
            <text:p>35150</text:p>
          </table:table-cell>
          <table:table-cell office:value-type="float" office:value="44422" calcext:value-type="float">
            <text:p>44422</text:p>
          </table:table-cell>
          <table:table-cell office:value-type="float" office:value="54465" calcext:value-type="float">
            <text:p>54465</text:p>
          </table:table-cell>
          <table:table-cell office:value-type="float" office:value="65285" calcext:value-type="float">
            <text:p>65285</text:p>
          </table:table-cell>
          <table:table-cell office:value-type="float" office:value="76506" calcext:value-type="float">
            <text:p>76506</text:p>
          </table:table-cell>
          <table:table-cell office:value-type="float" office:value="89304" calcext:value-type="float">
            <text:p>893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13093" calcext:value-type="float">
            <text:p>13093</text:p>
          </table:table-cell>
          <table:table-cell office:value-type="float" office:value="14166" calcext:value-type="float">
            <text:p>14166</text:p>
          </table:table-cell>
          <table:table-cell office:value-type="float" office:value="27483" calcext:value-type="float">
            <text:p>27483</text:p>
          </table:table-cell>
          <table:table-cell office:value-type="float" office:value="41657" calcext:value-type="float">
            <text:p>41657</text:p>
          </table:table-cell>
          <table:table-cell office:value-type="float" office:value="58610" calcext:value-type="float">
            <text:p>58610</text:p>
          </table:table-cell>
          <table:table-cell office:value-type="float" office:value="77647" calcext:value-type="float">
            <text:p>77647</text:p>
          </table:table-cell>
          <table:table-cell office:value-type="float" office:value="100392" calcext:value-type="float">
            <text:p>100392</text:p>
          </table:table-cell>
          <table:table-cell office:value-type="float" office:value="125173" calcext:value-type="float">
            <text:p>125173</text:p>
          </table:table-cell>
          <table:table-cell office:value-type="float" office:value="151484" calcext:value-type="float">
            <text:p>151484</text:p>
          </table:table-cell>
          <table:table-cell office:value-type="float" office:value="182884" calcext:value-type="float">
            <text:p>1828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13093" calcext:value-type="float">
            <text:p>13093</text:p>
          </table:table-cell>
          <table:table-cell office:value-type="float" office:value="18926" calcext:value-type="float">
            <text:p>18926</text:p>
          </table:table-cell>
          <table:table-cell office:value-type="float" office:value="37552" calcext:value-type="float">
            <text:p>37552</text:p>
          </table:table-cell>
          <table:table-cell office:value-type="float" office:value="60842" calcext:value-type="float">
            <text:p>60842</text:p>
          </table:table-cell>
          <table:table-cell office:value-type="float" office:value="89716" calcext:value-type="float">
            <text:p>89716</text:p>
          </table:table-cell>
          <table:table-cell office:value-type="float" office:value="124003" calcext:value-type="float">
            <text:p>124003</text:p>
          </table:table-cell>
          <table:table-cell office:value-type="float" office:value="161625" calcext:value-type="float">
            <text:p>161625</text:p>
          </table:table-cell>
          <table:table-cell table:number-columns-repeated="3" office:value-type="float" office:value="182884" calcext:value-type="float">
            <text:p>1828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264" calcext:value-type="float">
            <text:p>264</text:p>
          </table:table-cell>
          <table:table-cell office:value-type="float" office:value="147" calcext:value-type="float">
            <text:p>147</text:p>
          </table:table-cell>
          <table:table-cell office:value-type="float" office:value="285" calcext:value-type="float">
            <text:p>285</text:p>
          </table:table-cell>
          <table:table-cell office:value-type="float" office:value="421" calcext:value-type="float">
            <text:p>421</text:p>
          </table:table-cell>
          <table:table-cell office:value-type="float" office:value="559" calcext:value-type="float">
            <text:p>559</text:p>
          </table:table-cell>
          <table:table-cell office:value-type="float" office:value="967" calcext:value-type="float">
            <text:p>967</text:p>
          </table:table-cell>
          <table:table-cell office:value-type="float" office:value="1707" calcext:value-type="float">
            <text:p>1707</text:p>
          </table:table-cell>
          <table:table-cell office:value-type="float" office:value="2832" calcext:value-type="float">
            <text:p>2832</text:p>
          </table:table-cell>
          <table:table-cell table:number-columns-repeated="2"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604" calcext:value-type="float">
            <text:p>604</text:p>
          </table:table-cell>
          <table:table-cell office:value-type="float" office:value="1262" calcext:value-type="float">
            <text:p>1262</text:p>
          </table:table-cell>
          <table:table-cell office:value-type="float" office:value="3334" calcext:value-type="float">
            <text:p>3334</text:p>
          </table:table-cell>
          <table:table-cell table:number-columns-repeated="5"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264" calcext:value-type="float">
            <text:p>264</text:p>
          </table:table-cell>
          <table:table-cell office:value-type="float" office:value="467" calcext:value-type="float">
            <text:p>467</text:p>
          </table:table-cell>
          <table:table-cell office:value-type="float" office:value="1168" calcext:value-type="float">
            <text:p>1168</text:p>
          </table:table-cell>
          <table:table-cell table:number-columns-repeated="7" office:value-type="float" office:value="3970" calcext:value-type="float">
            <text:p>39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590" calcext:value-type="float">
            <text:p>590</text:p>
          </table:table-cell>
          <table:table-cell office:value-type="float" office:value="217" calcext:value-type="float">
            <text:p>217</text:p>
          </table:table-cell>
          <table:table-cell office:value-type="float" office:value="487" calcext:value-type="float">
            <text:p>487</text:p>
          </table:table-cell>
          <table:table-cell office:value-type="float" office:value="741" calcext:value-type="float">
            <text:p>741</text:p>
          </table:table-cell>
          <table:table-cell office:value-type="float" office:value="994" calcext:value-type="float">
            <text:p>994</text:p>
          </table:table-cell>
          <table:table-cell office:value-type="float" office:value="1514" calcext:value-type="float">
            <text:p>1514</text:p>
          </table:table-cell>
          <table:table-cell table:number-columns-repeated="4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590" calcext:value-type="float">
            <text:p>590</text:p>
          </table:table-cell>
          <table:table-cell office:value-type="float" office:value="571" calcext:value-type="float">
            <text:p>571</text:p>
          </table:table-cell>
          <table:table-cell office:value-type="float" office:value="1162" calcext:value-type="float">
            <text:p>1162</text:p>
          </table:table-cell>
          <table:table-cell table:number-columns-repeated="7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590" calcext:value-type="float">
            <text:p>590</text:p>
          </table:table-cell>
          <table:table-cell office:value-type="float" office:value="904" calcext:value-type="float">
            <text:p>904</text:p>
          </table:table-cell>
          <table:table-cell table:number-columns-repeated="8" office:value-type="float" office:value="1631" calcext:value-type="float">
            <text:p>16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3321" calcext:value-type="float">
            <text:p>3321</text:p>
          </table:table-cell>
          <table:table-cell office:value-type="float" office:value="911" calcext:value-type="float">
            <text:p>911</text:p>
          </table:table-cell>
          <table:table-cell office:value-type="float" office:value="1889" calcext:value-type="float">
            <text:p>1889</text:p>
          </table:table-cell>
          <table:table-cell office:value-type="float" office:value="2844" calcext:value-type="float">
            <text:p>2844</text:p>
          </table:table-cell>
          <table:table-cell office:value-type="float" office:value="3806" calcext:value-type="float">
            <text:p>3806</text:p>
          </table:table-cell>
          <table:table-cell office:value-type="float" office:value="5504" calcext:value-type="float">
            <text:p>5504</text:p>
          </table:table-cell>
          <table:table-cell office:value-type="float" office:value="7982" calcext:value-type="float">
            <text:p>7982</text:p>
          </table:table-cell>
          <table:table-cell office:value-type="float" office:value="11264" calcext:value-type="float">
            <text:p>11264</text:p>
          </table:table-cell>
          <table:table-cell office:value-type="float" office:value="14957" calcext:value-type="float">
            <text:p>14957</text:p>
          </table:table-cell>
          <table:table-cell office:value-type="float" office:value="20617" calcext:value-type="float">
            <text:p>206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3321" calcext:value-type="float">
            <text:p>3321</text:p>
          </table:table-cell>
          <table:table-cell office:value-type="float" office:value="3455" calcext:value-type="float">
            <text:p>3455</text:p>
          </table:table-cell>
          <table:table-cell office:value-type="float" office:value="6987" calcext:value-type="float">
            <text:p>6987</text:p>
          </table:table-cell>
          <table:table-cell office:value-type="float" office:value="11558" calcext:value-type="float">
            <text:p>11558</text:p>
          </table:table-cell>
          <table:table-cell office:value-type="float" office:value="19748" calcext:value-type="float">
            <text:p>19748</text:p>
          </table:table-cell>
          <table:table-cell office:value-type="float" office:value="30866" calcext:value-type="float">
            <text:p>30866</text:p>
          </table:table-cell>
          <table:table-cell office:value-type="float" office:value="47673" calcext:value-type="float">
            <text:p>47673</text:p>
          </table:table-cell>
          <table:table-cell office:value-type="float" office:value="65842" calcext:value-type="float">
            <text:p>65842</text:p>
          </table:table-cell>
          <table:table-cell table:number-columns-repeated="2" office:value-type="float" office:value="73653" calcext:value-type="float">
            <text:p>736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3321" calcext:value-type="float">
            <text:p>3321</text:p>
          </table:table-cell>
          <table:table-cell office:value-type="float" office:value="6018" calcext:value-type="float">
            <text:p>6018</text:p>
          </table:table-cell>
          <table:table-cell office:value-type="float" office:value="12927" calcext:value-type="float">
            <text:p>12927</text:p>
          </table:table-cell>
          <table:table-cell office:value-type="float" office:value="26343" calcext:value-type="float">
            <text:p>26343</text:p>
          </table:table-cell>
          <table:table-cell office:value-type="float" office:value="48457" calcext:value-type="float">
            <text:p>48457</text:p>
          </table:table-cell>
          <table:table-cell table:number-columns-repeated="5" office:value-type="float" office:value="73653" calcext:value-type="float">
            <text:p>736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455" calcext:value-type="float">
            <text:p>455</text:p>
          </table:table-cell>
          <table:table-cell table:number-columns-repeated="6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347" calcext:value-type="float">
            <text:p>347</text:p>
          </table:table-cell>
          <table:table-cell table:number-columns-repeated="7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5995" calcext:value-type="float">
            <text:p>5995</text:p>
          </table:table-cell>
          <table:table-cell office:value-type="float" office:value="4446" calcext:value-type="float">
            <text:p>4446</text:p>
          </table:table-cell>
          <table:table-cell office:value-type="float" office:value="8921" calcext:value-type="float">
            <text:p>8921</text:p>
          </table:table-cell>
          <table:table-cell office:value-type="float" office:value="13408" calcext:value-type="float">
            <text:p>13408</text:p>
          </table:table-cell>
          <table:table-cell office:value-type="float" office:value="17916" calcext:value-type="float">
            <text:p>17916</text:p>
          </table:table-cell>
          <table:table-cell office:value-type="float" office:value="22927" calcext:value-type="float">
            <text:p>22927</text:p>
          </table:table-cell>
          <table:table-cell office:value-type="float" office:value="28522" calcext:value-type="float">
            <text:p>28522</text:p>
          </table:table-cell>
          <table:table-cell office:value-type="float" office:value="34705" calcext:value-type="float">
            <text:p>34705</text:p>
          </table:table-cell>
          <table:table-cell office:value-type="float" office:value="41212" calcext:value-type="float">
            <text:p>41212</text:p>
          </table:table-cell>
          <table:table-cell office:value-type="float" office:value="48917" calcext:value-type="float">
            <text:p>489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5995" calcext:value-type="float">
            <text:p>5995</text:p>
          </table:table-cell>
          <table:table-cell office:value-type="float" office:value="6649" calcext:value-type="float">
            <text:p>6649</text:p>
          </table:table-cell>
          <table:table-cell office:value-type="float" office:value="13313" calcext:value-type="float">
            <text:p>13313</text:p>
          </table:table-cell>
          <table:table-cell office:value-type="float" office:value="20586" calcext:value-type="float">
            <text:p>20586</text:p>
          </table:table-cell>
          <table:table-cell office:value-type="float" office:value="29906" calcext:value-type="float">
            <text:p>29906</text:p>
          </table:table-cell>
          <table:table-cell office:value-type="float" office:value="40810" calcext:value-type="float">
            <text:p>40810</text:p>
          </table:table-cell>
          <table:table-cell office:value-type="float" office:value="54549" calcext:value-type="float">
            <text:p>54549</text:p>
          </table:table-cell>
          <table:table-cell office:value-type="float" office:value="69960" calcext:value-type="float">
            <text:p>69960</text:p>
          </table:table-cell>
          <table:table-cell office:value-type="float" office:value="86708" calcext:value-type="float">
            <text:p>86708</text:p>
          </table:table-cell>
          <table:table-cell office:value-type="float" office:value="108763" calcext:value-type="float">
            <text:p>1087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5995" calcext:value-type="float">
            <text:p>5995</text:p>
          </table:table-cell>
          <table:table-cell office:value-type="float" office:value="8827" calcext:value-type="float">
            <text:p>8827</text:p>
          </table:table-cell>
          <table:table-cell office:value-type="float" office:value="18081" calcext:value-type="float">
            <text:p>18081</text:p>
          </table:table-cell>
          <table:table-cell office:value-type="float" office:value="30710" calcext:value-type="float">
            <text:p>30710</text:p>
          </table:table-cell>
          <table:table-cell office:value-type="float" office:value="47546" calcext:value-type="float">
            <text:p>47546</text:p>
          </table:table-cell>
          <table:table-cell office:value-type="float" office:value="68644" calcext:value-type="float">
            <text:p>68644</text:p>
          </table:table-cell>
          <table:table-cell office:value-type="float" office:value="92548" calcext:value-type="float">
            <text:p>92548</text:p>
          </table:table-cell>
          <table:table-cell table:number-columns-repeated="3" office:value-type="float" office:value="115420" calcext:value-type="float">
            <text:p>1154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52293" calcext:value-type="float">
            <text:p>152293</text:p>
          </table:table-cell>
          <table:table-cell office:value-type="float" office:value="159346" calcext:value-type="float">
            <text:p>159346</text:p>
          </table:table-cell>
          <table:table-cell office:value-type="float" office:value="309072" calcext:value-type="float">
            <text:p>309072</text:p>
          </table:table-cell>
          <table:table-cell office:value-type="float" office:value="460536" calcext:value-type="float">
            <text:p>460536</text:p>
          </table:table-cell>
          <table:table-cell office:value-type="float" office:value="617548" calcext:value-type="float">
            <text:p>617548</text:p>
          </table:table-cell>
          <table:table-cell office:value-type="float" office:value="779924" calcext:value-type="float">
            <text:p>779924</text:p>
          </table:table-cell>
          <table:table-cell office:value-type="float" office:value="949662" calcext:value-type="float">
            <text:p>949662</text:p>
          </table:table-cell>
          <table:table-cell office:value-type="float" office:value="1126702" calcext:value-type="float">
            <text:p>1126702</text:p>
          </table:table-cell>
          <table:table-cell office:value-type="float" office:value="1308473" calcext:value-type="float">
            <text:p>1308473</text:p>
          </table:table-cell>
          <table:table-cell office:value-type="float" office:value="1494356" calcext:value-type="float">
            <text:p>14943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52293" calcext:value-type="float">
            <text:p>152293</text:p>
          </table:table-cell>
          <table:table-cell office:value-type="float" office:value="188418" calcext:value-type="float">
            <text:p>188418</text:p>
          </table:table-cell>
          <table:table-cell office:value-type="float" office:value="366527" calcext:value-type="float">
            <text:p>366527</text:p>
          </table:table-cell>
          <table:table-cell office:value-type="float" office:value="552220" calcext:value-type="float">
            <text:p>552220</text:p>
          </table:table-cell>
          <table:table-cell office:value-type="float" office:value="749292" calcext:value-type="float">
            <text:p>749292</text:p>
          </table:table-cell>
          <table:table-cell office:value-type="float" office:value="957947" calcext:value-type="float">
            <text:p>957947</text:p>
          </table:table-cell>
          <table:table-cell office:value-type="float" office:value="1182271" calcext:value-type="float">
            <text:p>1182271</text:p>
          </table:table-cell>
          <table:table-cell office:value-type="float" office:value="1414563" calcext:value-type="float">
            <text:p>1414563</text:p>
          </table:table-cell>
          <table:table-cell office:value-type="float" office:value="1648580" calcext:value-type="float">
            <text:p>1648580</text:p>
          </table:table-cell>
          <table:table-cell office:value-type="float" office:value="1807845" calcext:value-type="float">
            <text:p>18078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52293" calcext:value-type="float">
            <text:p>152293</text:p>
          </table:table-cell>
          <table:table-cell office:value-type="float" office:value="217299" calcext:value-type="float">
            <text:p>217299</text:p>
          </table:table-cell>
          <table:table-cell office:value-type="float" office:value="425874" calcext:value-type="float">
            <text:p>425874</text:p>
          </table:table-cell>
          <table:table-cell office:value-type="float" office:value="652504" calcext:value-type="float">
            <text:p>652504</text:p>
          </table:table-cell>
          <table:table-cell office:value-type="float" office:value="898040" calcext:value-type="float">
            <text:p>898040</text:p>
          </table:table-cell>
          <table:table-cell office:value-type="float" office:value="1165638" calcext:value-type="float">
            <text:p>1165638</text:p>
          </table:table-cell>
          <table:table-cell office:value-type="float" office:value="1444837" calcext:value-type="float">
            <text:p>1444837</text:p>
          </table:table-cell>
          <table:table-cell office:value-type="float" office:value="1733985" calcext:value-type="float">
            <text:p>1733985</text:p>
          </table:table-cell>
          <table:table-cell table:number-columns-repeated="2" office:value-type="float" office:value="1807845" calcext:value-type="float">
            <text:p>18078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68476" calcext:value-type="float">
            <text:p>68476</text:p>
          </table:table-cell>
          <table:table-cell office:value-type="float" office:value="26185" calcext:value-type="float">
            <text:p>26185</text:p>
          </table:table-cell>
          <table:table-cell office:value-type="float" office:value="52334" calcext:value-type="float">
            <text:p>52334</text:p>
          </table:table-cell>
          <table:table-cell office:value-type="float" office:value="77880" calcext:value-type="float">
            <text:p>77880</text:p>
          </table:table-cell>
          <table:table-cell office:value-type="float" office:value="103027" calcext:value-type="float">
            <text:p>103027</text:p>
          </table:table-cell>
          <table:table-cell office:value-type="float" office:value="129267" calcext:value-type="float">
            <text:p>129267</text:p>
          </table:table-cell>
          <table:table-cell office:value-type="float" office:value="156938" calcext:value-type="float">
            <text:p>156938</text:p>
          </table:table-cell>
          <table:table-cell office:value-type="float" office:value="185919" calcext:value-type="float">
            <text:p>185919</text:p>
          </table:table-cell>
          <table:table-cell office:value-type="float" office:value="215523" calcext:value-type="float">
            <text:p>215523</text:p>
          </table:table-cell>
          <table:table-cell office:value-type="float" office:value="247584" calcext:value-type="float">
            <text:p>2475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68476" calcext:value-type="float">
            <text:p>68476</text:p>
          </table:table-cell>
          <table:table-cell office:value-type="float" office:value="79943" calcext:value-type="float">
            <text:p>79943</text:p>
          </table:table-cell>
          <table:table-cell office:value-type="float" office:value="157889" calcext:value-type="float">
            <text:p>157889</text:p>
          </table:table-cell>
          <table:table-cell office:value-type="float" office:value="239051" calcext:value-type="float">
            <text:p>239051</text:p>
          </table:table-cell>
          <table:table-cell office:value-type="float" office:value="323817" calcext:value-type="float">
            <text:p>323817</text:p>
          </table:table-cell>
          <table:table-cell office:value-type="float" office:value="409875" calcext:value-type="float">
            <text:p>409875</text:p>
          </table:table-cell>
          <table:table-cell office:value-type="float" office:value="498378" calcext:value-type="float">
            <text:p>498378</text:p>
          </table:table-cell>
          <table:table-cell office:value-type="float" office:value="587760" calcext:value-type="float">
            <text:p>587760</text:p>
          </table:table-cell>
          <table:table-cell office:value-type="float" office:value="682608" calcext:value-type="float">
            <text:p>682608</text:p>
          </table:table-cell>
          <table:table-cell office:value-type="float" office:value="790441" calcext:value-type="float">
            <text:p>7904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68476" calcext:value-type="float">
            <text:p>68476</text:p>
          </table:table-cell>
          <table:table-cell office:value-type="float" office:value="132382" calcext:value-type="float">
            <text:p>132382</text:p>
          </table:table-cell>
          <table:table-cell office:value-type="float" office:value="266676" calcext:value-type="float">
            <text:p>266676</text:p>
          </table:table-cell>
          <table:table-cell office:value-type="float" office:value="405754" calcext:value-type="float">
            <text:p>405754</text:p>
          </table:table-cell>
          <table:table-cell office:value-type="float" office:value="546792" calcext:value-type="float">
            <text:p>546792</text:p>
          </table:table-cell>
          <table:table-cell office:value-type="float" office:value="698661" calcext:value-type="float">
            <text:p>698661</text:p>
          </table:table-cell>
          <table:table-cell office:value-type="float" office:value="862873" calcext:value-type="float">
            <text:p>862873</text:p>
          </table:table-cell>
          <table:table-cell office:value-type="float" office:value="1040539" calcext:value-type="float">
            <text:p>1040539</text:p>
          </table:table-cell>
          <table:table-cell office:value-type="float" office:value="1269083" calcext:value-type="float">
            <text:p>1269083</text:p>
          </table:table-cell>
          <table:table-cell office:value-type="float" office:value="1636765" calcext:value-type="float">
            <text:p>16367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8094" calcext:value-type="float">
            <text:p>8094</text:p>
          </table:table-cell>
          <table:table-cell office:value-type="float" office:value="6498" calcext:value-type="float">
            <text:p>6498</text:p>
          </table:table-cell>
          <table:table-cell office:value-type="float" office:value="12920" calcext:value-type="float">
            <text:p>12920</text:p>
          </table:table-cell>
          <table:table-cell office:value-type="float" office:value="19361" calcext:value-type="float">
            <text:p>19361</text:p>
          </table:table-cell>
          <table:table-cell office:value-type="float" office:value="25802" calcext:value-type="float">
            <text:p>25802</text:p>
          </table:table-cell>
          <table:table-cell office:value-type="float" office:value="32811" calcext:value-type="float">
            <text:p>32811</text:p>
          </table:table-cell>
          <table:table-cell office:value-type="float" office:value="40445" calcext:value-type="float">
            <text:p>40445</text:p>
          </table:table-cell>
          <table:table-cell office:value-type="float" office:value="48684" calcext:value-type="float">
            <text:p>48684</text:p>
          </table:table-cell>
          <table:table-cell office:value-type="float" office:value="57181" calcext:value-type="float">
            <text:p>57181</text:p>
          </table:table-cell>
          <table:table-cell office:value-type="float" office:value="67006" calcext:value-type="float">
            <text:p>670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8094" calcext:value-type="float">
            <text:p>8094</text:p>
          </table:table-cell>
          <table:table-cell office:value-type="float" office:value="8580" calcext:value-type="float">
            <text:p>8580</text:p>
          </table:table-cell>
          <table:table-cell office:value-type="float" office:value="17094" calcext:value-type="float">
            <text:p>17094</text:p>
          </table:table-cell>
          <table:table-cell office:value-type="float" office:value="26336" calcext:value-type="float">
            <text:p>26336</text:p>
          </table:table-cell>
          <table:table-cell office:value-type="float" office:value="37932" calcext:value-type="float">
            <text:p>37932</text:p>
          </table:table-cell>
          <table:table-cell office:value-type="float" office:value="51094" calcext:value-type="float">
            <text:p>51094</text:p>
          </table:table-cell>
          <table:table-cell office:value-type="float" office:value="67251" calcext:value-type="float">
            <text:p>67251</text:p>
          </table:table-cell>
          <table:table-cell office:value-type="float" office:value="84883" calcext:value-type="float">
            <text:p>84883</text:p>
          </table:table-cell>
          <table:table-cell office:value-type="float" office:value="103633" calcext:value-type="float">
            <text:p>103633</text:p>
          </table:table-cell>
          <table:table-cell office:value-type="float" office:value="127765" calcext:value-type="float">
            <text:p>1277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8094" calcext:value-type="float">
            <text:p>8094</text:p>
          </table:table-cell>
          <table:table-cell office:value-type="float" office:value="10659" calcext:value-type="float">
            <text:p>10659</text:p>
          </table:table-cell>
          <table:table-cell office:value-type="float" office:value="21753" calcext:value-type="float">
            <text:p>21753</text:p>
          </table:table-cell>
          <table:table-cell office:value-type="float" office:value="36814" calcext:value-type="float">
            <text:p>36814</text:p>
          </table:table-cell>
          <table:table-cell office:value-type="float" office:value="56280" calcext:value-type="float">
            <text:p>56280</text:p>
          </table:table-cell>
          <table:table-cell office:value-type="float" office:value="79841" calcext:value-type="float">
            <text:p>79841</text:p>
          </table:table-cell>
          <table:table-cell office:value-type="float" office:value="105720" calcext:value-type="float">
            <text:p>105720</text:p>
          </table:table-cell>
          <table:table-cell office:value-type="float" office:value="137369" calcext:value-type="float">
            <text:p>137369</text:p>
          </table:table-cell>
          <table:table-cell table:number-columns-repeated="2" office:value-type="float" office:value="161043" calcext:value-type="float">
            <text:p>1610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9435" calcext:value-type="float">
            <text:p>9435</text:p>
          </table:table-cell>
          <table:table-cell office:value-type="float" office:value="4904" calcext:value-type="float">
            <text:p>4904</text:p>
          </table:table-cell>
          <table:table-cell office:value-type="float" office:value="10198" calcext:value-type="float">
            <text:p>10198</text:p>
          </table:table-cell>
          <table:table-cell office:value-type="float" office:value="16001" calcext:value-type="float">
            <text:p>16001</text:p>
          </table:table-cell>
          <table:table-cell office:value-type="float" office:value="21928" calcext:value-type="float">
            <text:p>21928</text:p>
          </table:table-cell>
          <table:table-cell office:value-type="float" office:value="28579" calcext:value-type="float">
            <text:p>28579</text:p>
          </table:table-cell>
          <table:table-cell office:value-type="float" office:value="36144" calcext:value-type="float">
            <text:p>36144</text:p>
          </table:table-cell>
          <table:table-cell office:value-type="float" office:value="44639" calcext:value-type="float">
            <text:p>44639</text:p>
          </table:table-cell>
          <table:table-cell office:value-type="float" office:value="53589" calcext:value-type="float">
            <text:p>53589</text:p>
          </table:table-cell>
          <table:table-cell office:value-type="float" office:value="64467" calcext:value-type="float">
            <text:p>644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9435" calcext:value-type="float">
            <text:p>9435</text:p>
          </table:table-cell>
          <table:table-cell office:value-type="float" office:value="9406" calcext:value-type="float">
            <text:p>9406</text:p>
          </table:table-cell>
          <table:table-cell office:value-type="float" office:value="20225" calcext:value-type="float">
            <text:p>20225</text:p>
          </table:table-cell>
          <table:table-cell office:value-type="float" office:value="32196" calcext:value-type="float">
            <text:p>32196</text:p>
          </table:table-cell>
          <table:table-cell office:value-type="float" office:value="47756" calcext:value-type="float">
            <text:p>47756</text:p>
          </table:table-cell>
          <table:table-cell office:value-type="float" office:value="65964" calcext:value-type="float">
            <text:p>65964</text:p>
          </table:table-cell>
          <table:table-cell office:value-type="float" office:value="89045" calcext:value-type="float">
            <text:p>89045</text:p>
          </table:table-cell>
          <table:table-cell office:value-type="float" office:value="114887" calcext:value-type="float">
            <text:p>114887</text:p>
          </table:table-cell>
          <table:table-cell office:value-type="float" office:value="142571" calcext:value-type="float">
            <text:p>142571</text:p>
          </table:table-cell>
          <table:table-cell office:value-type="float" office:value="178012" calcext:value-type="float">
            <text:p>1780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9435" calcext:value-type="float">
            <text:p>9435</text:p>
          </table:table-cell>
          <table:table-cell office:value-type="float" office:value="14300" calcext:value-type="float">
            <text:p>14300</text:p>
          </table:table-cell>
          <table:table-cell office:value-type="float" office:value="31026" calcext:value-type="float">
            <text:p>31026</text:p>
          </table:table-cell>
          <table:table-cell office:value-type="float" office:value="53867" calcext:value-type="float">
            <text:p>53867</text:p>
          </table:table-cell>
          <table:table-cell office:value-type="float" office:value="84099" calcext:value-type="float">
            <text:p>84099</text:p>
          </table:table-cell>
          <table:table-cell office:value-type="float" office:value="121725" calcext:value-type="float">
            <text:p>121725</text:p>
          </table:table-cell>
          <table:table-cell office:value-type="float" office:value="163209" calcext:value-type="float">
            <text:p>163209</text:p>
          </table:table-cell>
          <table:table-cell office:value-type="float" office:value="212329" calcext:value-type="float">
            <text:p>212329</text:p>
          </table:table-cell>
          <table:table-cell table:number-columns-repeated="2" office:value-type="float" office:value="257759" calcext:value-type="float">
            <text:p>2577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  <table:table-cell office:value-type="float" office:value="204" calcext:value-type="float">
            <text:p>204</text:p>
          </table:table-cell>
          <table:table-cell office:value-type="float" office:value="266" calcext:value-type="float">
            <text:p>266</text:p>
          </table:table-cell>
          <table:table-cell office:value-type="float" office:value="562" calcext:value-type="float">
            <text:p>562</text:p>
          </table:table-cell>
          <table:table-cell office:value-type="float" office:value="1178" calcext:value-type="float">
            <text:p>1178</text:p>
          </table:table-cell>
          <table:table-cell table:number-columns-repeated="3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174" calcext:value-type="float">
            <text:p>174</text:p>
          </table:table-cell>
          <table:table-cell office:value-type="float" office:value="198" calcext:value-type="float">
            <text:p>198</text:p>
          </table:table-cell>
          <table:table-cell office:value-type="float" office:value="377" calcext:value-type="float">
            <text:p>377</text:p>
          </table:table-cell>
          <table:table-cell office:value-type="float" office:value="886" calcext:value-type="float">
            <text:p>886</text:p>
          </table:table-cell>
          <table:table-cell table:number-columns-repeated="6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174" calcext:value-type="float">
            <text:p>174</text:p>
          </table:table-cell>
          <table:table-cell office:value-type="float" office:value="315" calcext:value-type="float">
            <text:p>315</text:p>
          </table:table-cell>
          <table:table-cell office:value-type="float" office:value="841" calcext:value-type="float">
            <text:p>841</text:p>
          </table:table-cell>
          <table:table-cell table:number-columns-repeated="7"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24106" calcext:value-type="float">
            <text:p>24106</text:p>
          </table:table-cell>
          <table:table-cell office:value-type="float" office:value="13789" calcext:value-type="float">
            <text:p>13789</text:p>
          </table:table-cell>
          <table:table-cell office:value-type="float" office:value="27727" calcext:value-type="float">
            <text:p>27727</text:p>
          </table:table-cell>
          <table:table-cell office:value-type="float" office:value="42269" calcext:value-type="float">
            <text:p>42269</text:p>
          </table:table-cell>
          <table:table-cell office:value-type="float" office:value="58189" calcext:value-type="float">
            <text:p>58189</text:p>
          </table:table-cell>
          <table:table-cell table:number-columns-repeated="5" office:value-type="float" office:value="63510" calcext:value-type="float">
            <text:p>635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24106" calcext:value-type="float">
            <text:p>24106</text:p>
          </table:table-cell>
          <table:table-cell office:value-type="float" office:value="24193" calcext:value-type="float">
            <text:p>24193</text:p>
          </table:table-cell>
          <table:table-cell office:value-type="float" office:value="49936" calcext:value-type="float">
            <text:p>49936</text:p>
          </table:table-cell>
          <table:table-cell table:number-columns-repeated="7" office:value-type="float" office:value="63510" calcext:value-type="float">
            <text:p>635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24106" calcext:value-type="float">
            <text:p>24106</text:p>
          </table:table-cell>
          <table:table-cell office:value-type="float" office:value="34965" calcext:value-type="float">
            <text:p>34965</text:p>
          </table:table-cell>
          <table:table-cell table:number-columns-repeated="8" office:value-type="float" office:value="63510" calcext:value-type="float">
            <text:p>635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171784" calcext:value-type="float">
            <text:p>171784</text:p>
          </table:table-cell>
          <table:table-cell office:value-type="float" office:value="182318" calcext:value-type="float">
            <text:p>182318</text:p>
          </table:table-cell>
          <table:table-cell office:value-type="float" office:value="361404" calcext:value-type="float">
            <text:p>361404</text:p>
          </table:table-cell>
          <table:table-cell office:value-type="float" office:value="548156" calcext:value-type="float">
            <text:p>548156</text:p>
          </table:table-cell>
          <table:table-cell office:value-type="float" office:value="738911" calcext:value-type="float">
            <text:p>738911</text:p>
          </table:table-cell>
          <table:table-cell office:value-type="float" office:value="927324" calcext:value-type="float">
            <text:p>927324</text:p>
          </table:table-cell>
          <table:table-cell office:value-type="float" office:value="1118361" calcext:value-type="float">
            <text:p>1118361</text:p>
          </table:table-cell>
          <table:table-cell office:value-type="float" office:value="1317577" calcext:value-type="float">
            <text:p>1317577</text:p>
          </table:table-cell>
          <table:table-cell office:value-type="float" office:value="1529148" calcext:value-type="float">
            <text:p>1529148</text:p>
          </table:table-cell>
          <table:table-cell office:value-type="float" office:value="1752379" calcext:value-type="float">
            <text:p>1752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171784" calcext:value-type="float">
            <text:p>171784</text:p>
          </table:table-cell>
          <table:table-cell office:value-type="float" office:value="217536" calcext:value-type="float">
            <text:p>217536</text:p>
          </table:table-cell>
          <table:table-cell office:value-type="float" office:value="434390" calcext:value-type="float">
            <text:p>434390</text:p>
          </table:table-cell>
          <table:table-cell office:value-type="float" office:value="662209" calcext:value-type="float">
            <text:p>662209</text:p>
          </table:table-cell>
          <table:table-cell office:value-type="float" office:value="888778" calcext:value-type="float">
            <text:p>888778</text:p>
          </table:table-cell>
          <table:table-cell office:value-type="float" office:value="1117295" calcext:value-type="float">
            <text:p>1117295</text:p>
          </table:table-cell>
          <table:table-cell office:value-type="float" office:value="1357504" calcext:value-type="float">
            <text:p>1357504</text:p>
          </table:table-cell>
          <table:table-cell office:value-type="float" office:value="1615570" calcext:value-type="float">
            <text:p>1615570</text:p>
          </table:table-cell>
          <table:table-cell office:value-type="float" office:value="1888621" calcext:value-type="float">
            <text:p>1888621</text:p>
          </table:table-cell>
          <table:table-cell office:value-type="float" office:value="2174991" calcext:value-type="float">
            <text:p>21749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171784" calcext:value-type="float">
            <text:p>171784</text:p>
          </table:table-cell>
          <table:table-cell office:value-type="float" office:value="253042" calcext:value-type="float">
            <text:p>253042</text:p>
          </table:table-cell>
          <table:table-cell office:value-type="float" office:value="509268" calcext:value-type="float">
            <text:p>509268</text:p>
          </table:table-cell>
          <table:table-cell office:value-type="float" office:value="775445" calcext:value-type="float">
            <text:p>775445</text:p>
          </table:table-cell>
          <table:table-cell office:value-type="float" office:value="1039621" calcext:value-type="float">
            <text:p>1039621</text:p>
          </table:table-cell>
          <table:table-cell office:value-type="float" office:value="1315346" calcext:value-type="float">
            <text:p>1315346</text:p>
          </table:table-cell>
          <table:table-cell office:value-type="float" office:value="1614382" calcext:value-type="float">
            <text:p>1614382</text:p>
          </table:table-cell>
          <table:table-cell office:value-type="float" office:value="1933910" calcext:value-type="float">
            <text:p>1933910</text:p>
          </table:table-cell>
          <table:table-cell office:value-type="float" office:value="2271469" calcext:value-type="float">
            <text:p>2271469</text:p>
          </table:table-cell>
          <table:table-cell office:value-type="float" office:value="2624564" calcext:value-type="float">
            <text:p>26245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5625" calcext:value-type="float">
            <text:p>5625</text:p>
          </table:table-cell>
          <table:table-cell office:value-type="float" office:value="3183" calcext:value-type="float">
            <text:p>3183</text:p>
          </table:table-cell>
          <table:table-cell office:value-type="float" office:value="7340" calcext:value-type="float">
            <text:p>7340</text:p>
          </table:table-cell>
          <table:table-cell office:value-type="float" office:value="12138" calcext:value-type="float">
            <text:p>12138</text:p>
          </table:table-cell>
          <table:table-cell office:value-type="float" office:value="17507" calcext:value-type="float">
            <text:p>17507</text:p>
          </table:table-cell>
          <table:table-cell office:value-type="float" office:value="23335" calcext:value-type="float">
            <text:p>23335</text:p>
          </table:table-cell>
          <table:table-cell office:value-type="float" office:value="29506" calcext:value-type="float">
            <text:p>29506</text:p>
          </table:table-cell>
          <table:table-cell office:value-type="float" office:value="35975" calcext:value-type="float">
            <text:p>35975</text:p>
          </table:table-cell>
          <table:table-cell office:value-type="float" office:value="42743" calcext:value-type="float">
            <text:p>42743</text:p>
          </table:table-cell>
          <table:table-cell office:value-type="float" office:value="49808" calcext:value-type="float">
            <text:p>4980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5625" calcext:value-type="float">
            <text:p>5625</text:p>
          </table:table-cell>
          <table:table-cell office:value-type="float" office:value="5424" calcext:value-type="float">
            <text:p>5424</text:p>
          </table:table-cell>
          <table:table-cell office:value-type="float" office:value="12782" calcext:value-type="float">
            <text:p>12782</text:p>
          </table:table-cell>
          <table:table-cell office:value-type="float" office:value="21482" calcext:value-type="float">
            <text:p>21482</text:p>
          </table:table-cell>
          <table:table-cell office:value-type="float" office:value="31103" calcext:value-type="float">
            <text:p>31103</text:p>
          </table:table-cell>
          <table:table-cell office:value-type="float" office:value="41463" calcext:value-type="float">
            <text:p>41463</text:p>
          </table:table-cell>
          <table:table-cell office:value-type="float" office:value="52548" calcext:value-type="float">
            <text:p>52548</text:p>
          </table:table-cell>
          <table:table-cell office:value-type="float" office:value="64279" calcext:value-type="float">
            <text:p>64279</text:p>
          </table:table-cell>
          <table:table-cell office:value-type="float" office:value="76496" calcext:value-type="float">
            <text:p>76496</text:p>
          </table:table-cell>
          <table:table-cell office:value-type="float" office:value="89080" calcext:value-type="float">
            <text:p>890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5625" calcext:value-type="float">
            <text:p>5625</text:p>
          </table:table-cell>
          <table:table-cell office:value-type="float" office:value="7912" calcext:value-type="float">
            <text:p>7912</text:p>
          </table:table-cell>
          <table:table-cell office:value-type="float" office:value="18934" calcext:value-type="float">
            <text:p>18934</text:p>
          </table:table-cell>
          <table:table-cell office:value-type="float" office:value="31905" calcext:value-type="float">
            <text:p>31905</text:p>
          </table:table-cell>
          <table:table-cell office:value-type="float" office:value="46252" calcext:value-type="float">
            <text:p>46252</text:p>
          </table:table-cell>
          <table:table-cell office:value-type="float" office:value="61891" calcext:value-type="float">
            <text:p>61891</text:p>
          </table:table-cell>
          <table:table-cell office:value-type="float" office:value="78495" calcext:value-type="float">
            <text:p>78495</text:p>
          </table:table-cell>
          <table:table-cell office:value-type="float" office:value="95705" calcext:value-type="float">
            <text:p>95705</text:p>
          </table:table-cell>
          <table:table-cell office:value-type="float" office:value="113028" calcext:value-type="float">
            <text:p>113028</text:p>
          </table:table-cell>
          <table:table-cell office:value-type="float" office:value="125231" calcext:value-type="float">
            <text:p>1252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3092" calcext:value-type="float">
            <text:p>3092</text:p>
          </table:table-cell>
          <table:table-cell office:value-type="float" office:value="1177" calcext:value-type="float">
            <text:p>1177</text:p>
          </table:table-cell>
          <table:table-cell office:value-type="float" office:value="3025" calcext:value-type="float">
            <text:p>3025</text:p>
          </table:table-cell>
          <table:table-cell office:value-type="float" office:value="4942" calcext:value-type="float">
            <text:p>4942</text:p>
          </table:table-cell>
          <table:table-cell office:value-type="float" office:value="6991" calcext:value-type="float">
            <text:p>6991</text:p>
          </table:table-cell>
          <table:table-cell office:value-type="float" office:value="9132" calcext:value-type="float">
            <text:p>9132</text:p>
          </table:table-cell>
          <table:table-cell office:value-type="float" office:value="11314" calcext:value-type="float">
            <text:p>11314</text:p>
          </table:table-cell>
          <table:table-cell office:value-type="float" office:value="13537" calcext:value-type="float">
            <text:p>13537</text:p>
          </table:table-cell>
          <table:table-cell office:value-type="float" office:value="15824" calcext:value-type="float">
            <text:p>15824</text:p>
          </table:table-cell>
          <table:table-cell office:value-type="float" office:value="18202" calcext:value-type="float">
            <text:p>1820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3092" calcext:value-type="float">
            <text:p>3092</text:p>
          </table:table-cell>
          <table:table-cell office:value-type="float" office:value="2688" calcext:value-type="float">
            <text:p>2688</text:p>
          </table:table-cell>
          <table:table-cell office:value-type="float" office:value="6249" calcext:value-type="float">
            <text:p>6249</text:p>
          </table:table-cell>
          <table:table-cell office:value-type="float" office:value="10157" calcext:value-type="float">
            <text:p>10157</text:p>
          </table:table-cell>
          <table:table-cell office:value-type="float" office:value="14199" calcext:value-type="float">
            <text:p>14199</text:p>
          </table:table-cell>
          <table:table-cell office:value-type="float" office:value="18486" calcext:value-type="float">
            <text:p>18486</text:p>
          </table:table-cell>
          <table:table-cell office:value-type="float" office:value="23038" calcext:value-type="float">
            <text:p>23038</text:p>
          </table:table-cell>
          <table:table-cell office:value-type="float" office:value="27856" calcext:value-type="float">
            <text:p>27856</text:p>
          </table:table-cell>
          <table:table-cell office:value-type="float" office:value="32821" calcext:value-type="float">
            <text:p>32821</text:p>
          </table:table-cell>
          <table:table-cell office:value-type="float" office:value="33516" calcext:value-type="float">
            <text:p>335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3092" calcext:value-type="float">
            <text:p>3092</text:p>
          </table:table-cell>
          <table:table-cell office:value-type="float" office:value="4253" calcext:value-type="float">
            <text:p>4253</text:p>
          </table:table-cell>
          <table:table-cell office:value-type="float" office:value="9772" calcext:value-type="float">
            <text:p>9772</text:p>
          </table:table-cell>
          <table:table-cell office:value-type="float" office:value="15685" calcext:value-type="float">
            <text:p>15685</text:p>
          </table:table-cell>
          <table:table-cell office:value-type="float" office:value="22136" calcext:value-type="float">
            <text:p>22136</text:p>
          </table:table-cell>
          <table:table-cell office:value-type="float" office:value="29134" calcext:value-type="float">
            <text:p>29134</text:p>
          </table:table-cell>
          <table:table-cell table:number-columns-repeated="4" office:value-type="float" office:value="33516" calcext:value-type="float">
            <text:p>335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office:value-type="float" office:value="181" calcext:value-type="float">
            <text:p>181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225" calcext:value-type="float">
            <text:p>225</text:p>
          </table:table-cell>
          <table:table-cell office:value-type="float" office:value="313" calcext:value-type="float">
            <text:p>313</text:p>
          </table:table-cell>
          <table:table-cell office:value-type="float" office:value="402" calcext:value-type="float">
            <text:p>402</text:p>
          </table:table-cell>
          <table:table-cell office:value-type="float" office:value="492" calcext:value-type="float">
            <text:p>492</text:p>
          </table:table-cell>
          <table:table-cell office:value-type="float" office:value="582" calcext:value-type="float">
            <text:p>582</text:p>
          </table:table-cell>
          <table:table-cell office:value-type="float" office:value="675" calcext:value-type="float">
            <text:p>67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226" calcext:value-type="float">
            <text:p>226</text:p>
          </table:table-cell>
          <table:table-cell office:value-type="float" office:value="359" calcext:value-type="float">
            <text:p>359</text:p>
          </table:table-cell>
          <table:table-cell office:value-type="float" office:value="495" calcext:value-type="float">
            <text:p>495</text:p>
          </table:table-cell>
          <table:table-cell office:value-type="float" office:value="632" calcext:value-type="float">
            <text:p>632</text:p>
          </table:table-cell>
          <table:table-cell office:value-type="float" office:value="776" calcext:value-type="float">
            <text:p>776</text:p>
          </table:table-cell>
          <table:table-cell office:value-type="float" office:value="930" calcext:value-type="float">
            <text:p>930</text:p>
          </table:table-cell>
          <table:table-cell office:value-type="float" office:value="1091" calcext:value-type="float">
            <text:p>1091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6205" calcext:value-type="float">
            <text:p>6205</text:p>
          </table:table-cell>
          <table:table-cell office:value-type="float" office:value="3293" calcext:value-type="float">
            <text:p>3293</text:p>
          </table:table-cell>
          <table:table-cell office:value-type="float" office:value="7030" calcext:value-type="float">
            <text:p>7030</text:p>
          </table:table-cell>
          <table:table-cell office:value-type="float" office:value="11069" calcext:value-type="float">
            <text:p>11069</text:p>
          </table:table-cell>
          <table:table-cell office:value-type="float" office:value="15300" calcext:value-type="float">
            <text:p>15300</text:p>
          </table:table-cell>
          <table:table-cell office:value-type="float" office:value="19671" calcext:value-type="float">
            <text:p>19671</text:p>
          </table:table-cell>
          <table:table-cell office:value-type="float" office:value="24145" calcext:value-type="float">
            <text:p>24145</text:p>
          </table:table-cell>
          <table:table-cell office:value-type="float" office:value="28755" calcext:value-type="float">
            <text:p>28755</text:p>
          </table:table-cell>
          <table:table-cell office:value-type="float" office:value="33516" calcext:value-type="float">
            <text:p>33516</text:p>
          </table:table-cell>
          <table:table-cell office:value-type="float" office:value="38469" calcext:value-type="float">
            <text:p>384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6205" calcext:value-type="float">
            <text:p>6205</text:p>
          </table:table-cell>
          <table:table-cell office:value-type="float" office:value="6055" calcext:value-type="float">
            <text:p>6055</text:p>
          </table:table-cell>
          <table:table-cell office:value-type="float" office:value="13142" calcext:value-type="float">
            <text:p>13142</text:p>
          </table:table-cell>
          <table:table-cell office:value-type="float" office:value="20733" calcext:value-type="float">
            <text:p>20733</text:p>
          </table:table-cell>
          <table:table-cell office:value-type="float" office:value="28693" calcext:value-type="float">
            <text:p>28693</text:p>
          </table:table-cell>
          <table:table-cell office:value-type="float" office:value="37127" calcext:value-type="float">
            <text:p>37127</text:p>
          </table:table-cell>
          <table:table-cell office:value-type="float" office:value="46157" calcext:value-type="float">
            <text:p>46157</text:p>
          </table:table-cell>
          <table:table-cell office:value-type="float" office:value="55590" calcext:value-type="float">
            <text:p>55590</text:p>
          </table:table-cell>
          <table:table-cell table:number-columns-repeated="2" office:value-type="float" office:value="56949" calcext:value-type="float">
            <text:p>569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6205" calcext:value-type="float">
            <text:p>6205</text:p>
          </table:table-cell>
          <table:table-cell office:value-type="float" office:value="8975" calcext:value-type="float">
            <text:p>8975</text:p>
          </table:table-cell>
          <table:table-cell office:value-type="float" office:value="19611" calcext:value-type="float">
            <text:p>19611</text:p>
          </table:table-cell>
          <table:table-cell office:value-type="float" office:value="31021" calcext:value-type="float">
            <text:p>31021</text:p>
          </table:table-cell>
          <table:table-cell office:value-type="float" office:value="43491" calcext:value-type="float">
            <text:p>43491</text:p>
          </table:table-cell>
          <table:table-cell table:number-columns-repeated="5" office:value-type="float" office:value="56949" calcext:value-type="float">
            <text:p>569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30827" calcext:value-type="float">
            <text:p>30827</text:p>
          </table:table-cell>
          <table:table-cell office:value-type="float" office:value="15016" calcext:value-type="float">
            <text:p>15016</text:p>
          </table:table-cell>
          <table:table-cell office:value-type="float" office:value="33475" calcext:value-type="float">
            <text:p>33475</text:p>
          </table:table-cell>
          <table:table-cell office:value-type="float" office:value="54088" calcext:value-type="float">
            <text:p>54088</text:p>
          </table:table-cell>
          <table:table-cell office:value-type="float" office:value="76767" calcext:value-type="float">
            <text:p>76767</text:p>
          </table:table-cell>
          <table:table-cell office:value-type="float" office:value="100933" calcext:value-type="float">
            <text:p>100933</text:p>
          </table:table-cell>
          <table:table-cell office:value-type="float" office:value="126306" calcext:value-type="float">
            <text:p>126306</text:p>
          </table:table-cell>
          <table:table-cell office:value-type="float" office:value="153036" calcext:value-type="float">
            <text:p>153036</text:p>
          </table:table-cell>
          <table:table-cell office:value-type="float" office:value="181061" calcext:value-type="float">
            <text:p>181061</text:p>
          </table:table-cell>
          <table:table-cell office:value-type="float" office:value="210214" calcext:value-type="float">
            <text:p>2102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30827" calcext:value-type="float">
            <text:p>30827</text:p>
          </table:table-cell>
          <table:table-cell office:value-type="float" office:value="26498" calcext:value-type="float">
            <text:p>26498</text:p>
          </table:table-cell>
          <table:table-cell office:value-type="float" office:value="60190" calcext:value-type="float">
            <text:p>60190</text:p>
          </table:table-cell>
          <table:table-cell office:value-type="float" office:value="98890" calcext:value-type="float">
            <text:p>98890</text:p>
          </table:table-cell>
          <table:table-cell office:value-type="float" office:value="141016" calcext:value-type="float">
            <text:p>141016</text:p>
          </table:table-cell>
          <table:table-cell office:value-type="float" office:value="186676" calcext:value-type="float">
            <text:p>186676</text:p>
          </table:table-cell>
          <table:table-cell office:value-type="float" office:value="235274" calcext:value-type="float">
            <text:p>235274</text:p>
          </table:table-cell>
          <table:table-cell office:value-type="float" office:value="286172" calcext:value-type="float">
            <text:p>286172</text:p>
          </table:table-cell>
          <table:table-cell office:value-type="float" office:value="339528" calcext:value-type="float">
            <text:p>339528</text:p>
          </table:table-cell>
          <table:table-cell office:value-type="float" office:value="395911" calcext:value-type="float">
            <text:p>3959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30827" calcext:value-type="float">
            <text:p>30827</text:p>
          </table:table-cell>
          <table:table-cell office:value-type="float" office:value="39022" calcext:value-type="float">
            <text:p>39022</text:p>
          </table:table-cell>
          <table:table-cell office:value-type="float" office:value="90063" calcext:value-type="float">
            <text:p>90063</text:p>
          </table:table-cell>
          <table:table-cell office:value-type="float" office:value="148520" calcext:value-type="float">
            <text:p>148520</text:p>
          </table:table-cell>
          <table:table-cell office:value-type="float" office:value="213577" calcext:value-type="float">
            <text:p>213577</text:p>
          </table:table-cell>
          <table:table-cell office:value-type="float" office:value="283547" calcext:value-type="float">
            <text:p>283547</text:p>
          </table:table-cell>
          <table:table-cell office:value-type="float" office:value="358284" calcext:value-type="float">
            <text:p>358284</text:p>
          </table:table-cell>
          <table:table-cell office:value-type="float" office:value="439131" calcext:value-type="float">
            <text:p>439131</text:p>
          </table:table-cell>
          <table:table-cell office:value-type="float" office:value="525857" calcext:value-type="float">
            <text:p>525857</text:p>
          </table:table-cell>
          <table:table-cell office:value-type="float" office:value="617875" calcext:value-type="float">
            <text:p>6178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506" calcext:value-type="float">
            <text:p>506</text:p>
          </table:table-cell>
          <table:table-cell office:value-type="float" office:value="349" calcext:value-type="float">
            <text:p>349</text:p>
          </table:table-cell>
          <table:table-cell office:value-type="float" office:value="677" calcext:value-type="float">
            <text:p>677</text:p>
          </table:table-cell>
          <table:table-cell office:value-type="float" office:value="996" calcext:value-type="float">
            <text:p>996</text:p>
          </table:table-cell>
          <table:table-cell office:value-type="float" office:value="1314" calcext:value-type="float">
            <text:p>1314</text:p>
          </table:table-cell>
          <table:table-cell office:value-type="float" office:value="1631" calcext:value-type="float">
            <text:p>1631</text:p>
          </table:table-cell>
          <table:table-cell office:value-type="float" office:value="1943" calcext:value-type="float">
            <text:p>1943</text:p>
          </table:table-cell>
          <table:table-cell office:value-type="float" office:value="2252" calcext:value-type="float">
            <text:p>2252</text:p>
          </table:table-cell>
          <table:table-cell office:value-type="float" office:value="2550" calcext:value-type="float">
            <text:p>2550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506" calcext:value-type="float">
            <text:p>506</text:p>
          </table:table-cell>
          <table:table-cell office:value-type="float" office:value="524" calcext:value-type="float">
            <text:p>524</text:p>
          </table:table-cell>
          <table:table-cell office:value-type="float" office:value="1017" calcext:value-type="float">
            <text:p>1017</text:p>
          </table:table-cell>
          <table:table-cell office:value-type="float" office:value="1503" calcext:value-type="float">
            <text:p>1503</text:p>
          </table:table-cell>
          <table:table-cell office:value-type="float" office:value="1984" calcext:value-type="float">
            <text:p>1984</text:p>
          </table:table-cell>
          <table:table-cell office:value-type="float" office:value="2451" calcext:value-type="float">
            <text:p>2451</text:p>
          </table:table-cell>
          <table:table-cell office:value-type="float" office:value="2885" calcext:value-type="float">
            <text:p>2885</text:p>
          </table:table-cell>
          <table:table-cell office:value-type="float" office:value="3283" calcext:value-type="float">
            <text:p>3283</text:p>
          </table:table-cell>
          <table:table-cell table:number-columns-repeated="2" office:value-type="float" office:value="3631" calcext:value-type="float">
            <text:p>36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506" calcext:value-type="float">
            <text:p>506</text:p>
          </table:table-cell>
          <table:table-cell office:value-type="float" office:value="698" calcext:value-type="float">
            <text:p>698</text:p>
          </table:table-cell>
          <table:table-cell office:value-type="float" office:value="1357" calcext:value-type="float">
            <text:p>1357</text:p>
          </table:table-cell>
          <table:table-cell office:value-type="float" office:value="2006" calcext:value-type="float">
            <text:p>2006</text:p>
          </table:table-cell>
          <table:table-cell office:value-type="float" office:value="2627" calcext:value-type="float">
            <text:p>2627</text:p>
          </table:table-cell>
          <table:table-cell office:value-type="float" office:value="3182" calcext:value-type="float">
            <text:p>3182</text:p>
          </table:table-cell>
          <table:table-cell table:number-columns-repeated="4" office:value-type="float" office:value="3631" calcext:value-type="float">
            <text:p>36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2761" calcext:value-type="float">
            <text:p>2761</text:p>
          </table:table-cell>
          <table:table-cell office:value-type="float" office:value="2840" calcext:value-type="float">
            <text:p>2840</text:p>
          </table:table-cell>
          <table:table-cell office:value-type="float" office:value="5383" calcext:value-type="float">
            <text:p>5383</text:p>
          </table:table-cell>
          <table:table-cell office:value-type="float" office:value="7718" calcext:value-type="float">
            <text:p>7718</text:p>
          </table:table-cell>
          <table:table-cell office:value-type="float" office:value="10077" calcext:value-type="float">
            <text:p>10077</text:p>
          </table:table-cell>
          <table:table-cell office:value-type="float" office:value="12581" calcext:value-type="float">
            <text:p>12581</text:p>
          </table:table-cell>
          <table:table-cell office:value-type="float" office:value="15125" calcext:value-type="float">
            <text:p>15125</text:p>
          </table:table-cell>
          <table:table-cell office:value-type="float" office:value="17590" calcext:value-type="float">
            <text:p>17590</text:p>
          </table:table-cell>
          <table:table-cell office:value-type="float" office:value="20013" calcext:value-type="float">
            <text:p>20013</text:p>
          </table:table-cell>
          <table:table-cell office:value-type="float" office:value="22409" calcext:value-type="float">
            <text:p>224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2761" calcext:value-type="float">
            <text:p>2761</text:p>
          </table:table-cell>
          <table:table-cell office:value-type="float" office:value="3483" calcext:value-type="float">
            <text:p>3483</text:p>
          </table:table-cell>
          <table:table-cell office:value-type="float" office:value="6529" calcext:value-type="float">
            <text:p>6529</text:p>
          </table:table-cell>
          <table:table-cell office:value-type="float" office:value="9427" calcext:value-type="float">
            <text:p>9427</text:p>
          </table:table-cell>
          <table:table-cell office:value-type="float" office:value="12515" calcext:value-type="float">
            <text:p>12515</text:p>
          </table:table-cell>
          <table:table-cell office:value-type="float" office:value="15668" calcext:value-type="float">
            <text:p>15668</text:p>
          </table:table-cell>
          <table:table-cell office:value-type="float" office:value="18709" calcext:value-type="float">
            <text:p>18709</text:p>
          </table:table-cell>
          <table:table-cell office:value-type="float" office:value="21702" calcext:value-type="float">
            <text:p>21702</text:p>
          </table:table-cell>
          <table:table-cell office:value-type="float" office:value="24714" calcext:value-type="float">
            <text:p>24714</text:p>
          </table:table-cell>
          <table:table-cell office:value-type="float" office:value="27784" calcext:value-type="float">
            <text:p>277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2761" calcext:value-type="float">
            <text:p>2761</text:p>
          </table:table-cell>
          <table:table-cell office:value-type="float" office:value="4114" calcext:value-type="float">
            <text:p>4114</text:p>
          </table:table-cell>
          <table:table-cell office:value-type="float" office:value="7653" calcext:value-type="float">
            <text:p>7653</text:p>
          </table:table-cell>
          <table:table-cell office:value-type="float" office:value="11217" calcext:value-type="float">
            <text:p>11217</text:p>
          </table:table-cell>
          <table:table-cell office:value-type="float" office:value="14990" calcext:value-type="float">
            <text:p>14990</text:p>
          </table:table-cell>
          <table:table-cell office:value-type="float" office:value="18642" calcext:value-type="float">
            <text:p>18642</text:p>
          </table:table-cell>
          <table:table-cell office:value-type="float" office:value="22213" calcext:value-type="float">
            <text:p>22213</text:p>
          </table:table-cell>
          <table:table-cell office:value-type="float" office:value="25835" calcext:value-type="float">
            <text:p>25835</text:p>
          </table:table-cell>
          <table:table-cell office:value-type="float" office:value="29544" calcext:value-type="float">
            <text:p>29544</text:p>
          </table:table-cell>
          <table:table-cell office:value-type="float" office:value="33350" calcext:value-type="float">
            <text:p>333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office:value-type="float" office:value="285" calcext:value-type="float">
            <text:p>285</text:p>
          </table:table-cell>
          <table:table-cell office:value-type="float" office:value="377" calcext:value-type="float">
            <text:p>377</text:p>
          </table:table-cell>
          <table:table-cell office:value-type="float" office:value="470" calcext:value-type="float">
            <text:p>470</text:p>
          </table:table-cell>
          <table:table-cell office:value-type="float" office:value="572" calcext:value-type="float">
            <text:p>572</text:p>
          </table:table-cell>
          <table:table-cell table:number-columns-repeated="3"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337" calcext:value-type="float">
            <text:p>337</text:p>
          </table:table-cell>
          <table:table-cell office:value-type="float" office:value="504" calcext:value-type="float">
            <text:p>504</text:p>
          </table:table-cell>
          <table:table-cell table:number-columns-repeated="6"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  <table:table-cell office:value-type="float" office:value="421" calcext:value-type="float">
            <text:p>421</text:p>
          </table:table-cell>
          <table:table-cell office:value-type="float" office:value="485" calcext:value-type="float">
            <text:p>48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office:value-type="float" office:value="285" calcext:value-type="float">
            <text:p>285</text:p>
          </table:table-cell>
          <table:table-cell office:value-type="float" office:value="375" calcext:value-type="float">
            <text:p>375</text:p>
          </table:table-cell>
          <table:table-cell office:value-type="float" office:value="472" calcext:value-type="float">
            <text:p>472</text:p>
          </table:table-cell>
          <table:table-cell office:value-type="float" office:value="576" calcext:value-type="float">
            <text:p>576</text:p>
          </table:table-cell>
          <table:table-cell office:value-type="float" office:value="690" calcext:value-type="float">
            <text:p>690</text:p>
          </table:table-cell>
          <table:table-cell office:value-type="float" office:value="818" calcext:value-type="float">
            <text:p>81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261" calcext:value-type="float">
            <text:p>261</text:p>
          </table:table-cell>
          <table:table-cell office:value-type="float" office:value="382" calcext:value-type="float">
            <text:p>382</text:p>
          </table:table-cell>
          <table:table-cell office:value-type="float" office:value="515" calcext:value-type="float">
            <text:p>515</text:p>
          </table:table-cell>
          <table:table-cell office:value-type="float" office:value="665" calcext:value-type="float">
            <text:p>665</text:p>
          </table:table-cell>
          <table:table-cell office:value-type="float" office:value="837" calcext:value-type="float">
            <text:p>837</text:p>
          </table:table-cell>
          <table:table-cell office:value-type="float" office:value="1041" calcext:value-type="float">
            <text:p>1041</text:p>
          </table:table-cell>
          <table:table-cell office:value-type="float" office:value="1286" calcext:value-type="float">
            <text:p>128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23685" calcext:value-type="float">
            <text:p>23685</text:p>
          </table:table-cell>
          <table:table-cell office:value-type="float" office:value="18526" calcext:value-type="float">
            <text:p>18526</text:p>
          </table:table-cell>
          <table:table-cell office:value-type="float" office:value="38355" calcext:value-type="float">
            <text:p>38355</text:p>
          </table:table-cell>
          <table:table-cell office:value-type="float" office:value="58319" calcext:value-type="float">
            <text:p>58319</text:p>
          </table:table-cell>
          <table:table-cell office:value-type="float" office:value="78258" calcext:value-type="float">
            <text:p>78258</text:p>
          </table:table-cell>
          <table:table-cell office:value-type="float" office:value="98408" calcext:value-type="float">
            <text:p>98408</text:p>
          </table:table-cell>
          <table:table-cell office:value-type="float" office:value="118628" calcext:value-type="float">
            <text:p>118628</text:p>
          </table:table-cell>
          <table:table-cell table:number-columns-repeated="3" office:value-type="float" office:value="135598" calcext:value-type="float">
            <text:p>1355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23685" calcext:value-type="float">
            <text:p>23685</text:p>
          </table:table-cell>
          <table:table-cell office:value-type="float" office:value="23997" calcext:value-type="float">
            <text:p>23997</text:p>
          </table:table-cell>
          <table:table-cell office:value-type="float" office:value="49603" calcext:value-type="float">
            <text:p>49603</text:p>
          </table:table-cell>
          <table:table-cell office:value-type="float" office:value="75113" calcext:value-type="float">
            <text:p>75113</text:p>
          </table:table-cell>
          <table:table-cell office:value-type="float" office:value="100908" calcext:value-type="float">
            <text:p>100908</text:p>
          </table:table-cell>
          <table:table-cell office:value-type="float" office:value="126844" calcext:value-type="float">
            <text:p>126844</text:p>
          </table:table-cell>
          <table:table-cell table:number-columns-repeated="4" office:value-type="float" office:value="135598" calcext:value-type="float">
            <text:p>1355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23685" calcext:value-type="float">
            <text:p>23685</text:p>
          </table:table-cell>
          <table:table-cell office:value-type="float" office:value="29581" calcext:value-type="float">
            <text:p>29581</text:p>
          </table:table-cell>
          <table:table-cell office:value-type="float" office:value="60775" calcext:value-type="float">
            <text:p>60775</text:p>
          </table:table-cell>
          <table:table-cell office:value-type="float" office:value="92047" calcext:value-type="float">
            <text:p>92047</text:p>
          </table:table-cell>
          <table:table-cell office:value-type="float" office:value="123645" calcext:value-type="float">
            <text:p>123645</text:p>
          </table:table-cell>
          <table:table-cell table:number-columns-repeated="5" office:value-type="float" office:value="135598" calcext:value-type="float">
            <text:p>13559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1145" calcext:value-type="float">
            <text:p>11145</text:p>
          </table:table-cell>
          <table:table-cell office:value-type="float" office:value="12508" calcext:value-type="float">
            <text:p>12508</text:p>
          </table:table-cell>
          <table:table-cell office:value-type="float" office:value="21965" calcext:value-type="float">
            <text:p>21965</text:p>
          </table:table-cell>
          <table:table-cell office:value-type="float" office:value="31828" calcext:value-type="float">
            <text:p>31828</text:p>
          </table:table-cell>
          <table:table-cell office:value-type="float" office:value="41555" calcext:value-type="float">
            <text:p>41555</text:p>
          </table:table-cell>
          <table:table-cell office:value-type="float" office:value="51293" calcext:value-type="float">
            <text:p>51293</text:p>
          </table:table-cell>
          <table:table-cell office:value-type="float" office:value="61278" calcext:value-type="float">
            <text:p>61278</text:p>
          </table:table-cell>
          <table:table-cell office:value-type="float" office:value="71522" calcext:value-type="float">
            <text:p>71522</text:p>
          </table:table-cell>
          <table:table-cell office:value-type="float" office:value="81913" calcext:value-type="float">
            <text:p>81913</text:p>
          </table:table-cell>
          <table:table-cell office:value-type="float" office:value="92345" calcext:value-type="float">
            <text:p>923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1145" calcext:value-type="float">
            <text:p>11145</text:p>
          </table:table-cell>
          <table:table-cell office:value-type="float" office:value="16850" calcext:value-type="float">
            <text:p>16850</text:p>
          </table:table-cell>
          <table:table-cell office:value-type="float" office:value="30975" calcext:value-type="float">
            <text:p>30975</text:p>
          </table:table-cell>
          <table:table-cell office:value-type="float" office:value="45143" calcext:value-type="float">
            <text:p>45143</text:p>
          </table:table-cell>
          <table:table-cell office:value-type="float" office:value="59519" calcext:value-type="float">
            <text:p>59519</text:p>
          </table:table-cell>
          <table:table-cell office:value-type="float" office:value="74444" calcext:value-type="float">
            <text:p>74444</text:p>
          </table:table-cell>
          <table:table-cell office:value-type="float" office:value="89605" calcext:value-type="float">
            <text:p>89605</text:p>
          </table:table-cell>
          <table:table-cell office:value-type="float" office:value="105010" calcext:value-type="float">
            <text:p>105010</text:p>
          </table:table-cell>
          <table:table-cell office:value-type="float" office:value="120609" calcext:value-type="float">
            <text:p>120609</text:p>
          </table:table-cell>
          <table:table-cell office:value-type="float" office:value="136364" calcext:value-type="float">
            <text:p>1363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1145" calcext:value-type="float">
            <text:p>11145</text:p>
          </table:table-cell>
          <table:table-cell office:value-type="float" office:value="21141" calcext:value-type="float">
            <text:p>21141</text:p>
          </table:table-cell>
          <table:table-cell office:value-type="float" office:value="39856" calcext:value-type="float">
            <text:p>39856</text:p>
          </table:table-cell>
          <table:table-cell office:value-type="float" office:value="58629" calcext:value-type="float">
            <text:p>58629</text:p>
          </table:table-cell>
          <table:table-cell office:value-type="float" office:value="78278" calcext:value-type="float">
            <text:p>78278</text:p>
          </table:table-cell>
          <table:table-cell office:value-type="float" office:value="98302" calcext:value-type="float">
            <text:p>98302</text:p>
          </table:table-cell>
          <table:table-cell office:value-type="float" office:value="118725" calcext:value-type="float">
            <text:p>118725</text:p>
          </table:table-cell>
          <table:table-cell office:value-type="float" office:value="139441" calcext:value-type="float">
            <text:p>139441</text:p>
          </table:table-cell>
          <table:table-cell office:value-type="float" office:value="160306" calcext:value-type="float">
            <text:p>160306</text:p>
          </table:table-cell>
          <table:table-cell office:value-type="float" office:value="181276" calcext:value-type="float">
            <text:p>1812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1232" calcext:value-type="float">
            <text:p>1232</text:p>
          </table:table-cell>
          <table:table-cell office:value-type="float" office:value="846" calcext:value-type="float">
            <text:p>846</text:p>
          </table:table-cell>
          <table:table-cell office:value-type="float" office:value="1727" calcext:value-type="float">
            <text:p>1727</text:p>
          </table:table-cell>
          <table:table-cell office:value-type="float" office:value="2622" calcext:value-type="float">
            <text:p>2622</text:p>
          </table:table-cell>
          <table:table-cell office:value-type="float" office:value="3522" calcext:value-type="float">
            <text:p>3522</text:p>
          </table:table-cell>
          <table:table-cell table:number-columns-repeated="5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1232" calcext:value-type="float">
            <text:p>1232</text:p>
          </table:table-cell>
          <table:table-cell office:value-type="float" office:value="1292" calcext:value-type="float">
            <text:p>1292</text:p>
          </table:table-cell>
          <table:table-cell office:value-type="float" office:value="2635" calcext:value-type="float">
            <text:p>2635</text:p>
          </table:table-cell>
          <table:table-cell office:value-type="float" office:value="3969" calcext:value-type="float">
            <text:p>3969</text:p>
          </table:table-cell>
          <table:table-cell table:number-columns-repeated="6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1232" calcext:value-type="float">
            <text:p>1232</text:p>
          </table:table-cell>
          <table:table-cell office:value-type="float" office:value="1739" calcext:value-type="float">
            <text:p>1739</text:p>
          </table:table-cell>
          <table:table-cell office:value-type="float" office:value="3546" calcext:value-type="float">
            <text:p>3546</text:p>
          </table:table-cell>
          <table:table-cell table:number-columns-repeated="7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28299" calcext:value-type="float">
            <text:p>28299</text:p>
          </table:table-cell>
          <table:table-cell office:value-type="float" office:value="21806" calcext:value-type="float">
            <text:p>21806</text:p>
          </table:table-cell>
          <table:table-cell office:value-type="float" office:value="45729" calcext:value-type="float">
            <text:p>45729</text:p>
          </table:table-cell>
          <table:table-cell office:value-type="float" office:value="68938" calcext:value-type="float">
            <text:p>68938</text:p>
          </table:table-cell>
          <table:table-cell office:value-type="float" office:value="90781" calcext:value-type="float">
            <text:p>90781</text:p>
          </table:table-cell>
          <table:table-cell office:value-type="float" office:value="112128" calcext:value-type="float">
            <text:p>112128</text:p>
          </table:table-cell>
          <table:table-cell office:value-type="float" office:value="133939" calcext:value-type="float">
            <text:p>133939</text:p>
          </table:table-cell>
          <table:table-cell office:value-type="float" office:value="157077" calcext:value-type="float">
            <text:p>157077</text:p>
          </table:table-cell>
          <table:table-cell office:value-type="float" office:value="181282" calcext:value-type="float">
            <text:p>181282</text:p>
          </table:table-cell>
          <table:table-cell office:value-type="float" office:value="188247" calcext:value-type="float">
            <text:p>1882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28299" calcext:value-type="float">
            <text:p>28299</text:p>
          </table:table-cell>
          <table:table-cell office:value-type="float" office:value="30573" calcext:value-type="float">
            <text:p>30573</text:p>
          </table:table-cell>
          <table:table-cell office:value-type="float" office:value="62847" calcext:value-type="float">
            <text:p>62847</text:p>
          </table:table-cell>
          <table:table-cell office:value-type="float" office:value="92882" calcext:value-type="float">
            <text:p>92882</text:p>
          </table:table-cell>
          <table:table-cell office:value-type="float" office:value="122192" calcext:value-type="float">
            <text:p>122192</text:p>
          </table:table-cell>
          <table:table-cell office:value-type="float" office:value="153023" calcext:value-type="float">
            <text:p>153023</text:p>
          </table:table-cell>
          <table:table-cell office:value-type="float" office:value="186338" calcext:value-type="float">
            <text:p>186338</text:p>
          </table:table-cell>
          <table:table-cell table:number-columns-repeated="3" office:value-type="float" office:value="188247" calcext:value-type="float">
            <text:p>1882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28299" calcext:value-type="float">
            <text:p>28299</text:p>
          </table:table-cell>
          <table:table-cell office:value-type="float" office:value="39348" calcext:value-type="float">
            <text:p>39348</text:p>
          </table:table-cell>
          <table:table-cell office:value-type="float" office:value="79218" calcext:value-type="float">
            <text:p>79218</text:p>
          </table:table-cell>
          <table:table-cell office:value-type="float" office:value="116386" calcext:value-type="float">
            <text:p>116386</text:p>
          </table:table-cell>
          <table:table-cell office:value-type="float" office:value="155377" calcext:value-type="float">
            <text:p>155377</text:p>
          </table:table-cell>
          <table:table-cell table:number-columns-repeated="5" office:value-type="float" office:value="188247" calcext:value-type="float">
            <text:p>1882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1032" calcext:value-type="float">
            <text:p>1032</text:p>
          </table:table-cell>
          <table:table-cell office:value-type="float" office:value="586" calcext:value-type="float">
            <text:p>586</text:p>
          </table:table-cell>
          <table:table-cell office:value-type="float" office:value="1210" calcext:value-type="float">
            <text:p>1210</text:p>
          </table:table-cell>
          <table:table-cell office:value-type="float" office:value="1836" calcext:value-type="float">
            <text:p>1836</text:p>
          </table:table-cell>
          <table:table-cell office:value-type="float" office:value="2463" calcext:value-type="float">
            <text:p>2463</text:p>
          </table:table-cell>
          <table:table-cell office:value-type="float" office:value="3079" calcext:value-type="float">
            <text:p>3079</text:p>
          </table:table-cell>
          <table:table-cell office:value-type="float" office:value="3689" calcext:value-type="float">
            <text:p>3689</text:p>
          </table:table-cell>
          <table:table-cell office:value-type="float" office:value="4291" calcext:value-type="float">
            <text:p>4291</text:p>
          </table:table-cell>
          <table:table-cell office:value-type="float" office:value="4887" calcext:value-type="float">
            <text:p>4887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1032" calcext:value-type="float">
            <text:p>1032</text:p>
          </table:table-cell>
          <table:table-cell office:value-type="float" office:value="1105" calcext:value-type="float">
            <text:p>1105</text:p>
          </table:table-cell>
          <table:table-cell office:value-type="float" office:value="2255" calcext:value-type="float">
            <text:p>2255</text:p>
          </table:table-cell>
          <table:table-cell office:value-type="float" office:value="3384" calcext:value-type="float">
            <text:p>3384</text:p>
          </table:table-cell>
          <table:table-cell office:value-type="float" office:value="4490" calcext:value-type="float">
            <text:p>4490</text:p>
          </table:table-cell>
          <table:table-cell office:value-type="float" office:value="5572" calcext:value-type="float">
            <text:p>5572</text:p>
          </table:table-cell>
          <table:table-cell office:value-type="float" office:value="6631" calcext:value-type="float">
            <text:p>6631</text:p>
          </table:table-cell>
          <table:table-cell office:value-type="float" office:value="7677" calcext:value-type="float">
            <text:p>7677</text:p>
          </table:table-cell>
          <table:table-cell office:value-type="float" office:value="8716" calcext:value-type="float">
            <text:p>8716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1032" calcext:value-type="float">
            <text:p>1032</text:p>
          </table:table-cell>
          <table:table-cell office:value-type="float" office:value="1627" calcext:value-type="float">
            <text:p>1627</text:p>
          </table:table-cell>
          <table:table-cell office:value-type="float" office:value="3283" calcext:value-type="float">
            <text:p>3283</text:p>
          </table:table-cell>
          <table:table-cell office:value-type="float" office:value="4886" calcext:value-type="float">
            <text:p>4886</text:p>
          </table:table-cell>
          <table:table-cell office:value-type="float" office:value="6440" calcext:value-type="float">
            <text:p>6440</text:p>
          </table:table-cell>
          <table:table-cell office:value-type="float" office:value="7961" calcext:value-type="float">
            <text:p>7961</text:p>
          </table:table-cell>
          <table:table-cell office:value-type="float" office:value="9470" calcext:value-type="float">
            <text:p>9470</text:p>
          </table:table-cell>
          <table:table-cell office:value-type="float" office:value="10984" calcext:value-type="float">
            <text:p>10984</text:p>
          </table:table-cell>
          <table:table-cell office:value-type="float" office:value="12521" calcext:value-type="float">
            <text:p>12521</text:p>
          </table:table-cell>
          <table:table-cell office:value-type="float" office:value="14070" calcext:value-type="float">
            <text:p>14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228" calcext:value-type="float">
            <text:p>228</text:p>
          </table:table-cell>
          <table:table-cell office:value-type="float" office:value="277" calcext:value-type="float">
            <text:p>277</text:p>
          </table:table-cell>
          <table:table-cell office:value-type="float" office:value="327" calcext:value-type="float">
            <text:p>327</text:p>
          </table:table-cell>
          <table:table-cell office:value-type="float" office:value="379" calcext:value-type="float">
            <text:p>37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327" calcext:value-type="float">
            <text:p>327</text:p>
          </table:table-cell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  <table:table-cell office:value-type="float" office:value="612" calcext:value-type="float">
            <text:p>612</text:p>
          </table:table-cell>
          <table:table-cell office:value-type="float" office:value="716" calcext:value-type="float">
            <text:p>716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office:value-type="float" office:value="352" calcext:value-type="float">
            <text:p>352</text:p>
          </table:table-cell>
          <table:table-cell office:value-type="float" office:value="484" calcext:value-type="float">
            <text:p>484</text:p>
          </table:table-cell>
          <table:table-cell office:value-type="float" office:value="626" calcext:value-type="float">
            <text:p>626</text:p>
          </table:table-cell>
          <table:table-cell office:value-type="float" office:value="777" calcext:value-type="float">
            <text:p>777</text:p>
          </table:table-cell>
          <table:table-cell office:value-type="float" office:value="937" calcext:value-type="float">
            <text:p>937</text:p>
          </table:table-cell>
          <table:table-cell office:value-type="float" office:value="1110" calcext:value-type="float">
            <text:p>1110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46536" calcext:value-type="float">
            <text:p>46536</text:p>
          </table:table-cell>
          <table:table-cell office:value-type="float" office:value="35902" calcext:value-type="float">
            <text:p>35902</text:p>
          </table:table-cell>
          <table:table-cell office:value-type="float" office:value="72580" calcext:value-type="float">
            <text:p>72580</text:p>
          </table:table-cell>
          <table:table-cell office:value-type="float" office:value="110552" calcext:value-type="float">
            <text:p>110552</text:p>
          </table:table-cell>
          <table:table-cell office:value-type="float" office:value="148846" calcext:value-type="float">
            <text:p>148846</text:p>
          </table:table-cell>
          <table:table-cell office:value-type="float" office:value="186634" calcext:value-type="float">
            <text:p>186634</text:p>
          </table:table-cell>
          <table:table-cell office:value-type="float" office:value="224701" calcext:value-type="float">
            <text:p>224701</text:p>
          </table:table-cell>
          <table:table-cell office:value-type="float" office:value="266418" calcext:value-type="float">
            <text:p>266418</text:p>
          </table:table-cell>
          <table:table-cell table:number-columns-repeated="2" office:value-type="float" office:value="283494" calcext:value-type="float">
            <text:p>2834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46536" calcext:value-type="float">
            <text:p>46536</text:p>
          </table:table-cell>
          <table:table-cell office:value-type="float" office:value="47313" calcext:value-type="float">
            <text:p>47313</text:p>
          </table:table-cell>
          <table:table-cell office:value-type="float" office:value="96494" calcext:value-type="float">
            <text:p>96494</text:p>
          </table:table-cell>
          <table:table-cell office:value-type="float" office:value="146901" calcext:value-type="float">
            <text:p>146901</text:p>
          </table:table-cell>
          <table:table-cell office:value-type="float" office:value="196664" calcext:value-type="float">
            <text:p>196664</text:p>
          </table:table-cell>
          <table:table-cell office:value-type="float" office:value="247866" calcext:value-type="float">
            <text:p>247866</text:p>
          </table:table-cell>
          <table:table-cell table:number-columns-repeated="4" office:value-type="float" office:value="283494" calcext:value-type="float">
            <text:p>2834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46536" calcext:value-type="float">
            <text:p>46536</text:p>
          </table:table-cell>
          <table:table-cell office:value-type="float" office:value="58930" calcext:value-type="float">
            <text:p>58930</text:p>
          </table:table-cell>
          <table:table-cell office:value-type="float" office:value="120739" calcext:value-type="float">
            <text:p>120739</text:p>
          </table:table-cell>
          <table:table-cell office:value-type="float" office:value="182776" calcext:value-type="float">
            <text:p>182776</text:p>
          </table:table-cell>
          <table:table-cell office:value-type="float" office:value="245740" calcext:value-type="float">
            <text:p>245740</text:p>
          </table:table-cell>
          <table:table-cell table:number-columns-repeated="5" office:value-type="float" office:value="283494" calcext:value-type="float">
            <text:p>2834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41399" calcext:value-type="float">
            <text:p>41399</text:p>
          </table:table-cell>
          <table:table-cell office:value-type="float" office:value="27339" calcext:value-type="float">
            <text:p>27339</text:p>
          </table:table-cell>
          <table:table-cell office:value-type="float" office:value="56231" calcext:value-type="float">
            <text:p>56231</text:p>
          </table:table-cell>
          <table:table-cell office:value-type="float" office:value="84640" calcext:value-type="float">
            <text:p>84640</text:p>
          </table:table-cell>
          <table:table-cell office:value-type="float" office:value="112724" calcext:value-type="float">
            <text:p>112724</text:p>
          </table:table-cell>
          <table:table-cell office:value-type="float" office:value="143495" calcext:value-type="float">
            <text:p>143495</text:p>
          </table:table-cell>
          <table:table-cell office:value-type="float" office:value="178302" calcext:value-type="float">
            <text:p>178302</text:p>
          </table:table-cell>
          <table:table-cell office:value-type="float" office:value="220485" calcext:value-type="float">
            <text:p>220485</text:p>
          </table:table-cell>
          <table:table-cell table:number-columns-repeated="2" office:value-type="float" office:value="231755" calcext:value-type="float">
            <text:p>231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41399" calcext:value-type="float">
            <text:p>41399</text:p>
          </table:table-cell>
          <table:table-cell office:value-type="float" office:value="50975" calcext:value-type="float">
            <text:p>50975</text:p>
          </table:table-cell>
          <table:table-cell office:value-type="float" office:value="102340" calcext:value-type="float">
            <text:p>102340</text:p>
          </table:table-cell>
          <table:table-cell office:value-type="float" office:value="158452" calcext:value-type="float">
            <text:p>158452</text:p>
          </table:table-cell>
          <table:table-cell table:number-columns-repeated="6" office:value-type="float" office:value="231755" calcext:value-type="float">
            <text:p>231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41399" calcext:value-type="float">
            <text:p>41399</text:p>
          </table:table-cell>
          <table:table-cell office:value-type="float" office:value="74292" calcext:value-type="float">
            <text:p>74292</text:p>
          </table:table-cell>
          <table:table-cell office:value-type="float" office:value="152421" calcext:value-type="float">
            <text:p>152421</text:p>
          </table:table-cell>
          <table:table-cell table:number-columns-repeated="7" office:value-type="float" office:value="231755" calcext:value-type="float">
            <text:p>2317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11736" calcext:value-type="float">
            <text:p>11736</text:p>
          </table:table-cell>
          <table:table-cell office:value-type="float" office:value="10772" calcext:value-type="float">
            <text:p>10772</text:p>
          </table:table-cell>
          <table:table-cell office:value-type="float" office:value="20745" calcext:value-type="float">
            <text:p>20745</text:p>
          </table:table-cell>
          <table:table-cell office:value-type="float" office:value="30766" calcext:value-type="float">
            <text:p>30766</text:p>
          </table:table-cell>
          <table:table-cell office:value-type="float" office:value="40836" calcext:value-type="float">
            <text:p>40836</text:p>
          </table:table-cell>
          <table:table-cell office:value-type="float" office:value="51016" calcext:value-type="float">
            <text:p>51016</text:p>
          </table:table-cell>
          <table:table-cell office:value-type="float" office:value="61231" calcext:value-type="float">
            <text:p>61231</text:p>
          </table:table-cell>
          <table:table-cell office:value-type="float" office:value="71531" calcext:value-type="float">
            <text:p>71531</text:p>
          </table:table-cell>
          <table:table-cell office:value-type="float" office:value="81956" calcext:value-type="float">
            <text:p>81956</text:p>
          </table:table-cell>
          <table:table-cell office:value-type="float" office:value="92565" calcext:value-type="float">
            <text:p>9256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11736" calcext:value-type="float">
            <text:p>11736</text:p>
          </table:table-cell>
          <table:table-cell office:value-type="float" office:value="14579" calcext:value-type="float">
            <text:p>14579</text:p>
          </table:table-cell>
          <table:table-cell office:value-type="float" office:value="28372" calcext:value-type="float">
            <text:p>28372</text:p>
          </table:table-cell>
          <table:table-cell office:value-type="float" office:value="42279" calcext:value-type="float">
            <text:p>42279</text:p>
          </table:table-cell>
          <table:table-cell office:value-type="float" office:value="56353" calcext:value-type="float">
            <text:p>56353</text:p>
          </table:table-cell>
          <table:table-cell office:value-type="float" office:value="70532" calcext:value-type="float">
            <text:p>70532</text:p>
          </table:table-cell>
          <table:table-cell office:value-type="float" office:value="84951" calcext:value-type="float">
            <text:p>84951</text:p>
          </table:table-cell>
          <table:table-cell office:value-type="float" office:value="99755" calcext:value-type="float">
            <text:p>99755</text:p>
          </table:table-cell>
          <table:table-cell office:value-type="float" office:value="115047" calcext:value-type="float">
            <text:p>115047</text:p>
          </table:table-cell>
          <table:table-cell office:value-type="float" office:value="130824" calcext:value-type="float">
            <text:p>1308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11736" calcext:value-type="float">
            <text:p>11736</text:p>
          </table:table-cell>
          <table:table-cell office:value-type="float" office:value="18367" calcext:value-type="float">
            <text:p>18367</text:p>
          </table:table-cell>
          <table:table-cell office:value-type="float" office:value="36021" calcext:value-type="float">
            <text:p>36021</text:p>
          </table:table-cell>
          <table:table-cell office:value-type="float" office:value="53915" calcext:value-type="float">
            <text:p>53915</text:p>
          </table:table-cell>
          <table:table-cell office:value-type="float" office:value="72002" calcext:value-type="float">
            <text:p>72002</text:p>
          </table:table-cell>
          <table:table-cell office:value-type="float" office:value="90502" calcext:value-type="float">
            <text:p>90502</text:p>
          </table:table-cell>
          <table:table-cell office:value-type="float" office:value="109706" calcext:value-type="float">
            <text:p>109706</text:p>
          </table:table-cell>
          <table:table-cell office:value-type="float" office:value="129702" calcext:value-type="float">
            <text:p>129702</text:p>
          </table:table-cell>
          <table:table-cell office:value-type="float" office:value="150520" calcext:value-type="float">
            <text:p>150520</text:p>
          </table:table-cell>
          <table:table-cell office:value-type="float" office:value="172135" calcext:value-type="float">
            <text:p>1721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17284" calcext:value-type="float">
            <text:p>17284</text:p>
          </table:table-cell>
          <table:table-cell office:value-type="float" office:value="10122" calcext:value-type="float">
            <text:p>10122</text:p>
          </table:table-cell>
          <table:table-cell office:value-type="float" office:value="20395" calcext:value-type="float">
            <text:p>20395</text:p>
          </table:table-cell>
          <table:table-cell office:value-type="float" office:value="30683" calcext:value-type="float">
            <text:p>30683</text:p>
          </table:table-cell>
          <table:table-cell office:value-type="float" office:value="41171" calcext:value-type="float">
            <text:p>41171</text:p>
          </table:table-cell>
          <table:table-cell office:value-type="float" office:value="51534" calcext:value-type="float">
            <text:p>51534</text:p>
          </table:table-cell>
          <table:table-cell table:number-columns-repeated="4" office:value-type="float" office:value="58591" calcext:value-type="float">
            <text:p>585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17284" calcext:value-type="float">
            <text:p>17284</text:p>
          </table:table-cell>
          <table:table-cell office:value-type="float" office:value="18613" calcext:value-type="float">
            <text:p>18613</text:p>
          </table:table-cell>
          <table:table-cell office:value-type="float" office:value="37533" calcext:value-type="float">
            <text:p>37533</text:p>
          </table:table-cell>
          <table:table-cell office:value-type="float" office:value="56448" calcext:value-type="float">
            <text:p>56448</text:p>
          </table:table-cell>
          <table:table-cell table:number-columns-repeated="6" office:value-type="float" office:value="58591" calcext:value-type="float">
            <text:p>585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17284" calcext:value-type="float">
            <text:p>17284</text:p>
          </table:table-cell>
          <table:table-cell office:value-type="float" office:value="27085" calcext:value-type="float">
            <text:p>27085</text:p>
          </table:table-cell>
          <table:table-cell office:value-type="float" office:value="54672" calcext:value-type="float">
            <text:p>54672</text:p>
          </table:table-cell>
          <table:table-cell table:number-columns-repeated="7" office:value-type="float" office:value="58591" calcext:value-type="float">
            <text:p>585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111402" calcext:value-type="float">
            <text:p>111402</text:p>
          </table:table-cell>
          <table:table-cell office:value-type="float" office:value="136566" calcext:value-type="float">
            <text:p>136566</text:p>
          </table:table-cell>
          <table:table-cell office:value-type="float" office:value="267447" calcext:value-type="float">
            <text:p>267447</text:p>
          </table:table-cell>
          <table:table-cell office:value-type="float" office:value="399309" calcext:value-type="float">
            <text:p>399309</text:p>
          </table:table-cell>
          <table:table-cell office:value-type="float" office:value="532362" calcext:value-type="float">
            <text:p>532362</text:p>
          </table:table-cell>
          <table:table-cell office:value-type="float" office:value="666133" calcext:value-type="float">
            <text:p>666133</text:p>
          </table:table-cell>
          <table:table-cell office:value-type="float" office:value="800546" calcext:value-type="float">
            <text:p>800546</text:p>
          </table:table-cell>
          <table:table-cell office:value-type="float" office:value="936175" calcext:value-type="float">
            <text:p>936175</text:p>
          </table:table-cell>
          <table:table-cell office:value-type="float" office:value="1073485" calcext:value-type="float">
            <text:p>1073485</text:p>
          </table:table-cell>
          <table:table-cell office:value-type="float" office:value="1212392" calcext:value-type="float">
            <text:p>12123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111402" calcext:value-type="float">
            <text:p>111402</text:p>
          </table:table-cell>
          <table:table-cell office:value-type="float" office:value="159907" calcext:value-type="float">
            <text:p>159907</text:p>
          </table:table-cell>
          <table:table-cell office:value-type="float" office:value="314567" calcext:value-type="float">
            <text:p>314567</text:p>
          </table:table-cell>
          <table:table-cell office:value-type="float" office:value="470473" calcext:value-type="float">
            <text:p>470473</text:p>
          </table:table-cell>
          <table:table-cell office:value-type="float" office:value="627961" calcext:value-type="float">
            <text:p>627961</text:p>
          </table:table-cell>
          <table:table-cell office:value-type="float" office:value="786226" calcext:value-type="float">
            <text:p>786226</text:p>
          </table:table-cell>
          <table:table-cell office:value-type="float" office:value="946086" calcext:value-type="float">
            <text:p>946086</text:p>
          </table:table-cell>
          <table:table-cell office:value-type="float" office:value="1108250" calcext:value-type="float">
            <text:p>1108250</text:p>
          </table:table-cell>
          <table:table-cell office:value-type="float" office:value="1272433" calcext:value-type="float">
            <text:p>1272433</text:p>
          </table:table-cell>
          <table:table-cell office:value-type="float" office:value="1438224" calcext:value-type="float">
            <text:p>143822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111402" calcext:value-type="float">
            <text:p>111402</text:p>
          </table:table-cell>
          <table:table-cell office:value-type="float" office:value="183236" calcext:value-type="float">
            <text:p>183236</text:p>
          </table:table-cell>
          <table:table-cell office:value-type="float" office:value="361680" calcext:value-type="float">
            <text:p>361680</text:p>
          </table:table-cell>
          <table:table-cell office:value-type="float" office:value="542065" calcext:value-type="float">
            <text:p>542065</text:p>
          </table:table-cell>
          <table:table-cell office:value-type="float" office:value="723857" calcext:value-type="float">
            <text:p>723857</text:p>
          </table:table-cell>
          <table:table-cell office:value-type="float" office:value="907229" calcext:value-type="float">
            <text:p>907229</text:p>
          </table:table-cell>
          <table:table-cell office:value-type="float" office:value="1093544" calcext:value-type="float">
            <text:p>1093544</text:p>
          </table:table-cell>
          <table:table-cell office:value-type="float" office:value="1282550" calcext:value-type="float">
            <text:p>1282550</text:p>
          </table:table-cell>
          <table:table-cell office:value-type="float" office:value="1473744" calcext:value-type="float">
            <text:p>1473744</text:p>
          </table:table-cell>
          <table:table-cell office:value-type="float" office:value="1666647" calcext:value-type="float">
            <text:p>16666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1851" calcext:value-type="float">
            <text:p>1851</text:p>
          </table:table-cell>
          <table:table-cell office:value-type="float" office:value="643" calcext:value-type="float">
            <text:p>643</text:p>
          </table:table-cell>
          <table:table-cell office:value-type="float" office:value="1442" calcext:value-type="float">
            <text:p>1442</text:p>
          </table:table-cell>
          <table:table-cell office:value-type="float" office:value="2298" calcext:value-type="float">
            <text:p>2298</text:p>
          </table:table-cell>
          <table:table-cell office:value-type="float" office:value="3184" calcext:value-type="float">
            <text:p>3184</text:p>
          </table:table-cell>
          <table:table-cell office:value-type="float" office:value="4066" calcext:value-type="float">
            <text:p>4066</text:p>
          </table:table-cell>
          <table:table-cell office:value-type="float" office:value="4952" calcext:value-type="float">
            <text:p>4952</text:p>
          </table:table-cell>
          <table:table-cell office:value-type="float" office:value="5859" calcext:value-type="float">
            <text:p>5859</text:p>
          </table:table-cell>
          <table:table-cell office:value-type="float" office:value="6778" calcext:value-type="float">
            <text:p>6778</text:p>
          </table:table-cell>
          <table:table-cell office:value-type="float" office:value="7718" calcext:value-type="float">
            <text:p>77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1851" calcext:value-type="float">
            <text:p>1851</text:p>
          </table:table-cell>
          <table:table-cell office:value-type="float" office:value="1744" calcext:value-type="float">
            <text:p>1744</text:p>
          </table:table-cell>
          <table:table-cell office:value-type="float" office:value="3810" calcext:value-type="float">
            <text:p>3810</text:p>
          </table:table-cell>
          <table:table-cell office:value-type="float" office:value="5918" calcext:value-type="float">
            <text:p>5918</text:p>
          </table:table-cell>
          <table:table-cell office:value-type="float" office:value="8119" calcext:value-type="float">
            <text:p>8119</text:p>
          </table:table-cell>
          <table:table-cell office:value-type="float" office:value="10421" calcext:value-type="float">
            <text:p>10421</text:p>
          </table:table-cell>
          <table:table-cell office:value-type="float" office:value="12835" calcext:value-type="float">
            <text:p>12835</text:p>
          </table:table-cell>
          <table:table-cell office:value-type="float" office:value="15337" calcext:value-type="float">
            <text:p>15337</text:p>
          </table:table-cell>
          <table:table-cell office:value-type="float" office:value="17905" calcext:value-type="float">
            <text:p>17905</text:p>
          </table:table-cell>
          <table:table-cell office:value-type="float" office:value="19797" calcext:value-type="float">
            <text:p>197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1851" calcext:value-type="float">
            <text:p>1851</text:p>
          </table:table-cell>
          <table:table-cell office:value-type="float" office:value="2926" calcext:value-type="float">
            <text:p>2926</text:p>
          </table:table-cell>
          <table:table-cell office:value-type="float" office:value="6241" calcext:value-type="float">
            <text:p>6241</text:p>
          </table:table-cell>
          <table:table-cell office:value-type="float" office:value="9778" calcext:value-type="float">
            <text:p>9778</text:p>
          </table:table-cell>
          <table:table-cell office:value-type="float" office:value="13580" calcext:value-type="float">
            <text:p>13580</text:p>
          </table:table-cell>
          <table:table-cell office:value-type="float" office:value="17581" calcext:value-type="float">
            <text:p>17581</text:p>
          </table:table-cell>
          <table:table-cell table:number-columns-repeated="4" office:value-type="float" office:value="19797" calcext:value-type="float">
            <text:p>197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 office:value-type="float" office:value="260" calcext:value-type="float">
            <text:p>260</text:p>
          </table:table-cell>
          <table:table-cell office:value-type="float" office:value="333" calcext:value-type="float">
            <text:p>333</text:p>
          </table:table-cell>
          <table:table-cell office:value-type="float" office:value="410" calcext:value-type="float">
            <text:p>410</text:p>
          </table:table-cell>
          <table:table-cell office:value-type="float" office:value="488" calcext:value-type="float">
            <text:p>488</text:p>
          </table:table-cell>
          <table:table-cell office:value-type="float" office:value="568" calcext:value-type="float">
            <text:p>56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302" calcext:value-type="float">
            <text:p>302</text:p>
          </table:table-cell>
          <table:table-cell office:value-type="float" office:value="418" calcext:value-type="float">
            <text:p>418</text:p>
          </table:table-cell>
          <table:table-cell office:value-type="float" office:value="538" calcext:value-type="float">
            <text:p>538</text:p>
          </table:table-cell>
          <table:table-cell office:value-type="float" office:value="660" calcext:value-type="float">
            <text:p>660</text:p>
          </table:table-cell>
          <table:table-cell office:value-type="float" office:value="787" calcext:value-type="float">
            <text:p>787</text:p>
          </table:table-cell>
          <table:table-cell office:value-type="float" office:value="918" calcext:value-type="float">
            <text:p>91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1704" calcext:value-type="float">
            <text:p>11704</text:p>
          </table:table-cell>
          <table:table-cell office:value-type="float" office:value="12426" calcext:value-type="float">
            <text:p>12426</text:p>
          </table:table-cell>
          <table:table-cell office:value-type="float" office:value="23673" calcext:value-type="float">
            <text:p>23673</text:p>
          </table:table-cell>
          <table:table-cell office:value-type="float" office:value="34746" calcext:value-type="float">
            <text:p>34746</text:p>
          </table:table-cell>
          <table:table-cell office:value-type="float" office:value="45433" calcext:value-type="float">
            <text:p>45433</text:p>
          </table:table-cell>
          <table:table-cell office:value-type="float" office:value="55764" calcext:value-type="float">
            <text:p>55764</text:p>
          </table:table-cell>
          <table:table-cell office:value-type="float" office:value="66291" calcext:value-type="float">
            <text:p>66291</text:p>
          </table:table-cell>
          <table:table-cell office:value-type="float" office:value="77038" calcext:value-type="float">
            <text:p>77038</text:p>
          </table:table-cell>
          <table:table-cell office:value-type="float" office:value="87958" calcext:value-type="float">
            <text:p>87958</text:p>
          </table:table-cell>
          <table:table-cell office:value-type="float" office:value="99020" calcext:value-type="float">
            <text:p>990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1704" calcext:value-type="float">
            <text:p>11704</text:p>
          </table:table-cell>
          <table:table-cell office:value-type="float" office:value="15637" calcext:value-type="float">
            <text:p>15637</text:p>
          </table:table-cell>
          <table:table-cell office:value-type="float" office:value="29981" calcext:value-type="float">
            <text:p>29981</text:p>
          </table:table-cell>
          <table:table-cell office:value-type="float" office:value="43842" calcext:value-type="float">
            <text:p>43842</text:p>
          </table:table-cell>
          <table:table-cell office:value-type="float" office:value="57109" calcext:value-type="float">
            <text:p>57109</text:p>
          </table:table-cell>
          <table:table-cell office:value-type="float" office:value="70701" calcext:value-type="float">
            <text:p>70701</text:p>
          </table:table-cell>
          <table:table-cell office:value-type="float" office:value="84601" calcext:value-type="float">
            <text:p>84601</text:p>
          </table:table-cell>
          <table:table-cell office:value-type="float" office:value="98765" calcext:value-type="float">
            <text:p>98765</text:p>
          </table:table-cell>
          <table:table-cell office:value-type="float" office:value="113033" calcext:value-type="float">
            <text:p>113033</text:p>
          </table:table-cell>
          <table:table-cell office:value-type="float" office:value="127387" calcext:value-type="float">
            <text:p>1273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1704" calcext:value-type="float">
            <text:p>11704</text:p>
          </table:table-cell>
          <table:table-cell office:value-type="float" office:value="18827" calcext:value-type="float">
            <text:p>18827</text:p>
          </table:table-cell>
          <table:table-cell office:value-type="float" office:value="36163" calcext:value-type="float">
            <text:p>36163</text:p>
          </table:table-cell>
          <table:table-cell office:value-type="float" office:value="52617" calcext:value-type="float">
            <text:p>52617</text:p>
          </table:table-cell>
          <table:table-cell office:value-type="float" office:value="69066" calcext:value-type="float">
            <text:p>69066</text:p>
          </table:table-cell>
          <table:table-cell office:value-type="float" office:value="86033" calcext:value-type="float">
            <text:p>86033</text:p>
          </table:table-cell>
          <table:table-cell office:value-type="float" office:value="103333" calcext:value-type="float">
            <text:p>103333</text:p>
          </table:table-cell>
          <table:table-cell office:value-type="float" office:value="120800" calcext:value-type="float">
            <text:p>120800</text:p>
          </table:table-cell>
          <table:table-cell office:value-type="float" office:value="138369" calcext:value-type="float">
            <text:p>138369</text:p>
          </table:table-cell>
          <table:table-cell office:value-type="float" office:value="156044" calcext:value-type="float">
            <text:p>156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1231" calcext:value-type="float">
            <text:p>1231</text:p>
          </table:table-cell>
          <table:table-cell office:value-type="float" office:value="172" calcext:value-type="float">
            <text:p>172</text:p>
          </table:table-cell>
          <table:table-cell office:value-type="float" office:value="364" calcext:value-type="float">
            <text:p>364</text:p>
          </table:table-cell>
          <table:table-cell office:value-type="float" office:value="560" calcext:value-type="float">
            <text:p>560</text:p>
          </table:table-cell>
          <table:table-cell office:value-type="float" office:value="766" calcext:value-type="float">
            <text:p>766</text:p>
          </table:table-cell>
          <table:table-cell office:value-type="float" office:value="978" calcext:value-type="float">
            <text:p>978</text:p>
          </table:table-cell>
          <table:table-cell office:value-type="float" office:value="1199" calcext:value-type="float">
            <text:p>1199</text:p>
          </table:table-cell>
          <table:table-cell office:value-type="float" office:value="1425" calcext:value-type="float">
            <text:p>1425</text:p>
          </table:table-cell>
          <table:table-cell office:value-type="float" office:value="1655" calcext:value-type="float">
            <text:p>1655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1231" calcext:value-type="float">
            <text:p>1231</text:p>
          </table:table-cell>
          <table:table-cell office:value-type="float" office:value="1237" calcext:value-type="float">
            <text:p>1237</text:p>
          </table:table-cell>
          <table:table-cell office:value-type="float" office:value="2696" calcext:value-type="float">
            <text:p>2696</text:p>
          </table:table-cell>
          <table:table-cell office:value-type="float" office:value="4340" calcext:value-type="float">
            <text:p>4340</text:p>
          </table:table-cell>
          <table:table-cell office:value-type="float" office:value="6165" calcext:value-type="float">
            <text:p>6165</text:p>
          </table:table-cell>
          <table:table-cell office:value-type="float" office:value="8128" calcext:value-type="float">
            <text:p>8128</text:p>
          </table:table-cell>
          <table:table-cell office:value-type="float" office:value="10200" calcext:value-type="float">
            <text:p>10200</text:p>
          </table:table-cell>
          <table:table-cell office:value-type="float" office:value="12330" calcext:value-type="float">
            <text:p>12330</text:p>
          </table:table-cell>
          <table:table-cell office:value-type="float" office:value="14505" calcext:value-type="float">
            <text:p>14505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1231" calcext:value-type="float">
            <text:p>1231</text:p>
          </table:table-cell>
          <table:table-cell office:value-type="float" office:value="2448" calcext:value-type="float">
            <text:p>2448</text:p>
          </table:table-cell>
          <table:table-cell office:value-type="float" office:value="5554" calcext:value-type="float">
            <text:p>5554</text:p>
          </table:table-cell>
          <table:table-cell office:value-type="float" office:value="9180" calcext:value-type="float">
            <text:p>9180</text:p>
          </table:table-cell>
          <table:table-cell office:value-type="float" office:value="13091" calcext:value-type="float">
            <text:p>13091</text:p>
          </table:table-cell>
          <table:table-cell office:value-type="float" office:value="17122" calcext:value-type="float">
            <text:p>17122</text:p>
          </table:table-cell>
          <table:table-cell office:value-type="float" office:value="20549" calcext:value-type="float">
            <text:p>20549</text:p>
          </table:table-cell>
          <table:table-cell table:number-columns-repeated="3" office:value-type="float" office:value="25533" calcext:value-type="float">
            <text:p>2553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101927" calcext:value-type="float">
            <text:p>101927</text:p>
          </table:table-cell>
          <table:table-cell office:value-type="float" office:value="69956" calcext:value-type="float">
            <text:p>69956</text:p>
          </table:table-cell>
          <table:table-cell office:value-type="float" office:value="147451" calcext:value-type="float">
            <text:p>147451</text:p>
          </table:table-cell>
          <table:table-cell office:value-type="float" office:value="230446" calcext:value-type="float">
            <text:p>230446</text:p>
          </table:table-cell>
          <table:table-cell office:value-type="float" office:value="319647" calcext:value-type="float">
            <text:p>319647</text:p>
          </table:table-cell>
          <table:table-cell office:value-type="float" office:value="415147" calcext:value-type="float">
            <text:p>415147</text:p>
          </table:table-cell>
          <table:table-cell office:value-type="float" office:value="516464" calcext:value-type="float">
            <text:p>516464</text:p>
          </table:table-cell>
          <table:table-cell office:value-type="float" office:value="622517" calcext:value-type="float">
            <text:p>622517</text:p>
          </table:table-cell>
          <table:table-cell office:value-type="float" office:value="731417" calcext:value-type="float">
            <text:p>731417</text:p>
          </table:table-cell>
          <table:table-cell office:value-type="float" office:value="842928" calcext:value-type="float">
            <text:p>8429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101927" calcext:value-type="float">
            <text:p>101927</text:p>
          </table:table-cell>
          <table:table-cell office:value-type="float" office:value="107296" calcext:value-type="float">
            <text:p>107296</text:p>
          </table:table-cell>
          <table:table-cell office:value-type="float" office:value="229052" calcext:value-type="float">
            <text:p>229052</text:p>
          </table:table-cell>
          <table:table-cell office:value-type="float" office:value="364276" calcext:value-type="float">
            <text:p>364276</text:p>
          </table:table-cell>
          <table:table-cell office:value-type="float" office:value="513123" calcext:value-type="float">
            <text:p>513123</text:p>
          </table:table-cell>
          <table:table-cell office:value-type="float" office:value="672242" calcext:value-type="float">
            <text:p>672242</text:p>
          </table:table-cell>
          <table:table-cell office:value-type="float" office:value="837485" calcext:value-type="float">
            <text:p>837485</text:p>
          </table:table-cell>
          <table:table-cell office:value-type="float" office:value="1006744" calcext:value-type="float">
            <text:p>1006744</text:p>
          </table:table-cell>
          <table:table-cell office:value-type="float" office:value="1180325" calcext:value-type="float">
            <text:p>1180325</text:p>
          </table:table-cell>
          <table:table-cell office:value-type="float" office:value="1357021" calcext:value-type="float">
            <text:p>13570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101927" calcext:value-type="float">
            <text:p>101927</text:p>
          </table:table-cell>
          <table:table-cell office:value-type="float" office:value="146152" calcext:value-type="float">
            <text:p>146152</text:p>
          </table:table-cell>
          <table:table-cell office:value-type="float" office:value="316674" calcext:value-type="float">
            <text:p>316674</text:p>
          </table:table-cell>
          <table:table-cell office:value-type="float" office:value="511447" calcext:value-type="float">
            <text:p>511447</text:p>
          </table:table-cell>
          <table:table-cell office:value-type="float" office:value="724300" calcext:value-type="float">
            <text:p>724300</text:p>
          </table:table-cell>
          <table:table-cell office:value-type="float" office:value="946822" calcext:value-type="float">
            <text:p>946822</text:p>
          </table:table-cell>
          <table:table-cell office:value-type="float" office:value="1176508" calcext:value-type="float">
            <text:p>1176508</text:p>
          </table:table-cell>
          <table:table-cell office:value-type="float" office:value="1411859" calcext:value-type="float">
            <text:p>1411859</text:p>
          </table:table-cell>
          <table:table-cell office:value-type="float" office:value="1650765" calcext:value-type="float">
            <text:p>1650765</text:p>
          </table:table-cell>
          <table:table-cell office:value-type="float" office:value="1892223" calcext:value-type="float">
            <text:p>18922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70" calcext:value-type="float">
            <text:p>170</text:p>
          </table:table-cell>
          <table:table-cell office:value-type="float" office:value="225" calcext:value-type="float">
            <text:p>225</text:p>
          </table:table-cell>
          <table:table-cell table:number-columns-repeated="5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50739" calcext:value-type="float">
            <text:p>50739</text:p>
          </table:table-cell>
          <table:table-cell office:value-type="float" office:value="32351" calcext:value-type="float">
            <text:p>32351</text:p>
          </table:table-cell>
          <table:table-cell office:value-type="float" office:value="67499" calcext:value-type="float">
            <text:p>67499</text:p>
          </table:table-cell>
          <table:table-cell office:value-type="float" office:value="104682" calcext:value-type="float">
            <text:p>104682</text:p>
          </table:table-cell>
          <table:table-cell office:value-type="float" office:value="142630" calcext:value-type="float">
            <text:p>142630</text:p>
          </table:table-cell>
          <table:table-cell office:value-type="float" office:value="181052" calcext:value-type="float">
            <text:p>181052</text:p>
          </table:table-cell>
          <table:table-cell office:value-type="float" office:value="220013" calcext:value-type="float">
            <text:p>220013</text:p>
          </table:table-cell>
          <table:table-cell office:value-type="float" office:value="259430" calcext:value-type="float">
            <text:p>259430</text:p>
          </table:table-cell>
          <table:table-cell office:value-type="float" office:value="299338" calcext:value-type="float">
            <text:p>299338</text:p>
          </table:table-cell>
          <table:table-cell office:value-type="float" office:value="340502" calcext:value-type="float">
            <text:p>3405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50739" calcext:value-type="float">
            <text:p>50739</text:p>
          </table:table-cell>
          <table:table-cell office:value-type="float" office:value="52937" calcext:value-type="float">
            <text:p>52937</text:p>
          </table:table-cell>
          <table:table-cell office:value-type="float" office:value="112054" calcext:value-type="float">
            <text:p>112054</text:p>
          </table:table-cell>
          <table:table-cell office:value-type="float" office:value="173069" calcext:value-type="float">
            <text:p>173069</text:p>
          </table:table-cell>
          <table:table-cell office:value-type="float" office:value="235388" calcext:value-type="float">
            <text:p>235388</text:p>
          </table:table-cell>
          <table:table-cell office:value-type="float" office:value="298894" calcext:value-type="float">
            <text:p>298894</text:p>
          </table:table-cell>
          <table:table-cell office:value-type="float" office:value="365560" calcext:value-type="float">
            <text:p>365560</text:p>
          </table:table-cell>
          <table:table-cell office:value-type="float" office:value="440316" calcext:value-type="float">
            <text:p>440316</text:p>
          </table:table-cell>
          <table:table-cell table:number-columns-repeated="2" office:value-type="float" office:value="493217" calcext:value-type="float">
            <text:p>4932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50739" calcext:value-type="float">
            <text:p>50739</text:p>
          </table:table-cell>
          <table:table-cell office:value-type="float" office:value="74679" calcext:value-type="float">
            <text:p>74679</text:p>
          </table:table-cell>
          <table:table-cell office:value-type="float" office:value="157607" calcext:value-type="float">
            <text:p>157607</text:p>
          </table:table-cell>
          <table:table-cell office:value-type="float" office:value="243089" calcext:value-type="float">
            <text:p>243089</text:p>
          </table:table-cell>
          <table:table-cell office:value-type="float" office:value="331394" calcext:value-type="float">
            <text:p>331394</text:p>
          </table:table-cell>
          <table:table-cell office:value-type="float" office:value="429821" calcext:value-type="float">
            <text:p>429821</text:p>
          </table:table-cell>
          <table:table-cell table:number-columns-repeated="4" office:value-type="float" office:value="493217" calcext:value-type="float">
            <text:p>4932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84" calcext:value-type="float">
            <text:p>184</text:p>
          </table:table-cell>
          <table:table-cell office:value-type="float" office:value="311" calcext:value-type="float">
            <text:p>311</text:p>
          </table:table-cell>
          <table:table-cell table:number-columns-repeated="6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424" calcext:value-type="float">
            <text:p>424</text:p>
          </table:table-cell>
          <table:table-cell table:number-columns-repeated="7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157" calcext:value-type="float">
            <text:p>157</text:p>
          </table:table-cell>
          <table:table-cell office:value-type="float" office:value="240" calcext:value-type="float">
            <text:p>240</text:p>
          </table:table-cell>
          <table:table-cell table:number-columns-repeated="8"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318" calcext:value-type="float">
            <text:p>318</text:p>
          </table:table-cell>
          <table:table-cell office:value-type="float" office:value="80" calcext:value-type="float">
            <text:p>80</text:p>
          </table:table-cell>
          <table:table-cell office:value-type="float" office:value="177" calcext:value-type="float">
            <text:p>177</text:p>
          </table:table-cell>
          <table:table-cell office:value-type="float" office:value="299" calcext:value-type="float">
            <text:p>299</text:p>
          </table:table-cell>
          <table:table-cell office:value-type="float" office:value="449" calcext:value-type="float">
            <text:p>449</text:p>
          </table:table-cell>
          <table:table-cell office:value-type="float" office:value="615" calcext:value-type="float">
            <text:p>615</text:p>
          </table:table-cell>
          <table:table-cell office:value-type="float" office:value="788" calcext:value-type="float">
            <text:p>788</text:p>
          </table:table-cell>
          <table:table-cell office:value-type="float" office:value="966" calcext:value-type="float">
            <text:p>966</text:p>
          </table:table-cell>
          <table:table-cell office:value-type="float" office:value="1146" calcext:value-type="float">
            <text:p>114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318" calcext:value-type="float">
            <text:p>318</text:p>
          </table:table-cell>
          <table:table-cell office:value-type="float" office:value="355" calcext:value-type="float">
            <text:p>355</text:p>
          </table:table-cell>
          <table:table-cell office:value-type="float" office:value="933" calcext:value-type="float">
            <text:p>933</text:p>
          </table:table-cell>
          <table:table-cell office:value-type="float" office:value="1559" calcext:value-type="float">
            <text:p>1559</text:p>
          </table:table-cell>
          <table:table-cell office:value-type="float" office:value="2216" calcext:value-type="float">
            <text:p>2216</text:p>
          </table:table-cell>
          <table:table-cell office:value-type="float" office:value="2886" calcext:value-type="float">
            <text:p>2886</text:p>
          </table:table-cell>
          <table:table-cell office:value-type="float" office:value="3316" calcext:value-type="float">
            <text:p>3316</text:p>
          </table:table-cell>
          <table:table-cell table:number-columns-repeated="3"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318" calcext:value-type="float">
            <text:p>318</text:p>
          </table:table-cell>
          <table:table-cell office:value-type="float" office:value="757" calcext:value-type="float">
            <text:p>757</text:p>
          </table:table-cell>
          <table:table-cell office:value-type="float" office:value="1828" calcext:value-type="float">
            <text:p>1828</text:p>
          </table:table-cell>
          <table:table-cell office:value-type="float" office:value="2973" calcext:value-type="float">
            <text:p>2973</text:p>
          </table:table-cell>
          <table:table-cell table:number-columns-repeated="6" office:value-type="float" office:value="3878" calcext:value-type="float">
            <text:p>38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57161" calcext:value-type="float">
            <text:p>57161</text:p>
          </table:table-cell>
          <table:table-cell office:value-type="float" office:value="48818" calcext:value-type="float">
            <text:p>48818</text:p>
          </table:table-cell>
          <table:table-cell office:value-type="float" office:value="104804" calcext:value-type="float">
            <text:p>104804</text:p>
          </table:table-cell>
          <table:table-cell office:value-type="float" office:value="164722" calcext:value-type="float">
            <text:p>164722</text:p>
          </table:table-cell>
          <table:table-cell office:value-type="float" office:value="228357" calcext:value-type="float">
            <text:p>228357</text:p>
          </table:table-cell>
          <table:table-cell office:value-type="float" office:value="294513" calcext:value-type="float">
            <text:p>294513</text:p>
          </table:table-cell>
          <table:table-cell office:value-type="float" office:value="362162" calcext:value-type="float">
            <text:p>362162</text:p>
          </table:table-cell>
          <table:table-cell office:value-type="float" office:value="430871" calcext:value-type="float">
            <text:p>430871</text:p>
          </table:table-cell>
          <table:table-cell office:value-type="float" office:value="501026" calcext:value-type="float">
            <text:p>501026</text:p>
          </table:table-cell>
          <table:table-cell office:value-type="float" office:value="573382" calcext:value-type="float">
            <text:p>5733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57161" calcext:value-type="float">
            <text:p>57161</text:p>
          </table:table-cell>
          <table:table-cell office:value-type="float" office:value="61377" calcext:value-type="float">
            <text:p>61377</text:p>
          </table:table-cell>
          <table:table-cell office:value-type="float" office:value="132303" calcext:value-type="float">
            <text:p>132303</text:p>
          </table:table-cell>
          <table:table-cell office:value-type="float" office:value="208870" calcext:value-type="float">
            <text:p>208870</text:p>
          </table:table-cell>
          <table:table-cell office:value-type="float" office:value="290031" calcext:value-type="float">
            <text:p>290031</text:p>
          </table:table-cell>
          <table:table-cell office:value-type="float" office:value="373496" calcext:value-type="float">
            <text:p>373496</text:p>
          </table:table-cell>
          <table:table-cell office:value-type="float" office:value="458714" calcext:value-type="float">
            <text:p>458714</text:p>
          </table:table-cell>
          <table:table-cell office:value-type="float" office:value="546567" calcext:value-type="float">
            <text:p>546567</text:p>
          </table:table-cell>
          <table:table-cell office:value-type="float" office:value="637848" calcext:value-type="float">
            <text:p>637848</text:p>
          </table:table-cell>
          <table:table-cell office:value-type="float" office:value="731691" calcext:value-type="float">
            <text:p>7316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57161" calcext:value-type="float">
            <text:p>57161</text:p>
          </table:table-cell>
          <table:table-cell office:value-type="float" office:value="74289" calcext:value-type="float">
            <text:p>74289</text:p>
          </table:table-cell>
          <table:table-cell office:value-type="float" office:value="160600" calcext:value-type="float">
            <text:p>160600</text:p>
          </table:table-cell>
          <table:table-cell office:value-type="float" office:value="254613" calcext:value-type="float">
            <text:p>254613</text:p>
          </table:table-cell>
          <table:table-cell office:value-type="float" office:value="353029" calcext:value-type="float">
            <text:p>353029</text:p>
          </table:table-cell>
          <table:table-cell office:value-type="float" office:value="454024" calcext:value-type="float">
            <text:p>454024</text:p>
          </table:table-cell>
          <table:table-cell office:value-type="float" office:value="558674" calcext:value-type="float">
            <text:p>558674</text:p>
          </table:table-cell>
          <table:table-cell office:value-type="float" office:value="668005" calcext:value-type="float">
            <text:p>668005</text:p>
          </table:table-cell>
          <table:table-cell office:value-type="float" office:value="780765" calcext:value-type="float">
            <text:p>780765</text:p>
          </table:table-cell>
          <table:table-cell office:value-type="float" office:value="896938" calcext:value-type="float">
            <text:p>8969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42132" calcext:value-type="float">
            <text:p>42132</text:p>
          </table:table-cell>
          <table:table-cell office:value-type="float" office:value="35035" calcext:value-type="float">
            <text:p>35035</text:p>
          </table:table-cell>
          <table:table-cell office:value-type="float" office:value="70507" calcext:value-type="float">
            <text:p>70507</text:p>
          </table:table-cell>
          <table:table-cell office:value-type="float" office:value="105735" calcext:value-type="float">
            <text:p>105735</text:p>
          </table:table-cell>
          <table:table-cell office:value-type="float" office:value="141003" calcext:value-type="float">
            <text:p>141003</text:p>
          </table:table-cell>
          <table:table-cell office:value-type="float" office:value="176638" calcext:value-type="float">
            <text:p>176638</text:p>
          </table:table-cell>
          <table:table-cell office:value-type="float" office:value="212863" calcext:value-type="float">
            <text:p>212863</text:p>
          </table:table-cell>
          <table:table-cell office:value-type="float" office:value="249758" calcext:value-type="float">
            <text:p>249758</text:p>
          </table:table-cell>
          <table:table-cell office:value-type="float" office:value="287392" calcext:value-type="float">
            <text:p>287392</text:p>
          </table:table-cell>
          <table:table-cell office:value-type="float" office:value="325929" calcext:value-type="float">
            <text:p>3259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42132" calcext:value-type="float">
            <text:p>42132</text:p>
          </table:table-cell>
          <table:table-cell office:value-type="float" office:value="49961" calcext:value-type="float">
            <text:p>49961</text:p>
          </table:table-cell>
          <table:table-cell office:value-type="float" office:value="99960" calcext:value-type="float">
            <text:p>99960</text:p>
          </table:table-cell>
          <table:table-cell office:value-type="float" office:value="150013" calcext:value-type="float">
            <text:p>150013</text:p>
          </table:table-cell>
          <table:table-cell office:value-type="float" office:value="200920" calcext:value-type="float">
            <text:p>200920</text:p>
          </table:table-cell>
          <table:table-cell office:value-type="float" office:value="253122" calcext:value-type="float">
            <text:p>253122</text:p>
          </table:table-cell>
          <table:table-cell office:value-type="float" office:value="306863" calcext:value-type="float">
            <text:p>306863</text:p>
          </table:table-cell>
          <table:table-cell office:value-type="float" office:value="362503" calcext:value-type="float">
            <text:p>362503</text:p>
          </table:table-cell>
          <table:table-cell office:value-type="float" office:value="420044" calcext:value-type="float">
            <text:p>420044</text:p>
          </table:table-cell>
          <table:table-cell office:value-type="float" office:value="479375" calcext:value-type="float">
            <text:p>4793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42132" calcext:value-type="float">
            <text:p>42132</text:p>
          </table:table-cell>
          <table:table-cell office:value-type="float" office:value="64725" calcext:value-type="float">
            <text:p>64725</text:p>
          </table:table-cell>
          <table:table-cell office:value-type="float" office:value="129422" calcext:value-type="float">
            <text:p>129422</text:p>
          </table:table-cell>
          <table:table-cell office:value-type="float" office:value="194990" calcext:value-type="float">
            <text:p>194990</text:p>
          </table:table-cell>
          <table:table-cell office:value-type="float" office:value="262632" calcext:value-type="float">
            <text:p>262632</text:p>
          </table:table-cell>
          <table:table-cell office:value-type="float" office:value="333000" calcext:value-type="float">
            <text:p>333000</text:p>
          </table:table-cell>
          <table:table-cell office:value-type="float" office:value="406595" calcext:value-type="float">
            <text:p>406595</text:p>
          </table:table-cell>
          <table:table-cell office:value-type="float" office:value="483213" calcext:value-type="float">
            <text:p>483213</text:p>
          </table:table-cell>
          <table:table-cell office:value-type="float" office:value="562476" calcext:value-type="float">
            <text:p>562476</text:p>
          </table:table-cell>
          <table:table-cell office:value-type="float" office:value="644227" calcext:value-type="float">
            <text:p>6442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217" calcext:value-type="float">
            <text:p>217</text:p>
          </table:table-cell>
          <table:table-cell office:value-type="float" office:value="258" calcext:value-type="float">
            <text:p>258</text:p>
          </table:table-cell>
          <table:table-cell office:value-type="float" office:value="303" calcext:value-type="float">
            <text:p>303</text:p>
          </table:table-cell>
          <table:table-cell office:value-type="float" office:value="351" calcext:value-type="float">
            <text:p>3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68" calcext:value-type="float">
            <text:p>168</text:p>
          </table:table-cell>
          <table:table-cell office:value-type="float" office:value="250" calcext:value-type="float">
            <text:p>250</text:p>
          </table:table-cell>
          <table:table-cell office:value-type="float" office:value="338" calcext:value-type="float">
            <text:p>338</text:p>
          </table:table-cell>
          <table:table-cell office:value-type="float" office:value="428" calcext:value-type="float">
            <text:p>428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693" calcext:value-type="float">
            <text:p>69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47" calcext:value-type="float">
            <text:p>247</text:p>
          </table:table-cell>
          <table:table-cell office:value-type="float" office:value="379" calcext:value-type="float">
            <text:p>379</text:p>
          </table:table-cell>
          <table:table-cell office:value-type="float" office:value="508" calcext:value-type="float">
            <text:p>508</text:p>
          </table:table-cell>
          <table:table-cell office:value-type="float" office:value="640" calcext:value-type="float">
            <text:p>640</text:p>
          </table:table-cell>
          <table:table-cell office:value-type="float" office:value="772" calcext:value-type="float">
            <text:p>772</text:p>
          </table:table-cell>
          <table:table-cell office:value-type="float" office:value="912" calcext:value-type="float">
            <text:p>912</text:p>
          </table:table-cell>
          <table:table-cell office:value-type="float" office:value="1060" calcext:value-type="float">
            <text:p>106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36864" calcext:value-type="float">
            <text:p>36864</text:p>
          </table:table-cell>
          <table:table-cell office:value-type="float" office:value="43101" calcext:value-type="float">
            <text:p>43101</text:p>
          </table:table-cell>
          <table:table-cell office:value-type="float" office:value="78624" calcext:value-type="float">
            <text:p>78624</text:p>
          </table:table-cell>
          <table:table-cell office:value-type="float" office:value="116235" calcext:value-type="float">
            <text:p>116235</text:p>
          </table:table-cell>
          <table:table-cell office:value-type="float" office:value="158028" calcext:value-type="float">
            <text:p>158028</text:p>
          </table:table-cell>
          <table:table-cell office:value-type="float" office:value="202597" calcext:value-type="float">
            <text:p>202597</text:p>
          </table:table-cell>
          <table:table-cell office:value-type="float" office:value="248437" calcext:value-type="float">
            <text:p>248437</text:p>
          </table:table-cell>
          <table:table-cell office:value-type="float" office:value="295617" calcext:value-type="float">
            <text:p>295617</text:p>
          </table:table-cell>
          <table:table-cell office:value-type="float" office:value="343563" calcext:value-type="float">
            <text:p>343563</text:p>
          </table:table-cell>
          <table:table-cell office:value-type="float" office:value="393067" calcext:value-type="float">
            <text:p>3930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36864" calcext:value-type="float">
            <text:p>36864</text:p>
          </table:table-cell>
          <table:table-cell office:value-type="float" office:value="55629" calcext:value-type="float">
            <text:p>55629</text:p>
          </table:table-cell>
          <table:table-cell office:value-type="float" office:value="105366" calcext:value-type="float">
            <text:p>105366</text:p>
          </table:table-cell>
          <table:table-cell office:value-type="float" office:value="161652" calcext:value-type="float">
            <text:p>161652</text:p>
          </table:table-cell>
          <table:table-cell office:value-type="float" office:value="222716" calcext:value-type="float">
            <text:p>222716</text:p>
          </table:table-cell>
          <table:table-cell office:value-type="float" office:value="286348" calcext:value-type="float">
            <text:p>286348</text:p>
          </table:table-cell>
          <table:table-cell office:value-type="float" office:value="351680" calcext:value-type="float">
            <text:p>351680</text:p>
          </table:table-cell>
          <table:table-cell office:value-type="float" office:value="419455" calcext:value-type="float">
            <text:p>419455</text:p>
          </table:table-cell>
          <table:table-cell office:value-type="float" office:value="488487" calcext:value-type="float">
            <text:p>488487</text:p>
          </table:table-cell>
          <table:table-cell office:value-type="float" office:value="559391" calcext:value-type="float">
            <text:p>5593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36864" calcext:value-type="float">
            <text:p>36864</text:p>
          </table:table-cell>
          <table:table-cell office:value-type="float" office:value="68518" calcext:value-type="float">
            <text:p>68518</text:p>
          </table:table-cell>
          <table:table-cell office:value-type="float" office:value="134323" calcext:value-type="float">
            <text:p>134323</text:p>
          </table:table-cell>
          <table:table-cell office:value-type="float" office:value="210069" calcext:value-type="float">
            <text:p>210069</text:p>
          </table:table-cell>
          <table:table-cell office:value-type="float" office:value="290282" calcext:value-type="float">
            <text:p>290282</text:p>
          </table:table-cell>
          <table:table-cell office:value-type="float" office:value="373617" calcext:value-type="float">
            <text:p>373617</text:p>
          </table:table-cell>
          <table:table-cell office:value-type="float" office:value="460067" calcext:value-type="float">
            <text:p>460067</text:p>
          </table:table-cell>
          <table:table-cell office:value-type="float" office:value="549070" calcext:value-type="float">
            <text:p>549070</text:p>
          </table:table-cell>
          <table:table-cell office:value-type="float" office:value="641509" calcext:value-type="float">
            <text:p>641509</text:p>
          </table:table-cell>
          <table:table-cell office:value-type="float" office:value="736743" calcext:value-type="float">
            <text:p>73674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614823" calcext:value-type="float">
            <text:p>614823</text:p>
          </table:table-cell>
          <table:table-cell office:value-type="float" office:value="556889" calcext:value-type="float">
            <text:p>556889</text:p>
          </table:table-cell>
          <table:table-cell office:value-type="float" office:value="1158415" calcext:value-type="float">
            <text:p>1158415</text:p>
          </table:table-cell>
          <table:table-cell office:value-type="float" office:value="1794984" calcext:value-type="float">
            <text:p>1794984</text:p>
          </table:table-cell>
          <table:table-cell office:value-type="float" office:value="2459662" calcext:value-type="float">
            <text:p>2459662</text:p>
          </table:table-cell>
          <table:table-cell office:value-type="float" office:value="3155609" calcext:value-type="float">
            <text:p>3155609</text:p>
          </table:table-cell>
          <table:table-cell office:value-type="float" office:value="3885148" calcext:value-type="float">
            <text:p>3885148</text:p>
          </table:table-cell>
          <table:table-cell office:value-type="float" office:value="4651258" calcext:value-type="float">
            <text:p>4651258</text:p>
          </table:table-cell>
          <table:table-cell office:value-type="float" office:value="5446386" calcext:value-type="float">
            <text:p>5446386</text:p>
          </table:table-cell>
          <table:table-cell office:value-type="float" office:value="6263463" calcext:value-type="float">
            <text:p>62634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614823" calcext:value-type="float">
            <text:p>614823</text:p>
          </table:table-cell>
          <table:table-cell office:value-type="float" office:value="734117" calcext:value-type="float">
            <text:p>734117</text:p>
          </table:table-cell>
          <table:table-cell office:value-type="float" office:value="1539813" calcext:value-type="float">
            <text:p>1539813</text:p>
          </table:table-cell>
          <table:table-cell office:value-type="float" office:value="2396360" calcext:value-type="float">
            <text:p>2396360</text:p>
          </table:table-cell>
          <table:table-cell office:value-type="float" office:value="3305004" calcext:value-type="float">
            <text:p>3305004</text:p>
          </table:table-cell>
          <table:table-cell office:value-type="float" office:value="4272479" calcext:value-type="float">
            <text:p>4272479</text:p>
          </table:table-cell>
          <table:table-cell office:value-type="float" office:value="5296020" calcext:value-type="float">
            <text:p>5296020</text:p>
          </table:table-cell>
          <table:table-cell office:value-type="float" office:value="6358823" calcext:value-type="float">
            <text:p>6358823</text:p>
          </table:table-cell>
          <table:table-cell office:value-type="float" office:value="7444442" calcext:value-type="float">
            <text:p>7444442</text:p>
          </table:table-cell>
          <table:table-cell office:value-type="float" office:value="8539625" calcext:value-type="float">
            <text:p>85396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614823" calcext:value-type="float">
            <text:p>614823</text:p>
          </table:table-cell>
          <table:table-cell office:value-type="float" office:value="915271" calcext:value-type="float">
            <text:p>915271</text:p>
          </table:table-cell>
          <table:table-cell office:value-type="float" office:value="1931294" calcext:value-type="float">
            <text:p>1931294</text:p>
          </table:table-cell>
          <table:table-cell office:value-type="float" office:value="3023355" calcext:value-type="float">
            <text:p>3023355</text:p>
          </table:table-cell>
          <table:table-cell office:value-type="float" office:value="4201019" calcext:value-type="float">
            <text:p>4201019</text:p>
          </table:table-cell>
          <table:table-cell office:value-type="float" office:value="5464257" calcext:value-type="float">
            <text:p>5464257</text:p>
          </table:table-cell>
          <table:table-cell office:value-type="float" office:value="6783030" calcext:value-type="float">
            <text:p>6783030</text:p>
          </table:table-cell>
          <table:table-cell office:value-type="float" office:value="8127521" calcext:value-type="float">
            <text:p>8127521</text:p>
          </table:table-cell>
          <table:table-cell office:value-type="float" office:value="9480473" calcext:value-type="float">
            <text:p>9480473</text:p>
          </table:table-cell>
          <table:table-cell office:value-type="float" office:value="10845205" calcext:value-type="float">
            <text:p>108452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2084" calcext:value-type="float">
            <text:p>2084</text:p>
          </table:table-cell>
          <table:table-cell office:value-type="float" office:value="2314" calcext:value-type="float">
            <text:p>2314</text:p>
          </table:table-cell>
          <table:table-cell office:value-type="float" office:value="4862" calcext:value-type="float">
            <text:p>4862</text:p>
          </table:table-cell>
          <table:table-cell office:value-type="float" office:value="7540" calcext:value-type="float">
            <text:p>7540</text:p>
          </table:table-cell>
          <table:table-cell office:value-type="float" office:value="10188" calcext:value-type="float">
            <text:p>10188</text:p>
          </table:table-cell>
          <table:table-cell office:value-type="float" office:value="12871" calcext:value-type="float">
            <text:p>12871</text:p>
          </table:table-cell>
          <table:table-cell office:value-type="float" office:value="15594" calcext:value-type="float">
            <text:p>15594</text:p>
          </table:table-cell>
          <table:table-cell office:value-type="float" office:value="18384" calcext:value-type="float">
            <text:p>18384</text:p>
          </table:table-cell>
          <table:table-cell office:value-type="float" office:value="21248" calcext:value-type="float">
            <text:p>21248</text:p>
          </table:table-cell>
          <table:table-cell office:value-type="float" office:value="24177" calcext:value-type="float">
            <text:p>241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2084" calcext:value-type="float">
            <text:p>2084</text:p>
          </table:table-cell>
          <table:table-cell office:value-type="float" office:value="3173" calcext:value-type="float">
            <text:p>3173</text:p>
          </table:table-cell>
          <table:table-cell office:value-type="float" office:value="6766" calcext:value-type="float">
            <text:p>6766</text:p>
          </table:table-cell>
          <table:table-cell office:value-type="float" office:value="10349" calcext:value-type="float">
            <text:p>10349</text:p>
          </table:table-cell>
          <table:table-cell office:value-type="float" office:value="13989" calcext:value-type="float">
            <text:p>13989</text:p>
          </table:table-cell>
          <table:table-cell office:value-type="float" office:value="17728" calcext:value-type="float">
            <text:p>17728</text:p>
          </table:table-cell>
          <table:table-cell office:value-type="float" office:value="21596" calcext:value-type="float">
            <text:p>21596</text:p>
          </table:table-cell>
          <table:table-cell office:value-type="float" office:value="25586" calcext:value-type="float">
            <text:p>25586</text:p>
          </table:table-cell>
          <table:table-cell office:value-type="float" office:value="29644" calcext:value-type="float">
            <text:p>29644</text:p>
          </table:table-cell>
          <table:table-cell office:value-type="float" office:value="33745" calcext:value-type="float">
            <text:p>337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2084" calcext:value-type="float">
            <text:p>2084</text:p>
          </table:table-cell>
          <table:table-cell office:value-type="float" office:value="4080" calcext:value-type="float">
            <text:p>4080</text:p>
          </table:table-cell>
          <table:table-cell office:value-type="float" office:value="8636" calcext:value-type="float">
            <text:p>8636</text:p>
          </table:table-cell>
          <table:table-cell office:value-type="float" office:value="13199" calcext:value-type="float">
            <text:p>13199</text:p>
          </table:table-cell>
          <table:table-cell office:value-type="float" office:value="17901" calcext:value-type="float">
            <text:p>17901</text:p>
          </table:table-cell>
          <table:table-cell office:value-type="float" office:value="22812" calcext:value-type="float">
            <text:p>22812</text:p>
          </table:table-cell>
          <table:table-cell office:value-type="float" office:value="27890" calcext:value-type="float">
            <text:p>27890</text:p>
          </table:table-cell>
          <table:table-cell office:value-type="float" office:value="33046" calcext:value-type="float">
            <text:p>33046</text:p>
          </table:table-cell>
          <table:table-cell office:value-type="float" office:value="38274" calcext:value-type="float">
            <text:p>38274</text:p>
          </table:table-cell>
          <table:table-cell office:value-type="float" office:value="43563" calcext:value-type="float">
            <text:p>435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43741" calcext:value-type="float">
            <text:p>43741</text:p>
          </table:table-cell>
          <table:table-cell office:value-type="float" office:value="29541" calcext:value-type="float">
            <text:p>29541</text:p>
          </table:table-cell>
          <table:table-cell office:value-type="float" office:value="58771" calcext:value-type="float">
            <text:p>58771</text:p>
          </table:table-cell>
          <table:table-cell office:value-type="float" office:value="88586" calcext:value-type="float">
            <text:p>88586</text:p>
          </table:table-cell>
          <table:table-cell office:value-type="float" office:value="119129" calcext:value-type="float">
            <text:p>119129</text:p>
          </table:table-cell>
          <table:table-cell office:value-type="float" office:value="151003" calcext:value-type="float">
            <text:p>151003</text:p>
          </table:table-cell>
          <table:table-cell office:value-type="float" office:value="185002" calcext:value-type="float">
            <text:p>185002</text:p>
          </table:table-cell>
          <table:table-cell table:number-columns-repeated="3" office:value-type="float" office:value="214296" calcext:value-type="float">
            <text:p>2142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43741" calcext:value-type="float">
            <text:p>43741</text:p>
          </table:table-cell>
          <table:table-cell office:value-type="float" office:value="55082" calcext:value-type="float">
            <text:p>55082</text:p>
          </table:table-cell>
          <table:table-cell office:value-type="float" office:value="111380" calcext:value-type="float">
            <text:p>111380</text:p>
          </table:table-cell>
          <table:table-cell office:value-type="float" office:value="171937" calcext:value-type="float">
            <text:p>171937</text:p>
          </table:table-cell>
          <table:table-cell table:number-columns-repeated="6" office:value-type="float" office:value="214296" calcext:value-type="float">
            <text:p>2142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43741" calcext:value-type="float">
            <text:p>43741</text:p>
          </table:table-cell>
          <table:table-cell office:value-type="float" office:value="81041" calcext:value-type="float">
            <text:p>81041</text:p>
          </table:table-cell>
          <table:table-cell office:value-type="float" office:value="167663" calcext:value-type="float">
            <text:p>167663</text:p>
          </table:table-cell>
          <table:table-cell table:number-columns-repeated="7" office:value-type="float" office:value="214296" calcext:value-type="float">
            <text:p>21429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10283" calcext:value-type="float">
            <text:p>10283</text:p>
          </table:table-cell>
          <table:table-cell office:value-type="float" office:value="9177" calcext:value-type="float">
            <text:p>9177</text:p>
          </table:table-cell>
          <table:table-cell office:value-type="float" office:value="17578" calcext:value-type="float">
            <text:p>17578</text:p>
          </table:table-cell>
          <table:table-cell office:value-type="float" office:value="26298" calcext:value-type="float">
            <text:p>26298</text:p>
          </table:table-cell>
          <table:table-cell office:value-type="float" office:value="35257" calcext:value-type="float">
            <text:p>35257</text:p>
          </table:table-cell>
          <table:table-cell office:value-type="float" office:value="44506" calcext:value-type="float">
            <text:p>44506</text:p>
          </table:table-cell>
          <table:table-cell office:value-type="float" office:value="54056" calcext:value-type="float">
            <text:p>54056</text:p>
          </table:table-cell>
          <table:table-cell office:value-type="float" office:value="63773" calcext:value-type="float">
            <text:p>63773</text:p>
          </table:table-cell>
          <table:table-cell office:value-type="float" office:value="73566" calcext:value-type="float">
            <text:p>73566</text:p>
          </table:table-cell>
          <table:table-cell office:value-type="float" office:value="83413" calcext:value-type="float">
            <text:p>834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10283" calcext:value-type="float">
            <text:p>10283</text:p>
          </table:table-cell>
          <table:table-cell office:value-type="float" office:value="13205" calcext:value-type="float">
            <text:p>13205</text:p>
          </table:table-cell>
          <table:table-cell office:value-type="float" office:value="25833" calcext:value-type="float">
            <text:p>25833</text:p>
          </table:table-cell>
          <table:table-cell office:value-type="float" office:value="39120" calcext:value-type="float">
            <text:p>39120</text:p>
          </table:table-cell>
          <table:table-cell office:value-type="float" office:value="53060" calcext:value-type="float">
            <text:p>53060</text:p>
          </table:table-cell>
          <table:table-cell office:value-type="float" office:value="67387" calcext:value-type="float">
            <text:p>67387</text:p>
          </table:table-cell>
          <table:table-cell office:value-type="float" office:value="81886" calcext:value-type="float">
            <text:p>81886</text:p>
          </table:table-cell>
          <table:table-cell office:value-type="float" office:value="96409" calcext:value-type="float">
            <text:p>96409</text:p>
          </table:table-cell>
          <table:table-cell office:value-type="float" office:value="111061" calcext:value-type="float">
            <text:p>111061</text:p>
          </table:table-cell>
          <table:table-cell office:value-type="float" office:value="125908" calcext:value-type="float">
            <text:p>1259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10283" calcext:value-type="float">
            <text:p>10283</text:p>
          </table:table-cell>
          <table:table-cell office:value-type="float" office:value="17136" calcext:value-type="float">
            <text:p>17136</text:p>
          </table:table-cell>
          <table:table-cell office:value-type="float" office:value="34314" calcext:value-type="float">
            <text:p>34314</text:p>
          </table:table-cell>
          <table:table-cell office:value-type="float" office:value="52556" calcext:value-type="float">
            <text:p>52556</text:p>
          </table:table-cell>
          <table:table-cell office:value-type="float" office:value="71518" calcext:value-type="float">
            <text:p>71518</text:p>
          </table:table-cell>
          <table:table-cell office:value-type="float" office:value="90701" calcext:value-type="float">
            <text:p>90701</text:p>
          </table:table-cell>
          <table:table-cell office:value-type="float" office:value="110032" calcext:value-type="float">
            <text:p>110032</text:p>
          </table:table-cell>
          <table:table-cell office:value-type="float" office:value="129663" calcext:value-type="float">
            <text:p>129663</text:p>
          </table:table-cell>
          <table:table-cell office:value-type="float" office:value="149576" calcext:value-type="float">
            <text:p>149576</text:p>
          </table:table-cell>
          <table:table-cell office:value-type="float" office:value="169806" calcext:value-type="float">
            <text:p>1698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242" calcext:value-type="float">
            <text:p>242</text:p>
          </table:table-cell>
          <table:table-cell office:value-type="float" office:value="122" calcext:value-type="float">
            <text:p>122</text:p>
          </table:table-cell>
          <table:table-cell office:value-type="float" office:value="231" calcext:value-type="float">
            <text:p>231</text:p>
          </table:table-cell>
          <table:table-cell office:value-type="float" office:value="334" calcext:value-type="float">
            <text:p>334</text:p>
          </table:table-cell>
          <table:table-cell office:value-type="float" office:value="435" calcext:value-type="float">
            <text:p>435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401" calcext:value-type="float">
            <text:p>401</text:p>
          </table:table-cell>
          <table:table-cell table:number-columns-repeated="7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55382" calcext:value-type="float">
            <text:p>55382</text:p>
          </table:table-cell>
          <table:table-cell office:value-type="float" office:value="37738" calcext:value-type="float">
            <text:p>37738</text:p>
          </table:table-cell>
          <table:table-cell office:value-type="float" office:value="72631" calcext:value-type="float">
            <text:p>72631</text:p>
          </table:table-cell>
          <table:table-cell office:value-type="float" office:value="109838" calcext:value-type="float">
            <text:p>109838</text:p>
          </table:table-cell>
          <table:table-cell office:value-type="float" office:value="150161" calcext:value-type="float">
            <text:p>150161</text:p>
          </table:table-cell>
          <table:table-cell office:value-type="float" office:value="221780" calcext:value-type="float">
            <text:p>221780</text:p>
          </table:table-cell>
          <table:table-cell table:number-columns-repeated="4" office:value-type="float" office:value="252021" calcext:value-type="float">
            <text:p>2520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55382" calcext:value-type="float">
            <text:p>55382</text:p>
          </table:table-cell>
          <table:table-cell office:value-type="float" office:value="64519" calcext:value-type="float">
            <text:p>64519</text:p>
          </table:table-cell>
          <table:table-cell office:value-type="float" office:value="130416" calcext:value-type="float">
            <text:p>130416</text:p>
          </table:table-cell>
          <table:table-cell office:value-type="float" office:value="245730" calcext:value-type="float">
            <text:p>245730</text:p>
          </table:table-cell>
          <table:table-cell table:number-columns-repeated="6" office:value-type="float" office:value="252021" calcext:value-type="float">
            <text:p>2520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55382" calcext:value-type="float">
            <text:p>55382</text:p>
          </table:table-cell>
          <table:table-cell office:value-type="float" office:value="92138" calcext:value-type="float">
            <text:p>92138</text:p>
          </table:table-cell>
          <table:table-cell office:value-type="float" office:value="227400" calcext:value-type="float">
            <text:p>227400</text:p>
          </table:table-cell>
          <table:table-cell table:number-columns-repeated="7" office:value-type="float" office:value="252021" calcext:value-type="float">
            <text:p>2520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8015" calcext:value-type="float">
            <text:p>18015</text:p>
          </table:table-cell>
          <table:table-cell office:value-type="float" office:value="16285" calcext:value-type="float">
            <text:p>16285</text:p>
          </table:table-cell>
          <table:table-cell office:value-type="float" office:value="34862" calcext:value-type="float">
            <text:p>34862</text:p>
          </table:table-cell>
          <table:table-cell table:number-columns-repeated="7" office:value-type="float" office:value="56084" calcext:value-type="float">
            <text:p>56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8015" calcext:value-type="float">
            <text:p>18015</text:p>
          </table:table-cell>
          <table:table-cell office:value-type="float" office:value="22224" calcext:value-type="float">
            <text:p>22224</text:p>
          </table:table-cell>
          <table:table-cell office:value-type="float" office:value="47702" calcext:value-type="float">
            <text:p>47702</text:p>
          </table:table-cell>
          <table:table-cell table:number-columns-repeated="7" office:value-type="float" office:value="56084" calcext:value-type="float">
            <text:p>56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8015" calcext:value-type="float">
            <text:p>18015</text:p>
          </table:table-cell>
          <table:table-cell office:value-type="float" office:value="28353" calcext:value-type="float">
            <text:p>28353</text:p>
          </table:table-cell>
          <table:table-cell table:number-columns-repeated="8" office:value-type="float" office:value="56084" calcext:value-type="float">
            <text:p>560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2047" calcext:value-type="float">
            <text:p>2047</text:p>
          </table:table-cell>
          <table:table-cell office:value-type="float" office:value="1615" calcext:value-type="float">
            <text:p>1615</text:p>
          </table:table-cell>
          <table:table-cell office:value-type="float" office:value="2892" calcext:value-type="float">
            <text:p>2892</text:p>
          </table:table-cell>
          <table:table-cell office:value-type="float" office:value="4157" calcext:value-type="float">
            <text:p>4157</text:p>
          </table:table-cell>
          <table:table-cell office:value-type="float" office:value="5459" calcext:value-type="float">
            <text:p>5459</text:p>
          </table:table-cell>
          <table:table-cell office:value-type="float" office:value="6828" calcext:value-type="float">
            <text:p>6828</text:p>
          </table:table-cell>
          <table:table-cell office:value-type="float" office:value="8309" calcext:value-type="float">
            <text:p>8309</text:p>
          </table:table-cell>
          <table:table-cell office:value-type="float" office:value="9950" calcext:value-type="float">
            <text:p>9950</text:p>
          </table:table-cell>
          <table:table-cell table:number-columns-repeated="2" office:value-type="float" office:value="10214" calcext:value-type="float">
            <text:p>102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2047" calcext:value-type="float">
            <text:p>2047</text:p>
          </table:table-cell>
          <table:table-cell office:value-type="float" office:value="2073" calcext:value-type="float">
            <text:p>2073</text:p>
          </table:table-cell>
          <table:table-cell office:value-type="float" office:value="3774" calcext:value-type="float">
            <text:p>3774</text:p>
          </table:table-cell>
          <table:table-cell office:value-type="float" office:value="5516" calcext:value-type="float">
            <text:p>5516</text:p>
          </table:table-cell>
          <table:table-cell office:value-type="float" office:value="7390" calcext:value-type="float">
            <text:p>7390</text:p>
          </table:table-cell>
          <table:table-cell office:value-type="float" office:value="9503" calcext:value-type="float">
            <text:p>9503</text:p>
          </table:table-cell>
          <table:table-cell table:number-columns-repeated="4" office:value-type="float" office:value="10214" calcext:value-type="float">
            <text:p>102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2047" calcext:value-type="float">
            <text:p>2047</text:p>
          </table:table-cell>
          <table:table-cell office:value-type="float" office:value="2508" calcext:value-type="float">
            <text:p>2508</text:p>
          </table:table-cell>
          <table:table-cell office:value-type="float" office:value="4663" calcext:value-type="float">
            <text:p>4663</text:p>
          </table:table-cell>
          <table:table-cell office:value-type="float" office:value="6951" calcext:value-type="float">
            <text:p>6951</text:p>
          </table:table-cell>
          <table:table-cell office:value-type="float" office:value="9573" calcext:value-type="float">
            <text:p>9573</text:p>
          </table:table-cell>
          <table:table-cell table:number-columns-repeated="5" office:value-type="float" office:value="10214" calcext:value-type="float">
            <text:p>102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133273" calcext:value-type="float">
            <text:p>133273</text:p>
          </table:table-cell>
          <table:table-cell office:value-type="float" office:value="95891" calcext:value-type="float">
            <text:p>95891</text:p>
          </table:table-cell>
          <table:table-cell office:value-type="float" office:value="204800" calcext:value-type="float">
            <text:p>204800</text:p>
          </table:table-cell>
          <table:table-cell table:number-columns-repeated="7" office:value-type="float" office:value="319052" calcext:value-type="float">
            <text:p>3190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133273" calcext:value-type="float">
            <text:p>133273</text:p>
          </table:table-cell>
          <table:table-cell office:value-type="float" office:value="149440" calcext:value-type="float">
            <text:p>149440</text:p>
          </table:table-cell>
          <table:table-cell table:number-columns-repeated="8" office:value-type="float" office:value="319052" calcext:value-type="float">
            <text:p>3190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133273" calcext:value-type="float">
            <text:p>133273</text:p>
          </table:table-cell>
          <table:table-cell office:value-type="float" office:value="212444" calcext:value-type="float">
            <text:p>212444</text:p>
          </table:table-cell>
          <table:table-cell table:number-columns-repeated="8" office:value-type="float" office:value="319052" calcext:value-type="float">
            <text:p>3190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4677" calcext:value-type="float">
            <text:p>4677</text:p>
          </table:table-cell>
          <table:table-cell office:value-type="float" office:value="2299" calcext:value-type="float">
            <text:p>2299</text:p>
          </table:table-cell>
          <table:table-cell office:value-type="float" office:value="4637" calcext:value-type="float">
            <text:p>4637</text:p>
          </table:table-cell>
          <table:table-cell office:value-type="float" office:value="6908" calcext:value-type="float">
            <text:p>6908</text:p>
          </table:table-cell>
          <table:table-cell office:value-type="float" office:value="9167" calcext:value-type="float">
            <text:p>9167</text:p>
          </table:table-cell>
          <table:table-cell office:value-type="float" office:value="11485" calcext:value-type="float">
            <text:p>11485</text:p>
          </table:table-cell>
          <table:table-cell office:value-type="float" office:value="13874" calcext:value-type="float">
            <text:p>13874</text:p>
          </table:table-cell>
          <table:table-cell office:value-type="float" office:value="16337" calcext:value-type="float">
            <text:p>16337</text:p>
          </table:table-cell>
          <table:table-cell office:value-type="float" office:value="18851" calcext:value-type="float">
            <text:p>18851</text:p>
          </table:table-cell>
          <table:table-cell office:value-type="float" office:value="21425" calcext:value-type="float">
            <text:p>214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4677" calcext:value-type="float">
            <text:p>4677</text:p>
          </table:table-cell>
          <table:table-cell office:value-type="float" office:value="5602" calcext:value-type="float">
            <text:p>5602</text:p>
          </table:table-cell>
          <table:table-cell office:value-type="float" office:value="11128" calcext:value-type="float">
            <text:p>11128</text:p>
          </table:table-cell>
          <table:table-cell office:value-type="float" office:value="17018" calcext:value-type="float">
            <text:p>17018</text:p>
          </table:table-cell>
          <table:table-cell office:value-type="float" office:value="23251" calcext:value-type="float">
            <text:p>23251</text:p>
          </table:table-cell>
          <table:table-cell office:value-type="float" office:value="29816" calcext:value-type="float">
            <text:p>29816</text:p>
          </table:table-cell>
          <table:table-cell office:value-type="float" office:value="36556" calcext:value-type="float">
            <text:p>36556</text:p>
          </table:table-cell>
          <table:table-cell table:number-columns-repeated="3" office:value-type="float" office:value="38106" calcext:value-type="float">
            <text:p>381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4677" calcext:value-type="float">
            <text:p>4677</text:p>
          </table:table-cell>
          <table:table-cell office:value-type="float" office:value="8823" calcext:value-type="float">
            <text:p>8823</text:p>
          </table:table-cell>
          <table:table-cell office:value-type="float" office:value="18081" calcext:value-type="float">
            <text:p>18081</text:p>
          </table:table-cell>
          <table:table-cell office:value-type="float" office:value="28235" calcext:value-type="float">
            <text:p>28235</text:p>
          </table:table-cell>
          <table:table-cell table:number-columns-repeated="6" office:value-type="float" office:value="38106" calcext:value-type="float">
            <text:p>381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47865" calcext:value-type="float">
            <text:p>47865</text:p>
          </table:table-cell>
          <table:table-cell office:value-type="float" office:value="33669" calcext:value-type="float">
            <text:p>33669</text:p>
          </table:table-cell>
          <table:table-cell office:value-type="float" office:value="71556" calcext:value-type="float">
            <text:p>71556</text:p>
          </table:table-cell>
          <table:table-cell office:value-type="float" office:value="114905" calcext:value-type="float">
            <text:p>114905</text:p>
          </table:table-cell>
          <table:table-cell office:value-type="float" office:value="164920" calcext:value-type="float">
            <text:p>164920</text:p>
          </table:table-cell>
          <table:table-cell office:value-type="float" office:value="221072" calcext:value-type="float">
            <text:p>221072</text:p>
          </table:table-cell>
          <table:table-cell office:value-type="float" office:value="283075" calcext:value-type="float">
            <text:p>283075</text:p>
          </table:table-cell>
          <table:table-cell office:value-type="float" office:value="351536" calcext:value-type="float">
            <text:p>351536</text:p>
          </table:table-cell>
          <table:table-cell office:value-type="float" office:value="425799" calcext:value-type="float">
            <text:p>425799</text:p>
          </table:table-cell>
          <table:table-cell office:value-type="float" office:value="504481" calcext:value-type="float">
            <text:p>5044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47865" calcext:value-type="float">
            <text:p>47865</text:p>
          </table:table-cell>
          <table:table-cell office:value-type="float" office:value="45898" calcext:value-type="float">
            <text:p>45898</text:p>
          </table:table-cell>
          <table:table-cell office:value-type="float" office:value="99738" calcext:value-type="float">
            <text:p>99738</text:p>
          </table:table-cell>
          <table:table-cell office:value-type="float" office:value="164977" calcext:value-type="float">
            <text:p>164977</text:p>
          </table:table-cell>
          <table:table-cell office:value-type="float" office:value="241138" calcext:value-type="float">
            <text:p>241138</text:p>
          </table:table-cell>
          <table:table-cell office:value-type="float" office:value="328167" calcext:value-type="float">
            <text:p>328167</text:p>
          </table:table-cell>
          <table:table-cell office:value-type="float" office:value="425959" calcext:value-type="float">
            <text:p>425959</text:p>
          </table:table-cell>
          <table:table-cell office:value-type="float" office:value="531542" calcext:value-type="float">
            <text:p>531542</text:p>
          </table:table-cell>
          <table:table-cell office:value-type="float" office:value="641118" calcext:value-type="float">
            <text:p>641118</text:p>
          </table:table-cell>
          <table:table-cell office:value-type="float" office:value="754063" calcext:value-type="float">
            <text:p>7540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47865" calcext:value-type="float">
            <text:p>47865</text:p>
          </table:table-cell>
          <table:table-cell office:value-type="float" office:value="58475" calcext:value-type="float">
            <text:p>58475</text:p>
          </table:table-cell>
          <table:table-cell office:value-type="float" office:value="130927" calcext:value-type="float">
            <text:p>130927</text:p>
          </table:table-cell>
          <table:table-cell office:value-type="float" office:value="221204" calcext:value-type="float">
            <text:p>221204</text:p>
          </table:table-cell>
          <table:table-cell office:value-type="float" office:value="328249" calcext:value-type="float">
            <text:p>328249</text:p>
          </table:table-cell>
          <table:table-cell office:value-type="float" office:value="451933" calcext:value-type="float">
            <text:p>451933</text:p>
          </table:table-cell>
          <table:table-cell office:value-type="float" office:value="585975" calcext:value-type="float">
            <text:p>585975</text:p>
          </table:table-cell>
          <table:table-cell office:value-type="float" office:value="725821" calcext:value-type="float">
            <text:p>725821</text:p>
          </table:table-cell>
          <table:table-cell office:value-type="float" office:value="847739" calcext:value-type="float">
            <text:p>847739</text:p>
          </table:table-cell>
          <table:table-cell office:value-type="float" office:value="949138" calcext:value-type="float">
            <text:p>9491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60669" calcext:value-type="float">
            <text:p>60669</text:p>
          </table:table-cell>
          <table:table-cell office:value-type="float" office:value="42822" calcext:value-type="float">
            <text:p>42822</text:p>
          </table:table-cell>
          <table:table-cell office:value-type="float" office:value="86791" calcext:value-type="float">
            <text:p>86791</text:p>
          </table:table-cell>
          <table:table-cell office:value-type="float" office:value="132655" calcext:value-type="float">
            <text:p>132655</text:p>
          </table:table-cell>
          <table:table-cell office:value-type="float" office:value="180246" calcext:value-type="float">
            <text:p>180246</text:p>
          </table:table-cell>
          <table:table-cell office:value-type="float" office:value="230300" calcext:value-type="float">
            <text:p>230300</text:p>
          </table:table-cell>
          <table:table-cell office:value-type="float" office:value="283192" calcext:value-type="float">
            <text:p>283192</text:p>
          </table:table-cell>
          <table:table-cell table:number-columns-repeated="3" office:value-type="float" office:value="330993" calcext:value-type="float">
            <text:p>3309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60669" calcext:value-type="float">
            <text:p>60669</text:p>
          </table:table-cell>
          <table:table-cell office:value-type="float" office:value="62371" calcext:value-type="float">
            <text:p>62371</text:p>
          </table:table-cell>
          <table:table-cell office:value-type="float" office:value="128144" calcext:value-type="float">
            <text:p>128144</text:p>
          </table:table-cell>
          <table:table-cell office:value-type="float" office:value="197702" calcext:value-type="float">
            <text:p>197702</text:p>
          </table:table-cell>
          <table:table-cell office:value-type="float" office:value="272655" calcext:value-type="float">
            <text:p>272655</text:p>
          </table:table-cell>
          <table:table-cell table:number-columns-repeated="5" office:value-type="float" office:value="330993" calcext:value-type="float">
            <text:p>3309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60669" calcext:value-type="float">
            <text:p>60669</text:p>
          </table:table-cell>
          <table:table-cell office:value-type="float" office:value="82391" calcext:value-type="float">
            <text:p>82391</text:p>
          </table:table-cell>
          <table:table-cell office:value-type="float" office:value="170799" calcext:value-type="float">
            <text:p>170799</text:p>
          </table:table-cell>
          <table:table-cell office:value-type="float" office:value="267448" calcext:value-type="float">
            <text:p>267448</text:p>
          </table:table-cell>
          <table:table-cell table:number-columns-repeated="6" office:value-type="float" office:value="330993" calcext:value-type="float">
            <text:p>3309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840" calcext:value-type="float">
            <text:p>1840</text:p>
          </table:table-cell>
          <table:table-cell office:value-type="float" office:value="1157" calcext:value-type="float">
            <text:p>1157</text:p>
          </table:table-cell>
          <table:table-cell office:value-type="float" office:value="2219" calcext:value-type="float">
            <text:p>2219</text:p>
          </table:table-cell>
          <table:table-cell table:number-columns-repeated="7"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840" calcext:value-type="float">
            <text:p>1840</text:p>
          </table:table-cell>
          <table:table-cell office:value-type="float" office:value="1877" calcext:value-type="float">
            <text:p>1877</text:p>
          </table:table-cell>
          <table:table-cell table:number-columns-repeated="8"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840" calcext:value-type="float">
            <text:p>1840</text:p>
          </table:table-cell>
          <table:table-cell table:number-columns-repeated="9" office:value-type="float" office:value="2253" calcext:value-type="float">
            <text:p>22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500" calcext:value-type="float">
            <text:p>500</text:p>
          </table:table-cell>
          <table:table-cell office:value-type="float" office:value="616" calcext:value-type="float">
            <text:p>616</text:p>
          </table:table-cell>
          <table:table-cell office:value-type="float" office:value="738" calcext:value-type="float">
            <text:p>73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284" calcext:value-type="float">
            <text:p>284</text:p>
          </table:table-cell>
          <table:table-cell office:value-type="float" office:value="482" calcext:value-type="float">
            <text:p>482</text:p>
          </table:table-cell>
          <table:table-cell office:value-type="float" office:value="711" calcext:value-type="float">
            <text:p>711</text:p>
          </table:table-cell>
          <table:table-cell office:value-type="float" office:value="956" calcext:value-type="float">
            <text:p>956</text:p>
          </table:table-cell>
          <table:table-cell office:value-type="float" office:value="1189" calcext:value-type="float">
            <text:p>1189</text:p>
          </table:table-cell>
          <table:table-cell table:number-columns-repeated="3"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275" calcext:value-type="float">
            <text:p>275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245" calcext:value-type="float">
            <text:p>245</text:p>
          </table:table-cell>
          <table:table-cell office:value-type="float" office:value="330" calcext:value-type="float">
            <text:p>330</text:p>
          </table:table-cell>
          <table:table-cell office:value-type="float" office:value="414" calcext:value-type="float">
            <text:p>414</text:p>
          </table:table-cell>
          <table:table-cell office:value-type="float" office:value="494" calcext:value-type="float">
            <text:p>494</text:p>
          </table:table-cell>
          <table:table-cell office:value-type="float" office:value="565" calcext:value-type="float">
            <text:p>565</text:p>
          </table:table-cell>
          <table:table-cell office:value-type="float" office:value="643" calcext:value-type="float">
            <text:p>64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558" calcext:value-type="float">
            <text:p>558</text:p>
          </table:table-cell>
          <table:table-cell table:number-columns-repeated="7"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275" calcext:value-type="float">
            <text:p>275</text:p>
          </table:table-cell>
          <table:table-cell office:value-type="float" office:value="487" calcext:value-type="float">
            <text:p>487</text:p>
          </table:table-cell>
          <table:table-cell table:number-columns-repeated="8"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44581" calcext:value-type="float">
            <text:p>44581</text:p>
          </table:table-cell>
          <table:table-cell office:value-type="float" office:value="33648" calcext:value-type="float">
            <text:p>33648</text:p>
          </table:table-cell>
          <table:table-cell office:value-type="float" office:value="73258" calcext:value-type="float">
            <text:p>73258</text:p>
          </table:table-cell>
          <table:table-cell office:value-type="float" office:value="116474" calcext:value-type="float">
            <text:p>116474</text:p>
          </table:table-cell>
          <table:table-cell office:value-type="float" office:value="161880" calcext:value-type="float">
            <text:p>161880</text:p>
          </table:table-cell>
          <table:table-cell office:value-type="float" office:value="211263" calcext:value-type="float">
            <text:p>211263</text:p>
          </table:table-cell>
          <table:table-cell office:value-type="float" office:value="260709" calcext:value-type="float">
            <text:p>260709</text:p>
          </table:table-cell>
          <table:table-cell office:value-type="float" office:value="306374" calcext:value-type="float">
            <text:p>306374</text:p>
          </table:table-cell>
          <table:table-cell office:value-type="float" office:value="351819" calcext:value-type="float">
            <text:p>351819</text:p>
          </table:table-cell>
          <table:table-cell office:value-type="float" office:value="407509" calcext:value-type="float">
            <text:p>40750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44581" calcext:value-type="float">
            <text:p>44581</text:p>
          </table:table-cell>
          <table:table-cell office:value-type="float" office:value="53730" calcext:value-type="float">
            <text:p>53730</text:p>
          </table:table-cell>
          <table:table-cell office:value-type="float" office:value="118606" calcext:value-type="float">
            <text:p>118606</text:p>
          </table:table-cell>
          <table:table-cell office:value-type="float" office:value="189597" calcext:value-type="float">
            <text:p>189597</text:p>
          </table:table-cell>
          <table:table-cell office:value-type="float" office:value="265210" calcext:value-type="float">
            <text:p>265210</text:p>
          </table:table-cell>
          <table:table-cell office:value-type="float" office:value="334012" calcext:value-type="float">
            <text:p>334012</text:p>
          </table:table-cell>
          <table:table-cell office:value-type="float" office:value="417524" calcext:value-type="float">
            <text:p>417524</text:p>
          </table:table-cell>
          <table:table-cell table:number-columns-repeated="3" office:value-type="float" office:value="427625" calcext:value-type="float">
            <text:p>4276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44581" calcext:value-type="float">
            <text:p>44581</text:p>
          </table:table-cell>
          <table:table-cell office:value-type="float" office:value="75251" calcext:value-type="float">
            <text:p>75251</text:p>
          </table:table-cell>
          <table:table-cell office:value-type="float" office:value="166387" calcext:value-type="float">
            <text:p>166387</text:p>
          </table:table-cell>
          <table:table-cell office:value-type="float" office:value="267444" calcext:value-type="float">
            <text:p>267444</text:p>
          </table:table-cell>
          <table:table-cell office:value-type="float" office:value="361135" calcext:value-type="float">
            <text:p>361135</text:p>
          </table:table-cell>
          <table:table-cell table:number-columns-repeated="5" office:value-type="float" office:value="427625" calcext:value-type="float">
            <text:p>42762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249" calcext:value-type="float">
            <text:p>249</text:p>
          </table:table-cell>
          <table:table-cell office:value-type="float" office:value="385" calcext:value-type="float">
            <text:p>385</text:p>
          </table:table-cell>
          <table:table-cell office:value-type="float" office:value="525" calcext:value-type="float">
            <text:p>525</text:p>
          </table:table-cell>
          <table:table-cell office:value-type="float" office:value="659" calcext:value-type="float">
            <text:p>659</text:p>
          </table:table-cell>
          <table:table-cell office:value-type="float" office:value="804" calcext:value-type="float">
            <text:p>804</text:p>
          </table:table-cell>
          <table:table-cell office:value-type="float" office:value="948" calcext:value-type="float">
            <text:p>948</text:p>
          </table:table-cell>
          <table:table-cell office:value-type="float" office:value="1098" calcext:value-type="float">
            <text:p>1098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386" calcext:value-type="float">
            <text:p>386</text:p>
          </table:table-cell>
          <table:table-cell office:value-type="float" office:value="592" calcext:value-type="float">
            <text:p>592</text:p>
          </table:table-cell>
          <table:table-cell office:value-type="float" office:value="806" calcext:value-type="float">
            <text:p>806</text:p>
          </table:table-cell>
          <table:table-cell office:value-type="float" office:value="1026" calcext:value-type="float">
            <text:p>1026</text:p>
          </table:table-cell>
          <table:table-cell office:value-type="float" office:value="1256" calcext:value-type="float">
            <text:p>1256</text:p>
          </table:table-cell>
          <table:table-cell office:value-type="float" office:value="1495" calcext:value-type="float">
            <text:p>1495</text:p>
          </table:table-cell>
          <table:table-cell office:value-type="float" office:value="1740" calcext:value-type="float">
            <text:p>1740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office:value-type="float" office:value="177" calcext:value-type="float">
            <text:p>177</text:p>
          </table:table-cell>
          <table:table-cell office:value-type="float" office:value="250" calcext:value-type="float">
            <text:p>250</text:p>
          </table:table-cell>
          <table:table-cell office:value-type="float" office:value="527" calcext:value-type="float">
            <text:p>527</text:p>
          </table:table-cell>
          <table:table-cell office:value-type="float" office:value="807" calcext:value-type="float">
            <text:p>807</text:p>
          </table:table-cell>
          <table:table-cell office:value-type="float" office:value="1104" calcext:value-type="float">
            <text:p>1104</text:p>
          </table:table-cell>
          <table:table-cell office:value-type="float" office:value="1416" calcext:value-type="float">
            <text:p>1416</text:p>
          </table:table-cell>
          <table:table-cell office:value-type="float" office:value="1742" calcext:value-type="float">
            <text:p>1742</text:p>
          </table:table-cell>
          <table:table-cell office:value-type="float" office:value="2083" calcext:value-type="float">
            <text:p>2083</text:p>
          </table:table-cell>
          <table:table-cell office:value-type="float" office:value="2438" calcext:value-type="float">
            <text:p>2438</text:p>
          </table:table-cell>
          <table:table-cell office:value-type="float" office:value="2807" calcext:value-type="float">
            <text:p>28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993" calcext:value-type="float">
            <text:p>993</text:p>
          </table:table-cell>
          <table:table-cell office:value-type="float" office:value="376" calcext:value-type="float">
            <text:p>376</text:p>
          </table:table-cell>
          <table:table-cell office:value-type="float" office:value="802" calcext:value-type="float">
            <text:p>802</text:p>
          </table:table-cell>
          <table:table-cell office:value-type="float" office:value="1317" calcext:value-type="float">
            <text:p>1317</text:p>
          </table:table-cell>
          <table:table-cell office:value-type="float" office:value="2227" calcext:value-type="float">
            <text:p>2227</text:p>
          </table:table-cell>
          <table:table-cell office:value-type="float" office:value="3274" calcext:value-type="float">
            <text:p>3274</text:p>
          </table:table-cell>
          <table:table-cell office:value-type="float" office:value="4368" calcext:value-type="float">
            <text:p>4368</text:p>
          </table:table-cell>
          <table:table-cell office:value-type="float" office:value="5474" calcext:value-type="float">
            <text:p>5474</text:p>
          </table:table-cell>
          <table:table-cell office:value-type="float" office:value="6546" calcext:value-type="float">
            <text:p>6546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993" calcext:value-type="float">
            <text:p>993</text:p>
          </table:table-cell>
          <table:table-cell office:value-type="float" office:value="1089" calcext:value-type="float">
            <text:p>1089</text:p>
          </table:table-cell>
          <table:table-cell office:value-type="float" office:value="3599" calcext:value-type="float">
            <text:p>3599</text:p>
          </table:table-cell>
          <table:table-cell office:value-type="float" office:value="6546" calcext:value-type="float">
            <text:p>6546</text:p>
          </table:table-cell>
          <table:table-cell table:number-columns-repeated="6" office:value-type="float" office:value="11537" calcext:value-type="float">
            <text:p>115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993" calcext:value-type="float">
            <text:p>993</text:p>
          </table:table-cell>
          <table:table-cell office:value-type="float" office:value="2533" calcext:value-type="float">
            <text:p>2533</text:p>
          </table:table-cell>
          <table:table-cell office:value-type="float" office:value="7269" calcext:value-type="float">
            <text:p>7269</text:p>
          </table:table-cell>
          <table:table-cell table:number-columns-repeated="7" office:value-type="float" office:value="11537" calcext:value-type="float">
            <text:p>115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  <table:table-cell office:value-type="float" office:value="511" calcext:value-type="float">
            <text:p>511</text:p>
          </table:table-cell>
          <table:table-cell office:value-type="float" office:value="767" calcext:value-type="float">
            <text:p>767</text:p>
          </table:table-cell>
          <table:table-cell office:value-type="float" office:value="1034" calcext:value-type="float">
            <text:p>1034</text:p>
          </table:table-cell>
          <table:table-cell office:value-type="float" office:value="1312" calcext:value-type="float">
            <text:p>1312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286" calcext:value-type="float">
            <text:p>286</text:p>
          </table:table-cell>
          <table:table-cell office:value-type="float" office:value="505" calcext:value-type="float">
            <text:p>505</text:p>
          </table:table-cell>
          <table:table-cell office:value-type="float" office:value="1021" calcext:value-type="float">
            <text:p>1021</text:p>
          </table:table-cell>
          <table:table-cell office:value-type="float" office:value="1483" calcext:value-type="float">
            <text:p>1483</text:p>
          </table:table-cell>
          <table:table-cell table:number-columns-repeated="6"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3411" calcext:value-type="float">
            <text:p>33411</text:p>
          </table:table-cell>
          <table:table-cell office:value-type="float" office:value="28734" calcext:value-type="float">
            <text:p>28734</text:p>
          </table:table-cell>
          <table:table-cell office:value-type="float" office:value="59419" calcext:value-type="float">
            <text:p>59419</text:p>
          </table:table-cell>
          <table:table-cell table:number-columns-repeated="7" office:value-type="float" office:value="79457" calcext:value-type="float">
            <text:p>794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3411" calcext:value-type="float">
            <text:p>33411</text:p>
          </table:table-cell>
          <table:table-cell office:value-type="float" office:value="41342" calcext:value-type="float">
            <text:p>41342</text:p>
          </table:table-cell>
          <table:table-cell table:number-columns-repeated="8" office:value-type="float" office:value="79457" calcext:value-type="float">
            <text:p>794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3411" calcext:value-type="float">
            <text:p>33411</text:p>
          </table:table-cell>
          <table:table-cell office:value-type="float" office:value="54576" calcext:value-type="float">
            <text:p>54576</text:p>
          </table:table-cell>
          <table:table-cell table:number-columns-repeated="8" office:value-type="float" office:value="79457" calcext:value-type="float">
            <text:p>794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1763" calcext:value-type="float">
            <text:p>1763</text:p>
          </table:table-cell>
          <table:table-cell office:value-type="float" office:value="746" calcext:value-type="float">
            <text:p>746</text:p>
          </table:table-cell>
          <table:table-cell office:value-type="float" office:value="1818" calcext:value-type="float">
            <text:p>1818</text:p>
          </table:table-cell>
          <table:table-cell office:value-type="float" office:value="3764" calcext:value-type="float">
            <text:p>3764</text:p>
          </table:table-cell>
          <table:table-cell office:value-type="float" office:value="6029" calcext:value-type="float">
            <text:p>6029</text:p>
          </table:table-cell>
          <table:table-cell table:number-columns-repeated="5" office:value-type="float" office:value="6595" calcext:value-type="float">
            <text:p>65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1763" calcext:value-type="float">
            <text:p>1763</text:p>
          </table:table-cell>
          <table:table-cell office:value-type="float" office:value="1195" calcext:value-type="float">
            <text:p>1195</text:p>
          </table:table-cell>
          <table:table-cell office:value-type="float" office:value="3999" calcext:value-type="float">
            <text:p>3999</text:p>
          </table:table-cell>
          <table:table-cell table:number-columns-repeated="7" office:value-type="float" office:value="6595" calcext:value-type="float">
            <text:p>65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1763" calcext:value-type="float">
            <text:p>1763</text:p>
          </table:table-cell>
          <table:table-cell office:value-type="float" office:value="2004" calcext:value-type="float">
            <text:p>2004</text:p>
          </table:table-cell>
          <table:table-cell office:value-type="float" office:value="6525" calcext:value-type="float">
            <text:p>6525</text:p>
          </table:table-cell>
          <table:table-cell table:number-columns-repeated="7" office:value-type="float" office:value="6595" calcext:value-type="float">
            <text:p>65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5117" calcext:value-type="float">
            <text:p>5117</text:p>
          </table:table-cell>
          <table:table-cell office:value-type="float" office:value="3160" calcext:value-type="float">
            <text:p>3160</text:p>
          </table:table-cell>
          <table:table-cell office:value-type="float" office:value="6368" calcext:value-type="float">
            <text:p>6368</text:p>
          </table:table-cell>
          <table:table-cell office:value-type="float" office:value="9651" calcext:value-type="float">
            <text:p>9651</text:p>
          </table:table-cell>
          <table:table-cell office:value-type="float" office:value="13229" calcext:value-type="float">
            <text:p>13229</text:p>
          </table:table-cell>
          <table:table-cell office:value-type="float" office:value="16963" calcext:value-type="float">
            <text:p>16963</text:p>
          </table:table-cell>
          <table:table-cell office:value-type="float" office:value="20768" calcext:value-type="float">
            <text:p>20768</text:p>
          </table:table-cell>
          <table:table-cell office:value-type="float" office:value="24707" calcext:value-type="float">
            <text:p>24707</text:p>
          </table:table-cell>
          <table:table-cell office:value-type="float" office:value="28823" calcext:value-type="float">
            <text:p>28823</text:p>
          </table:table-cell>
          <table:table-cell office:value-type="float" office:value="33106" calcext:value-type="float">
            <text:p>331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5117" calcext:value-type="float">
            <text:p>5117</text:p>
          </table:table-cell>
          <table:table-cell office:value-type="float" office:value="5196" calcext:value-type="float">
            <text:p>5196</text:p>
          </table:table-cell>
          <table:table-cell office:value-type="float" office:value="10535" calcext:value-type="float">
            <text:p>10535</text:p>
          </table:table-cell>
          <table:table-cell office:value-type="float" office:value="16506" calcext:value-type="float">
            <text:p>16506</text:p>
          </table:table-cell>
          <table:table-cell office:value-type="float" office:value="22736" calcext:value-type="float">
            <text:p>22736</text:p>
          </table:table-cell>
          <table:table-cell office:value-type="float" office:value="29375" calcext:value-type="float">
            <text:p>29375</text:p>
          </table:table-cell>
          <table:table-cell office:value-type="float" office:value="36436" calcext:value-type="float">
            <text:p>36436</text:p>
          </table:table-cell>
          <table:table-cell office:value-type="float" office:value="43756" calcext:value-type="float">
            <text:p>43756</text:p>
          </table:table-cell>
          <table:table-cell office:value-type="float" office:value="51049" calcext:value-type="float">
            <text:p>51049</text:p>
          </table:table-cell>
          <table:table-cell office:value-type="float" office:value="57810" calcext:value-type="float">
            <text:p>578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5117" calcext:value-type="float">
            <text:p>5117</text:p>
          </table:table-cell>
          <table:table-cell office:value-type="float" office:value="7159" calcext:value-type="float">
            <text:p>7159</text:p>
          </table:table-cell>
          <table:table-cell office:value-type="float" office:value="15106" calcext:value-type="float">
            <text:p>15106</text:p>
          </table:table-cell>
          <table:table-cell office:value-type="float" office:value="23736" calcext:value-type="float">
            <text:p>23736</text:p>
          </table:table-cell>
          <table:table-cell office:value-type="float" office:value="33145" calcext:value-type="float">
            <text:p>33145</text:p>
          </table:table-cell>
          <table:table-cell office:value-type="float" office:value="43202" calcext:value-type="float">
            <text:p>43202</text:p>
          </table:table-cell>
          <table:table-cell office:value-type="float" office:value="53231" calcext:value-type="float">
            <text:p>53231</text:p>
          </table:table-cell>
          <table:table-cell office:value-type="float" office:value="60923" calcext:value-type="float">
            <text:p>60923</text:p>
          </table:table-cell>
          <table:table-cell table:number-columns-repeated="2" office:value-type="float" office:value="63927" calcext:value-type="float">
            <text:p>6392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2057" calcext:value-type="float">
            <text:p>2057</text:p>
          </table:table-cell>
          <table:table-cell office:value-type="float" office:value="1257" calcext:value-type="float">
            <text:p>1257</text:p>
          </table:table-cell>
          <table:table-cell office:value-type="float" office:value="2552" calcext:value-type="float">
            <text:p>2552</text:p>
          </table:table-cell>
          <table:table-cell office:value-type="float" office:value="3940" calcext:value-type="float">
            <text:p>3940</text:p>
          </table:table-cell>
          <table:table-cell table:number-columns-repeated="6"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2057" calcext:value-type="float">
            <text:p>2057</text:p>
          </table:table-cell>
          <table:table-cell office:value-type="float" office:value="2437" calcext:value-type="float">
            <text:p>2437</text:p>
          </table:table-cell>
          <table:table-cell table:number-columns-repeated="8"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2057" calcext:value-type="float">
            <text:p>2057</text:p>
          </table:table-cell>
          <table:table-cell office:value-type="float" office:value="3692" calcext:value-type="float">
            <text:p>3692</text:p>
          </table:table-cell>
          <table:table-cell table:number-columns-repeated="8"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2353" calcext:value-type="float">
            <text:p>12353</text:p>
          </table:table-cell>
          <table:table-cell office:value-type="float" office:value="8837" calcext:value-type="float">
            <text:p>8837</text:p>
          </table:table-cell>
          <table:table-cell office:value-type="float" office:value="19789" calcext:value-type="float">
            <text:p>19789</text:p>
          </table:table-cell>
          <table:table-cell office:value-type="float" office:value="33371" calcext:value-type="float">
            <text:p>33371</text:p>
          </table:table-cell>
          <table:table-cell table:number-columns-repeated="6" office:value-type="float" office:value="45772" calcext:value-type="float">
            <text:p>457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2353" calcext:value-type="float">
            <text:p>12353</text:p>
          </table:table-cell>
          <table:table-cell office:value-type="float" office:value="15969" calcext:value-type="float">
            <text:p>15969</text:p>
          </table:table-cell>
          <table:table-cell office:value-type="float" office:value="38594" calcext:value-type="float">
            <text:p>38594</text:p>
          </table:table-cell>
          <table:table-cell table:number-columns-repeated="7" office:value-type="float" office:value="45772" calcext:value-type="float">
            <text:p>457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2353" calcext:value-type="float">
            <text:p>12353</text:p>
          </table:table-cell>
          <table:table-cell office:value-type="float" office:value="24561" calcext:value-type="float">
            <text:p>24561</text:p>
          </table:table-cell>
          <table:table-cell table:number-columns-repeated="8" office:value-type="float" office:value="45772" calcext:value-type="float">
            <text:p>4577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2700" calcext:value-type="float">
            <text:p>2700</text:p>
          </table:table-cell>
          <table:table-cell office:value-type="float" office:value="1551" calcext:value-type="float">
            <text:p>1551</text:p>
          </table:table-cell>
          <table:table-cell office:value-type="float" office:value="3094" calcext:value-type="float">
            <text:p>3094</text:p>
          </table:table-cell>
          <table:table-cell office:value-type="float" office:value="4626" calcext:value-type="float">
            <text:p>4626</text:p>
          </table:table-cell>
          <table:table-cell office:value-type="float" office:value="5996" calcext:value-type="float">
            <text:p>5996</text:p>
          </table:table-cell>
          <table:table-cell table:number-columns-repeated="5" office:value-type="float" office:value="6203" calcext:value-type="float">
            <text:p>62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2700" calcext:value-type="float">
            <text:p>2700</text:p>
          </table:table-cell>
          <table:table-cell office:value-type="float" office:value="2634" calcext:value-type="float">
            <text:p>2634</text:p>
          </table:table-cell>
          <table:table-cell office:value-type="float" office:value="5202" calcext:value-type="float">
            <text:p>5202</text:p>
          </table:table-cell>
          <table:table-cell table:number-columns-repeated="7" office:value-type="float" office:value="6203" calcext:value-type="float">
            <text:p>62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2700" calcext:value-type="float">
            <text:p>2700</text:p>
          </table:table-cell>
          <table:table-cell office:value-type="float" office:value="3741" calcext:value-type="float">
            <text:p>3741</text:p>
          </table:table-cell>
          <table:table-cell table:number-columns-repeated="8" office:value-type="float" office:value="6203" calcext:value-type="float">
            <text:p>62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5980" calcext:value-type="float">
            <text:p>5980</text:p>
          </table:table-cell>
          <table:table-cell office:value-type="float" office:value="3783" calcext:value-type="float">
            <text:p>3783</text:p>
          </table:table-cell>
          <table:table-cell office:value-type="float" office:value="7316" calcext:value-type="float">
            <text:p>7316</text:p>
          </table:table-cell>
          <table:table-cell office:value-type="float" office:value="10874" calcext:value-type="float">
            <text:p>10874</text:p>
          </table:table-cell>
          <table:table-cell office:value-type="float" office:value="14133" calcext:value-type="float">
            <text:p>14133</text:p>
          </table:table-cell>
          <table:table-cell office:value-type="float" office:value="17138" calcext:value-type="float">
            <text:p>17138</text:p>
          </table:table-cell>
          <table:table-cell office:value-type="float" office:value="20080" calcext:value-type="float">
            <text:p>20080</text:p>
          </table:table-cell>
          <table:table-cell office:value-type="float" office:value="23103" calcext:value-type="float">
            <text:p>23103</text:p>
          </table:table-cell>
          <table:table-cell office:value-type="float" office:value="26240" calcext:value-type="float">
            <text:p>26240</text:p>
          </table:table-cell>
          <table:table-cell office:value-type="float" office:value="29542" calcext:value-type="float">
            <text:p>295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5980" calcext:value-type="float">
            <text:p>5980</text:p>
          </table:table-cell>
          <table:table-cell office:value-type="float" office:value="6436" calcext:value-type="float">
            <text:p>6436</text:p>
          </table:table-cell>
          <table:table-cell office:value-type="float" office:value="12555" calcext:value-type="float">
            <text:p>12555</text:p>
          </table:table-cell>
          <table:table-cell office:value-type="float" office:value="17895" calcext:value-type="float">
            <text:p>17895</text:p>
          </table:table-cell>
          <table:table-cell office:value-type="float" office:value="23142" calcext:value-type="float">
            <text:p>23142</text:p>
          </table:table-cell>
          <table:table-cell office:value-type="float" office:value="28755" calcext:value-type="float">
            <text:p>28755</text:p>
          </table:table-cell>
          <table:table-cell office:value-type="float" office:value="34972" calcext:value-type="float">
            <text:p>34972</text:p>
          </table:table-cell>
          <table:table-cell office:value-type="float" office:value="41965" calcext:value-type="float">
            <text:p>41965</text:p>
          </table:table-cell>
          <table:table-cell office:value-type="float" office:value="49748" calcext:value-type="float">
            <text:p>49748</text:p>
          </table:table-cell>
          <table:table-cell office:value-type="float" office:value="58317" calcext:value-type="float">
            <text:p>583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5980" calcext:value-type="float">
            <text:p>5980</text:p>
          </table:table-cell>
          <table:table-cell office:value-type="float" office:value="9130" calcext:value-type="float">
            <text:p>9130</text:p>
          </table:table-cell>
          <table:table-cell office:value-type="float" office:value="17174" calcext:value-type="float">
            <text:p>17174</text:p>
          </table:table-cell>
          <table:table-cell office:value-type="float" office:value="24709" calcext:value-type="float">
            <text:p>24709</text:p>
          </table:table-cell>
          <table:table-cell office:value-type="float" office:value="33149" calcext:value-type="float">
            <text:p>33149</text:p>
          </table:table-cell>
          <table:table-cell office:value-type="float" office:value="43064" calcext:value-type="float">
            <text:p>43064</text:p>
          </table:table-cell>
          <table:table-cell office:value-type="float" office:value="54601" calcext:value-type="float">
            <text:p>54601</text:p>
          </table:table-cell>
          <table:table-cell office:value-type="float" office:value="67682" calcext:value-type="float">
            <text:p>67682</text:p>
          </table:table-cell>
          <table:table-cell office:value-type="float" office:value="82055" calcext:value-type="float">
            <text:p>82055</text:p>
          </table:table-cell>
          <table:table-cell office:value-type="float" office:value="97348" calcext:value-type="float">
            <text:p>973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1084" calcext:value-type="float">
            <text:p>1084</text:p>
          </table:table-cell>
          <table:table-cell office:value-type="float" office:value="889" calcext:value-type="float">
            <text:p>889</text:p>
          </table:table-cell>
          <table:table-cell office:value-type="float" office:value="1720" calcext:value-type="float">
            <text:p>1720</text:p>
          </table:table-cell>
          <table:table-cell office:value-type="float" office:value="2519" calcext:value-type="float">
            <text:p>2519</text:p>
          </table:table-cell>
          <table:table-cell office:value-type="float" office:value="3232" calcext:value-type="float">
            <text:p>3232</text:p>
          </table:table-cell>
          <table:table-cell office:value-type="float" office:value="3902" calcext:value-type="float">
            <text:p>3902</text:p>
          </table:table-cell>
          <table:table-cell office:value-type="float" office:value="4552" calcext:value-type="float">
            <text:p>4552</text:p>
          </table:table-cell>
          <table:table-cell office:value-type="float" office:value="5194" calcext:value-type="float">
            <text:p>5194</text:p>
          </table:table-cell>
          <table:table-cell office:value-type="float" office:value="5829" calcext:value-type="float">
            <text:p>5829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1084" calcext:value-type="float">
            <text:p>1084</text:p>
          </table:table-cell>
          <table:table-cell office:value-type="float" office:value="1348" calcext:value-type="float">
            <text:p>1348</text:p>
          </table:table-cell>
          <table:table-cell office:value-type="float" office:value="2585" calcext:value-type="float">
            <text:p>2585</text:p>
          </table:table-cell>
          <table:table-cell office:value-type="float" office:value="3660" calcext:value-type="float">
            <text:p>3660</text:p>
          </table:table-cell>
          <table:table-cell office:value-type="float" office:value="4666" calcext:value-type="float">
            <text:p>4666</text:p>
          </table:table-cell>
          <table:table-cell office:value-type="float" office:value="5652" calcext:value-type="float">
            <text:p>5652</text:p>
          </table:table-cell>
          <table:table-cell office:value-type="float" office:value="6622" calcext:value-type="float">
            <text:p>6622</text:p>
          </table:table-cell>
          <table:table-cell office:value-type="float" office:value="7577" calcext:value-type="float">
            <text:p>7577</text:p>
          </table:table-cell>
          <table:table-cell office:value-type="float" office:value="8494" calcext:value-type="float">
            <text:p>8494</text:p>
          </table:table-cell>
          <table:table-cell office:value-type="float" office:value="9364" calcext:value-type="float">
            <text:p>936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1084" calcext:value-type="float">
            <text:p>1084</text:p>
          </table:table-cell>
          <table:table-cell office:value-type="float" office:value="1793" calcext:value-type="float">
            <text:p>1793</text:p>
          </table:table-cell>
          <table:table-cell office:value-type="float" office:value="3352" calcext:value-type="float">
            <text:p>3352</text:p>
          </table:table-cell>
          <table:table-cell office:value-type="float" office:value="4723" calcext:value-type="float">
            <text:p>4723</text:p>
          </table:table-cell>
          <table:table-cell office:value-type="float" office:value="6052" calcext:value-type="float">
            <text:p>6052</text:p>
          </table:table-cell>
          <table:table-cell office:value-type="float" office:value="7353" calcext:value-type="float">
            <text:p>7353</text:p>
          </table:table-cell>
          <table:table-cell office:value-type="float" office:value="8596" calcext:value-type="float">
            <text:p>8596</text:p>
          </table:table-cell>
          <table:table-cell office:value-type="float" office:value="9752" calcext:value-type="float">
            <text:p>9752</text:p>
          </table:table-cell>
          <table:table-cell office:value-type="float" office:value="10841" calcext:value-type="float">
            <text:p>10841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3220" calcext:value-type="float">
            <text:p>3220</text:p>
          </table:table-cell>
          <table:table-cell office:value-type="float" office:value="2153" calcext:value-type="float">
            <text:p>2153</text:p>
          </table:table-cell>
          <table:table-cell office:value-type="float" office:value="4096" calcext:value-type="float">
            <text:p>4096</text:p>
          </table:table-cell>
          <table:table-cell office:value-type="float" office:value="6015" calcext:value-type="float">
            <text:p>6015</text:p>
          </table:table-cell>
          <table:table-cell office:value-type="float" office:value="7936" calcext:value-type="float">
            <text:p>7936</text:p>
          </table:table-cell>
          <table:table-cell office:value-type="float" office:value="9857" calcext:value-type="float">
            <text:p>9857</text:p>
          </table:table-cell>
          <table:table-cell office:value-type="float" office:value="11781" calcext:value-type="float">
            <text:p>11781</text:p>
          </table:table-cell>
          <table:table-cell office:value-type="float" office:value="13698" calcext:value-type="float">
            <text:p>13698</text:p>
          </table:table-cell>
          <table:table-cell office:value-type="float" office:value="15627" calcext:value-type="float">
            <text:p>15627</text:p>
          </table:table-cell>
          <table:table-cell office:value-type="float" office:value="17555" calcext:value-type="float">
            <text:p>175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3220" calcext:value-type="float">
            <text:p>3220</text:p>
          </table:table-cell>
          <table:table-cell office:value-type="float" office:value="3512" calcext:value-type="float">
            <text:p>3512</text:p>
          </table:table-cell>
          <table:table-cell office:value-type="float" office:value="6777" calcext:value-type="float">
            <text:p>6777</text:p>
          </table:table-cell>
          <table:table-cell office:value-type="float" office:value="10042" calcext:value-type="float">
            <text:p>10042</text:p>
          </table:table-cell>
          <table:table-cell office:value-type="float" office:value="13306" calcext:value-type="float">
            <text:p>13306</text:p>
          </table:table-cell>
          <table:table-cell office:value-type="float" office:value="16583" calcext:value-type="float">
            <text:p>16583</text:p>
          </table:table-cell>
          <table:table-cell office:value-type="float" office:value="19858" calcext:value-type="float">
            <text:p>19858</text:p>
          </table:table-cell>
          <table:table-cell office:value-type="float" office:value="23142" calcext:value-type="float">
            <text:p>23142</text:p>
          </table:table-cell>
          <table:table-cell office:value-type="float" office:value="26433" calcext:value-type="float">
            <text:p>26433</text:p>
          </table:table-cell>
          <table:table-cell office:value-type="float" office:value="29724" calcext:value-type="float">
            <text:p>297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3220" calcext:value-type="float">
            <text:p>3220</text:p>
          </table:table-cell>
          <table:table-cell office:value-type="float" office:value="4863" calcext:value-type="float">
            <text:p>4863</text:p>
          </table:table-cell>
          <table:table-cell office:value-type="float" office:value="9466" calcext:value-type="float">
            <text:p>9466</text:p>
          </table:table-cell>
          <table:table-cell office:value-type="float" office:value="14072" calcext:value-type="float">
            <text:p>14072</text:p>
          </table:table-cell>
          <table:table-cell office:value-type="float" office:value="18697" calcext:value-type="float">
            <text:p>18697</text:p>
          </table:table-cell>
          <table:table-cell office:value-type="float" office:value="23333" calcext:value-type="float">
            <text:p>23333</text:p>
          </table:table-cell>
          <table:table-cell office:value-type="float" office:value="27978" calcext:value-type="float">
            <text:p>27978</text:p>
          </table:table-cell>
          <table:table-cell office:value-type="float" office:value="32632" calcext:value-type="float">
            <text:p>32632</text:p>
          </table:table-cell>
          <table:table-cell office:value-type="float" office:value="37306" calcext:value-type="float">
            <text:p>37306</text:p>
          </table:table-cell>
          <table:table-cell office:value-type="float" office:value="41984" calcext:value-type="float">
            <text:p>419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282" calcext:value-type="float">
            <text:p>282</text:p>
          </table:table-cell>
          <table:table-cell office:value-type="float" office:value="297" calcext:value-type="float">
            <text:p>297</text:p>
          </table:table-cell>
          <table:table-cell office:value-type="float" office:value="579" calcext:value-type="float">
            <text:p>579</text:p>
          </table:table-cell>
          <table:table-cell office:value-type="float" office:value="891" calcext:value-type="float">
            <text:p>891</text:p>
          </table:table-cell>
          <table:table-cell office:value-type="float" office:value="1223" calcext:value-type="float">
            <text:p>1223</text:p>
          </table:table-cell>
          <table:table-cell office:value-type="float" office:value="1564" calcext:value-type="float">
            <text:p>1564</text:p>
          </table:table-cell>
          <table:table-cell office:value-type="float" office:value="1900" calcext:value-type="float">
            <text:p>1900</text:p>
          </table:table-cell>
          <table:table-cell office:value-type="float" office:value="2234" calcext:value-type="float">
            <text:p>2234</text:p>
          </table:table-cell>
          <table:table-cell office:value-type="float" office:value="2573" calcext:value-type="float">
            <text:p>2573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282" calcext:value-type="float">
            <text:p>282</text:p>
          </table:table-cell>
          <table:table-cell office:value-type="float" office:value="392" calcext:value-type="float">
            <text:p>392</text:p>
          </table:table-cell>
          <table:table-cell office:value-type="float" office:value="787" calcext:value-type="float">
            <text:p>787</text:p>
          </table:table-cell>
          <table:table-cell office:value-type="float" office:value="1229" calcext:value-type="float">
            <text:p>1229</text:p>
          </table:table-cell>
          <table:table-cell office:value-type="float" office:value="1684" calcext:value-type="float">
            <text:p>1684</text:p>
          </table:table-cell>
          <table:table-cell office:value-type="float" office:value="2131" calcext:value-type="float">
            <text:p>2131</text:p>
          </table:table-cell>
          <table:table-cell office:value-type="float" office:value="2584" calcext:value-type="float">
            <text:p>2584</text:p>
          </table:table-cell>
          <table:table-cell office:value-type="float" office:value="3048" calcext:value-type="float">
            <text:p>3048</text:p>
          </table:table-cell>
          <table:table-cell office:value-type="float" office:value="3527" calcext:value-type="float">
            <text:p>3527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282" calcext:value-type="float">
            <text:p>282</text:p>
          </table:table-cell>
          <table:table-cell office:value-type="float" office:value="486" calcext:value-type="float">
            <text:p>486</text:p>
          </table:table-cell>
          <table:table-cell office:value-type="float" office:value="1008" calcext:value-type="float">
            <text:p>1008</text:p>
          </table:table-cell>
          <table:table-cell office:value-type="float" office:value="1576" calcext:value-type="float">
            <text:p>1576</text:p>
          </table:table-cell>
          <table:table-cell office:value-type="float" office:value="2139" calcext:value-type="float">
            <text:p>2139</text:p>
          </table:table-cell>
          <table:table-cell office:value-type="float" office:value="2708" calcext:value-type="float">
            <text:p>2708</text:p>
          </table:table-cell>
          <table:table-cell office:value-type="float" office:value="3300" calcext:value-type="float">
            <text:p>3300</text:p>
          </table:table-cell>
          <table:table-cell office:value-type="float" office:value="3909" calcext:value-type="float">
            <text:p>3909</text:p>
          </table:table-cell>
          <table:table-cell office:value-type="float" office:value="4541" calcext:value-type="float">
            <text:p>4541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59205" calcext:value-type="float">
            <text:p>59205</text:p>
          </table:table-cell>
          <table:table-cell office:value-type="float" office:value="48104" calcext:value-type="float">
            <text:p>48104</text:p>
          </table:table-cell>
          <table:table-cell office:value-type="float" office:value="96623" calcext:value-type="float">
            <text:p>96623</text:p>
          </table:table-cell>
          <table:table-cell office:value-type="float" office:value="146021" calcext:value-type="float">
            <text:p>146021</text:p>
          </table:table-cell>
          <table:table-cell table:number-columns-repeated="6" office:value-type="float" office:value="170714" calcext:value-type="float">
            <text:p>1707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59205" calcext:value-type="float">
            <text:p>59205</text:p>
          </table:table-cell>
          <table:table-cell office:value-type="float" office:value="67966" calcext:value-type="float">
            <text:p>67966</text:p>
          </table:table-cell>
          <table:table-cell office:value-type="float" office:value="136413" calcext:value-type="float">
            <text:p>136413</text:p>
          </table:table-cell>
          <table:table-cell table:number-columns-repeated="7" office:value-type="float" office:value="170714" calcext:value-type="float">
            <text:p>1707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59205" calcext:value-type="float">
            <text:p>59205</text:p>
          </table:table-cell>
          <table:table-cell office:value-type="float" office:value="87441" calcext:value-type="float">
            <text:p>87441</text:p>
          </table:table-cell>
          <table:table-cell table:number-columns-repeated="8" office:value-type="float" office:value="170714" calcext:value-type="float">
            <text:p>1707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office:value-type="float" office:value="915" calcext:value-type="float">
            <text:p>915</text:p>
          </table:table-cell>
          <table:table-cell office:value-type="float" office:value="332" calcext:value-type="float">
            <text:p>332</text:p>
          </table:table-cell>
          <table:table-cell office:value-type="float" office:value="758" calcext:value-type="float">
            <text:p>758</text:p>
          </table:table-cell>
          <table:table-cell office:value-type="float" office:value="1222" calcext:value-type="float">
            <text:p>1222</text:p>
          </table:table-cell>
          <table:table-cell office:value-type="float" office:value="1731" calcext:value-type="float">
            <text:p>1731</text:p>
          </table:table-cell>
          <table:table-cell office:value-type="float" office:value="2267" calcext:value-type="float">
            <text:p>2267</text:p>
          </table:table-cell>
          <table:table-cell office:value-type="float" office:value="2820" calcext:value-type="float">
            <text:p>2820</text:p>
          </table:table-cell>
          <table:table-cell office:value-type="float" office:value="3386" calcext:value-type="float">
            <text:p>3386</text:p>
          </table:table-cell>
          <table:table-cell office:value-type="float" office:value="3939" calcext:value-type="float">
            <text:p>3939</text:p>
          </table:table-cell>
          <table:table-cell office:value-type="float" office:value="4498" calcext:value-type="float">
            <text:p>44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office:value-type="float" office:value="915" calcext:value-type="float">
            <text:p>915</text:p>
          </table:table-cell>
          <table:table-cell office:value-type="float" office:value="700" calcext:value-type="float">
            <text:p>700</text:p>
          </table:table-cell>
          <table:table-cell office:value-type="float" office:value="1593" calcext:value-type="float">
            <text:p>1593</text:p>
          </table:table-cell>
          <table:table-cell office:value-type="float" office:value="2601" calcext:value-type="float">
            <text:p>2601</text:p>
          </table:table-cell>
          <table:table-cell office:value-type="float" office:value="3647" calcext:value-type="float">
            <text:p>3647</text:p>
          </table:table-cell>
          <table:table-cell office:value-type="float" office:value="4694" calcext:value-type="float">
            <text:p>4694</text:p>
          </table:table-cell>
          <table:table-cell office:value-type="float" office:value="5822" calcext:value-type="float">
            <text:p>5822</text:p>
          </table:table-cell>
          <table:table-cell office:value-type="float" office:value="7013" calcext:value-type="float">
            <text:p>7013</text:p>
          </table:table-cell>
          <table:table-cell office:value-type="float" office:value="8235" calcext:value-type="float">
            <text:p>8235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office:value-type="float" office:value="915" calcext:value-type="float">
            <text:p>915</text:p>
          </table:table-cell>
          <table:table-cell office:value-type="float" office:value="1093" calcext:value-type="float">
            <text:p>1093</text:p>
          </table:table-cell>
          <table:table-cell office:value-type="float" office:value="2527" calcext:value-type="float">
            <text:p>2527</text:p>
          </table:table-cell>
          <table:table-cell office:value-type="float" office:value="4051" calcext:value-type="float">
            <text:p>4051</text:p>
          </table:table-cell>
          <table:table-cell office:value-type="float" office:value="5656" calcext:value-type="float">
            <text:p>5656</text:p>
          </table:table-cell>
          <table:table-cell office:value-type="float" office:value="7403" calcext:value-type="float">
            <text:p>7403</text:p>
          </table:table-cell>
          <table:table-cell office:value-type="float" office:value="9215" calcext:value-type="float">
            <text:p>9215</text:p>
          </table:table-cell>
          <table:table-cell office:value-type="float" office:value="11127" calcext:value-type="float">
            <text:p>11127</text:p>
          </table:table-cell>
          <table:table-cell office:value-type="float" office:value="13183" calcext:value-type="float">
            <text:p>13183</text:p>
          </table:table-cell>
          <table:table-cell office:value-type="float" office:value="15382" calcext:value-type="float">
            <text:p>153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599" calcext:value-type="float">
            <text:p>599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205" calcext:value-type="float">
            <text:p>205</text:p>
          </table:table-cell>
          <table:table-cell office:value-type="float" office:value="313" calcext:value-type="float">
            <text:p>313</text:p>
          </table:table-cell>
          <table:table-cell office:value-type="float" office:value="437" calcext:value-type="float">
            <text:p>437</text:p>
          </table:table-cell>
          <table:table-cell office:value-type="float" office:value="567" calcext:value-type="float">
            <text:p>567</text:p>
          </table:table-cell>
          <table:table-cell office:value-type="float" office:value="699" calcext:value-type="float">
            <text:p>699</text:p>
          </table:table-cell>
          <table:table-cell office:value-type="float" office:value="831" calcext:value-type="float">
            <text:p>83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599" calcext:value-type="float">
            <text:p>599</text:p>
          </table:table-cell>
          <table:table-cell office:value-type="float" office:value="415" calcext:value-type="float">
            <text:p>415</text:p>
          </table:table-cell>
          <table:table-cell office:value-type="float" office:value="1051" calcext:value-type="float">
            <text:p>1051</text:p>
          </table:table-cell>
          <table:table-cell office:value-type="float" office:value="1665" calcext:value-type="float">
            <text:p>1665</text:p>
          </table:table-cell>
          <table:table-cell office:value-type="float" office:value="2284" calcext:value-type="float">
            <text:p>2284</text:p>
          </table:table-cell>
          <table:table-cell office:value-type="float" office:value="2931" calcext:value-type="float">
            <text:p>2931</text:p>
          </table:table-cell>
          <table:table-cell office:value-type="float" office:value="3610" calcext:value-type="float">
            <text:p>3610</text:p>
          </table:table-cell>
          <table:table-cell office:value-type="float" office:value="4294" calcext:value-type="float">
            <text:p>4294</text:p>
          </table:table-cell>
          <table:table-cell office:value-type="float" office:value="4982" calcext:value-type="float">
            <text:p>4982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599" calcext:value-type="float">
            <text:p>599</text:p>
          </table:table-cell>
          <table:table-cell office:value-type="float" office:value="919" calcext:value-type="float">
            <text:p>919</text:p>
          </table:table-cell>
          <table:table-cell office:value-type="float" office:value="2025" calcext:value-type="float">
            <text:p>2025</text:p>
          </table:table-cell>
          <table:table-cell office:value-type="float" office:value="3189" calcext:value-type="float">
            <text:p>3189</text:p>
          </table:table-cell>
          <table:table-cell office:value-type="float" office:value="4413" calcext:value-type="float">
            <text:p>4413</text:p>
          </table:table-cell>
          <table:table-cell office:value-type="float" office:value="5657" calcext:value-type="float">
            <text:p>5657</text:p>
          </table:table-cell>
          <table:table-cell office:value-type="float" office:value="6938" calcext:value-type="float">
            <text:p>6938</text:p>
          </table:table-cell>
          <table:table-cell office:value-type="float" office:value="8267" calcext:value-type="float">
            <text:p>8267</text:p>
          </table:table-cell>
          <table:table-cell office:value-type="float" office:value="9634" calcext:value-type="float">
            <text:p>9634</text:p>
          </table:table-cell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10364" calcext:value-type="float">
            <text:p>10364</text:p>
          </table:table-cell>
          <table:table-cell office:value-type="float" office:value="5562" calcext:value-type="float">
            <text:p>5562</text:p>
          </table:table-cell>
          <table:table-cell office:value-type="float" office:value="12245" calcext:value-type="float">
            <text:p>12245</text:p>
          </table:table-cell>
          <table:table-cell office:value-type="float" office:value="19625" calcext:value-type="float">
            <text:p>19625</text:p>
          </table:table-cell>
          <table:table-cell office:value-type="float" office:value="27502" calcext:value-type="float">
            <text:p>27502</text:p>
          </table:table-cell>
          <table:table-cell office:value-type="float" office:value="35711" calcext:value-type="float">
            <text:p>35711</text:p>
          </table:table-cell>
          <table:table-cell office:value-type="float" office:value="44130" calcext:value-type="float">
            <text:p>44130</text:p>
          </table:table-cell>
          <table:table-cell office:value-type="float" office:value="52707" calcext:value-type="float">
            <text:p>52707</text:p>
          </table:table-cell>
          <table:table-cell office:value-type="float" office:value="61409" calcext:value-type="float">
            <text:p>61409</text:p>
          </table:table-cell>
          <table:table-cell office:value-type="float" office:value="70215" calcext:value-type="float">
            <text:p>7021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10364" calcext:value-type="float">
            <text:p>10364</text:p>
          </table:table-cell>
          <table:table-cell office:value-type="float" office:value="8990" calcext:value-type="float">
            <text:p>8990</text:p>
          </table:table-cell>
          <table:table-cell office:value-type="float" office:value="20049" calcext:value-type="float">
            <text:p>20049</text:p>
          </table:table-cell>
          <table:table-cell office:value-type="float" office:value="32258" calcext:value-type="float">
            <text:p>32258</text:p>
          </table:table-cell>
          <table:table-cell office:value-type="float" office:value="45075" calcext:value-type="float">
            <text:p>45075</text:p>
          </table:table-cell>
          <table:table-cell office:value-type="float" office:value="58250" calcext:value-type="float">
            <text:p>58250</text:p>
          </table:table-cell>
          <table:table-cell office:value-type="float" office:value="71686" calcext:value-type="float">
            <text:p>71686</text:p>
          </table:table-cell>
          <table:table-cell office:value-type="float" office:value="85279" calcext:value-type="float">
            <text:p>85279</text:p>
          </table:table-cell>
          <table:table-cell office:value-type="float" office:value="98948" calcext:value-type="float">
            <text:p>98948</text:p>
          </table:table-cell>
          <table:table-cell office:value-type="float" office:value="112621" calcext:value-type="float">
            <text:p>11262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10364" calcext:value-type="float">
            <text:p>10364</text:p>
          </table:table-cell>
          <table:table-cell office:value-type="float" office:value="12637" calcext:value-type="float">
            <text:p>12637</text:p>
          </table:table-cell>
          <table:table-cell office:value-type="float" office:value="28399" calcext:value-type="float">
            <text:p>28399</text:p>
          </table:table-cell>
          <table:table-cell office:value-type="float" office:value="45546" calcext:value-type="float">
            <text:p>45546</text:p>
          </table:table-cell>
          <table:table-cell office:value-type="float" office:value="63348" calcext:value-type="float">
            <text:p>63348</text:p>
          </table:table-cell>
          <table:table-cell office:value-type="float" office:value="81554" calcext:value-type="float">
            <text:p>81554</text:p>
          </table:table-cell>
          <table:table-cell office:value-type="float" office:value="99940" calcext:value-type="float">
            <text:p>99940</text:p>
          </table:table-cell>
          <table:table-cell office:value-type="float" office:value="118312" calcext:value-type="float">
            <text:p>118312</text:p>
          </table:table-cell>
          <table:table-cell office:value-type="float" office:value="136478" calcext:value-type="float">
            <text:p>136478</text:p>
          </table:table-cell>
          <table:table-cell office:value-type="float" office:value="154108" calcext:value-type="float">
            <text:p>1541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6378" calcext:value-type="float">
            <text:p>6378</text:p>
          </table:table-cell>
          <table:table-cell office:value-type="float" office:value="3153" calcext:value-type="float">
            <text:p>3153</text:p>
          </table:table-cell>
          <table:table-cell office:value-type="float" office:value="7906" calcext:value-type="float">
            <text:p>7906</text:p>
          </table:table-cell>
          <table:table-cell office:value-type="float" office:value="14048" calcext:value-type="float">
            <text:p>14048</text:p>
          </table:table-cell>
          <table:table-cell office:value-type="float" office:value="20858" calcext:value-type="float">
            <text:p>20858</text:p>
          </table:table-cell>
          <table:table-cell office:value-type="float" office:value="27798" calcext:value-type="float">
            <text:p>27798</text:p>
          </table:table-cell>
          <table:table-cell office:value-type="float" office:value="34961" calcext:value-type="float">
            <text:p>34961</text:p>
          </table:table-cell>
          <table:table-cell office:value-type="float" office:value="42542" calcext:value-type="float">
            <text:p>42542</text:p>
          </table:table-cell>
          <table:table-cell table:number-columns-repeated="2" office:value-type="float" office:value="48217" calcext:value-type="float">
            <text:p>482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6378" calcext:value-type="float">
            <text:p>6378</text:p>
          </table:table-cell>
          <table:table-cell office:value-type="float" office:value="5878" calcext:value-type="float">
            <text:p>5878</text:p>
          </table:table-cell>
          <table:table-cell office:value-type="float" office:value="15581" calcext:value-type="float">
            <text:p>15581</text:p>
          </table:table-cell>
          <table:table-cell office:value-type="float" office:value="26707" calcext:value-type="float">
            <text:p>26707</text:p>
          </table:table-cell>
          <table:table-cell office:value-type="float" office:value="38396" calcext:value-type="float">
            <text:p>38396</text:p>
          </table:table-cell>
          <table:table-cell table:number-columns-repeated="5" office:value-type="float" office:value="48217" calcext:value-type="float">
            <text:p>482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6378" calcext:value-type="float">
            <text:p>6378</text:p>
          </table:table-cell>
          <table:table-cell office:value-type="float" office:value="9235" calcext:value-type="float">
            <text:p>9235</text:p>
          </table:table-cell>
          <table:table-cell office:value-type="float" office:value="24034" calcext:value-type="float">
            <text:p>24034</text:p>
          </table:table-cell>
          <table:table-cell office:value-type="float" office:value="40145" calcext:value-type="float">
            <text:p>40145</text:p>
          </table:table-cell>
          <table:table-cell table:number-columns-repeated="6" office:value-type="float" office:value="48217" calcext:value-type="float">
            <text:p>482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528972" calcext:value-type="float">
            <text:p>528972</text:p>
          </table:table-cell>
          <table:table-cell office:value-type="float" office:value="380792" calcext:value-type="float">
            <text:p>380792</text:p>
          </table:table-cell>
          <table:table-cell office:value-type="float" office:value="799616" calcext:value-type="float">
            <text:p>799616</text:p>
          </table:table-cell>
          <table:table-cell office:value-type="float" office:value="1260007" calcext:value-type="float">
            <text:p>1260007</text:p>
          </table:table-cell>
          <table:table-cell office:value-type="float" office:value="1766221" calcext:value-type="float">
            <text:p>1766221</text:p>
          </table:table-cell>
          <table:table-cell office:value-type="float" office:value="2317141" calcext:value-type="float">
            <text:p>2317141</text:p>
          </table:table-cell>
          <table:table-cell office:value-type="float" office:value="2909168" calcext:value-type="float">
            <text:p>2909168</text:p>
          </table:table-cell>
          <table:table-cell office:value-type="float" office:value="3547718" calcext:value-type="float">
            <text:p>3547718</text:p>
          </table:table-cell>
          <table:table-cell office:value-type="float" office:value="4226051" calcext:value-type="float">
            <text:p>4226051</text:p>
          </table:table-cell>
          <table:table-cell office:value-type="float" office:value="4936177" calcext:value-type="float">
            <text:p>49361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528972" calcext:value-type="float">
            <text:p>528972</text:p>
          </table:table-cell>
          <table:table-cell office:value-type="float" office:value="566338" calcext:value-type="float">
            <text:p>566338</text:p>
          </table:table-cell>
          <table:table-cell office:value-type="float" office:value="1215891" calcext:value-type="float">
            <text:p>1215891</text:p>
          </table:table-cell>
          <table:table-cell office:value-type="float" office:value="1961030" calcext:value-type="float">
            <text:p>1961030</text:p>
          </table:table-cell>
          <table:table-cell office:value-type="float" office:value="2796927" calcext:value-type="float">
            <text:p>2796927</text:p>
          </table:table-cell>
          <table:table-cell office:value-type="float" office:value="3727593" calcext:value-type="float">
            <text:p>3727593</text:p>
          </table:table-cell>
          <table:table-cell office:value-type="float" office:value="4738167" calcext:value-type="float">
            <text:p>4738167</text:p>
          </table:table-cell>
          <table:table-cell office:value-type="float" office:value="5803743" calcext:value-type="float">
            <text:p>5803743</text:p>
          </table:table-cell>
          <table:table-cell office:value-type="float" office:value="6910733" calcext:value-type="float">
            <text:p>6910733</text:p>
          </table:table-cell>
          <table:table-cell office:value-type="float" office:value="8052598" calcext:value-type="float">
            <text:p>80525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528972" calcext:value-type="float">
            <text:p>528972</text:p>
          </table:table-cell>
          <table:table-cell office:value-type="float" office:value="759595" calcext:value-type="float">
            <text:p>759595</text:p>
          </table:table-cell>
          <table:table-cell office:value-type="float" office:value="1669824" calcext:value-type="float">
            <text:p>1669824</text:p>
          </table:table-cell>
          <table:table-cell office:value-type="float" office:value="2741427" calcext:value-type="float">
            <text:p>2741427</text:p>
          </table:table-cell>
          <table:table-cell office:value-type="float" office:value="3973058" calcext:value-type="float">
            <text:p>3973058</text:p>
          </table:table-cell>
          <table:table-cell office:value-type="float" office:value="5330616" calcext:value-type="float">
            <text:p>5330616</text:p>
          </table:table-cell>
          <table:table-cell office:value-type="float" office:value="6768416" calcext:value-type="float">
            <text:p>6768416</text:p>
          </table:table-cell>
          <table:table-cell office:value-type="float" office:value="8270633" calcext:value-type="float">
            <text:p>8270633</text:p>
          </table:table-cell>
          <table:table-cell office:value-type="float" office:value="9813691" calcext:value-type="float">
            <text:p>9813691</text:p>
          </table:table-cell>
          <table:table-cell office:value-type="float" office:value="11262589" calcext:value-type="float">
            <text:p>112625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56470" calcext:value-type="float">
            <text:p>56470</text:p>
          </table:table-cell>
          <table:table-cell office:value-type="float" office:value="50734" calcext:value-type="float">
            <text:p>50734</text:p>
          </table:table-cell>
          <table:table-cell office:value-type="float" office:value="100489" calcext:value-type="float">
            <text:p>100489</text:p>
          </table:table-cell>
          <table:table-cell office:value-type="float" office:value="149770" calcext:value-type="float">
            <text:p>149770</text:p>
          </table:table-cell>
          <table:table-cell office:value-type="float" office:value="198683" calcext:value-type="float">
            <text:p>198683</text:p>
          </table:table-cell>
          <table:table-cell office:value-type="float" office:value="247666" calcext:value-type="float">
            <text:p>247666</text:p>
          </table:table-cell>
          <table:table-cell office:value-type="float" office:value="297695" calcext:value-type="float">
            <text:p>297695</text:p>
          </table:table-cell>
          <table:table-cell office:value-type="float" office:value="350659" calcext:value-type="float">
            <text:p>350659</text:p>
          </table:table-cell>
          <table:table-cell table:number-columns-repeated="2" office:value-type="float" office:value="389729" calcext:value-type="float">
            <text:p>3897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56470" calcext:value-type="float">
            <text:p>56470</text:p>
          </table:table-cell>
          <table:table-cell office:value-type="float" office:value="64380" calcext:value-type="float">
            <text:p>64380</text:p>
          </table:table-cell>
          <table:table-cell office:value-type="float" office:value="127455" calcext:value-type="float">
            <text:p>127455</text:p>
          </table:table-cell>
          <table:table-cell office:value-type="float" office:value="189835" calcext:value-type="float">
            <text:p>189835</text:p>
          </table:table-cell>
          <table:table-cell office:value-type="float" office:value="252199" calcext:value-type="float">
            <text:p>252199</text:p>
          </table:table-cell>
          <table:table-cell office:value-type="float" office:value="316538" calcext:value-type="float">
            <text:p>316538</text:p>
          </table:table-cell>
          <table:table-cell table:number-columns-repeated="4" office:value-type="float" office:value="389729" calcext:value-type="float">
            <text:p>3897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56470" calcext:value-type="float">
            <text:p>56470</text:p>
          </table:table-cell>
          <table:table-cell office:value-type="float" office:value="77979" calcext:value-type="float">
            <text:p>77979</text:p>
          </table:table-cell>
          <table:table-cell office:value-type="float" office:value="154282" calcext:value-type="float">
            <text:p>154282</text:p>
          </table:table-cell>
          <table:table-cell office:value-type="float" office:value="229879" calcext:value-type="float">
            <text:p>229879</text:p>
          </table:table-cell>
          <table:table-cell office:value-type="float" office:value="307134" calcext:value-type="float">
            <text:p>307134</text:p>
          </table:table-cell>
          <table:table-cell table:number-columns-repeated="5" office:value-type="float" office:value="389729" calcext:value-type="float">
            <text:p>3897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106148" calcext:value-type="float">
            <text:p>106148</text:p>
          </table:table-cell>
          <table:table-cell office:value-type="float" office:value="87579" calcext:value-type="float">
            <text:p>87579</text:p>
          </table:table-cell>
          <table:table-cell office:value-type="float" office:value="198802" calcext:value-type="float">
            <text:p>198802</text:p>
          </table:table-cell>
          <table:table-cell office:value-type="float" office:value="326247" calcext:value-type="float">
            <text:p>326247</text:p>
          </table:table-cell>
          <table:table-cell office:value-type="float" office:value="464246" calcext:value-type="float">
            <text:p>464246</text:p>
          </table:table-cell>
          <table:table-cell office:value-type="float" office:value="607674" calcext:value-type="float">
            <text:p>607674</text:p>
          </table:table-cell>
          <table:table-cell office:value-type="float" office:value="756923" calcext:value-type="float">
            <text:p>756923</text:p>
          </table:table-cell>
          <table:table-cell office:value-type="float" office:value="911733" calcext:value-type="float">
            <text:p>911733</text:p>
          </table:table-cell>
          <table:table-cell office:value-type="float" office:value="1070581" calcext:value-type="float">
            <text:p>1070581</text:p>
          </table:table-cell>
          <table:table-cell office:value-type="float" office:value="1232565" calcext:value-type="float">
            <text:p>12325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106148" calcext:value-type="float">
            <text:p>106148</text:p>
          </table:table-cell>
          <table:table-cell office:value-type="float" office:value="123427" calcext:value-type="float">
            <text:p>123427</text:p>
          </table:table-cell>
          <table:table-cell office:value-type="float" office:value="283988" calcext:value-type="float">
            <text:p>283988</text:p>
          </table:table-cell>
          <table:table-cell office:value-type="float" office:value="467241" calcext:value-type="float">
            <text:p>467241</text:p>
          </table:table-cell>
          <table:table-cell office:value-type="float" office:value="660935" calcext:value-type="float">
            <text:p>660935</text:p>
          </table:table-cell>
          <table:table-cell office:value-type="float" office:value="865147" calcext:value-type="float">
            <text:p>865147</text:p>
          </table:table-cell>
          <table:table-cell office:value-type="float" office:value="1077382" calcext:value-type="float">
            <text:p>1077382</text:p>
          </table:table-cell>
          <table:table-cell office:value-type="float" office:value="1295348" calcext:value-type="float">
            <text:p>1295348</text:p>
          </table:table-cell>
          <table:table-cell office:value-type="float" office:value="1516728" calcext:value-type="float">
            <text:p>1516728</text:p>
          </table:table-cell>
          <table:table-cell office:value-type="float" office:value="1728848" calcext:value-type="float">
            <text:p>17288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106148" calcext:value-type="float">
            <text:p>106148</text:p>
          </table:table-cell>
          <table:table-cell office:value-type="float" office:value="161451" calcext:value-type="float">
            <text:p>161451</text:p>
          </table:table-cell>
          <table:table-cell office:value-type="float" office:value="375333" calcext:value-type="float">
            <text:p>375333</text:p>
          </table:table-cell>
          <table:table-cell office:value-type="float" office:value="613863" calcext:value-type="float">
            <text:p>613863</text:p>
          </table:table-cell>
          <table:table-cell office:value-type="float" office:value="868421" calcext:value-type="float">
            <text:p>868421</text:p>
          </table:table-cell>
          <table:table-cell office:value-type="float" office:value="1135560" calcext:value-type="float">
            <text:p>1135560</text:p>
          </table:table-cell>
          <table:table-cell office:value-type="float" office:value="1411056" calcext:value-type="float">
            <text:p>1411056</text:p>
          </table:table-cell>
          <table:table-cell office:value-type="float" office:value="1687010" calcext:value-type="float">
            <text:p>1687010</text:p>
          </table:table-cell>
          <table:table-cell table:number-columns-repeated="2" office:value-type="float" office:value="1798757" calcext:value-type="float">
            <text:p>179875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56874" calcext:value-type="float">
            <text:p>56874</text:p>
          </table:table-cell>
          <table:table-cell office:value-type="float" office:value="37170" calcext:value-type="float">
            <text:p>37170</text:p>
          </table:table-cell>
          <table:table-cell office:value-type="float" office:value="75327" calcext:value-type="float">
            <text:p>75327</text:p>
          </table:table-cell>
          <table:table-cell office:value-type="float" office:value="113911" calcext:value-type="float">
            <text:p>113911</text:p>
          </table:table-cell>
          <table:table-cell office:value-type="float" office:value="152902" calcext:value-type="float">
            <text:p>152902</text:p>
          </table:table-cell>
          <table:table-cell office:value-type="float" office:value="192329" calcext:value-type="float">
            <text:p>192329</text:p>
          </table:table-cell>
          <table:table-cell office:value-type="float" office:value="232190" calcext:value-type="float">
            <text:p>232190</text:p>
          </table:table-cell>
          <table:table-cell office:value-type="float" office:value="272438" calcext:value-type="float">
            <text:p>272438</text:p>
          </table:table-cell>
          <table:table-cell office:value-type="float" office:value="313057" calcext:value-type="float">
            <text:p>313057</text:p>
          </table:table-cell>
          <table:table-cell office:value-type="float" office:value="354083" calcext:value-type="float">
            <text:p>35408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56874" calcext:value-type="float">
            <text:p>56874</text:p>
          </table:table-cell>
          <table:table-cell office:value-type="float" office:value="57337" calcext:value-type="float">
            <text:p>57337</text:p>
          </table:table-cell>
          <table:table-cell office:value-type="float" office:value="116201" calcext:value-type="float">
            <text:p>116201</text:p>
          </table:table-cell>
          <table:table-cell office:value-type="float" office:value="176055" calcext:value-type="float">
            <text:p>176055</text:p>
          </table:table-cell>
          <table:table-cell office:value-type="float" office:value="236921" calcext:value-type="float">
            <text:p>236921</text:p>
          </table:table-cell>
          <table:table-cell office:value-type="float" office:value="298699" calcext:value-type="float">
            <text:p>298699</text:p>
          </table:table-cell>
          <table:table-cell office:value-type="float" office:value="361399" calcext:value-type="float">
            <text:p>361399</text:p>
          </table:table-cell>
          <table:table-cell office:value-type="float" office:value="425198" calcext:value-type="float">
            <text:p>425198</text:p>
          </table:table-cell>
          <table:table-cell office:value-type="float" office:value="491056" calcext:value-type="float">
            <text:p>491056</text:p>
          </table:table-cell>
          <table:table-cell office:value-type="float" office:value="513395" calcext:value-type="float">
            <text:p>5133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56874" calcext:value-type="float">
            <text:p>56874</text:p>
          </table:table-cell>
          <table:table-cell office:value-type="float" office:value="77590" calcext:value-type="float">
            <text:p>77590</text:p>
          </table:table-cell>
          <table:table-cell office:value-type="float" office:value="157530" calcext:value-type="float">
            <text:p>157530</text:p>
          </table:table-cell>
          <table:table-cell office:value-type="float" office:value="239289" calcext:value-type="float">
            <text:p>239289</text:p>
          </table:table-cell>
          <table:table-cell office:value-type="float" office:value="322702" calcext:value-type="float">
            <text:p>322702</text:p>
          </table:table-cell>
          <table:table-cell office:value-type="float" office:value="407908" calcext:value-type="float">
            <text:p>407908</text:p>
          </table:table-cell>
          <table:table-cell office:value-type="float" office:value="496519" calcext:value-type="float">
            <text:p>496519</text:p>
          </table:table-cell>
          <table:table-cell table:number-columns-repeated="3" office:value-type="float" office:value="513395" calcext:value-type="float">
            <text:p>5133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office:value-type="float" office:value="670" calcext:value-type="float">
            <text:p>670</text:p>
          </table:table-cell>
          <table:table-cell office:value-type="float" office:value="387" calcext:value-type="float">
            <text:p>387</text:p>
          </table:table-cell>
          <table:table-cell office:value-type="float" office:value="774" calcext:value-type="float">
            <text:p>774</text:p>
          </table:table-cell>
          <table:table-cell office:value-type="float" office:value="1195" calcext:value-type="float">
            <text:p>1195</text:p>
          </table:table-cell>
          <table:table-cell office:value-type="float" office:value="1646" calcext:value-type="float">
            <text:p>1646</text:p>
          </table:table-cell>
          <table:table-cell office:value-type="float" office:value="2091" calcext:value-type="float">
            <text:p>2091</text:p>
          </table:table-cell>
          <table:table-cell office:value-type="float" office:value="2545" calcext:value-type="float">
            <text:p>2545</text:p>
          </table:table-cell>
          <table:table-cell office:value-type="float" office:value="3005" calcext:value-type="float">
            <text:p>3005</text:p>
          </table:table-cell>
          <table:table-cell office:value-type="float" office:value="3478" calcext:value-type="float">
            <text:p>3478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office:value-type="float" office:value="670" calcext:value-type="float">
            <text:p>670</text:p>
          </table:table-cell>
          <table:table-cell office:value-type="float" office:value="621" calcext:value-type="float">
            <text:p>621</text:p>
          </table:table-cell>
          <table:table-cell office:value-type="float" office:value="1308" calcext:value-type="float">
            <text:p>1308</text:p>
          </table:table-cell>
          <table:table-cell office:value-type="float" office:value="2039" calcext:value-type="float">
            <text:p>2039</text:p>
          </table:table-cell>
          <table:table-cell office:value-type="float" office:value="2780" calcext:value-type="float">
            <text:p>2780</text:p>
          </table:table-cell>
          <table:table-cell office:value-type="float" office:value="3544" calcext:value-type="float">
            <text:p>3544</text:p>
          </table:table-cell>
          <table:table-cell office:value-type="float" office:value="4348" calcext:value-type="float">
            <text:p>4348</text:p>
          </table:table-cell>
          <table:table-cell office:value-type="float" office:value="5169" calcext:value-type="float">
            <text:p>5169</text:p>
          </table:table-cell>
          <table:table-cell office:value-type="float" office:value="6005" calcext:value-type="float">
            <text:p>6005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office:value-type="float" office:value="670" calcext:value-type="float">
            <text:p>670</text:p>
          </table:table-cell>
          <table:table-cell office:value-type="float" office:value="879" calcext:value-type="float">
            <text:p>879</text:p>
          </table:table-cell>
          <table:table-cell office:value-type="float" office:value="1873" calcext:value-type="float">
            <text:p>1873</text:p>
          </table:table-cell>
          <table:table-cell office:value-type="float" office:value="2896" calcext:value-type="float">
            <text:p>2896</text:p>
          </table:table-cell>
          <table:table-cell office:value-type="float" office:value="3974" calcext:value-type="float">
            <text:p>3974</text:p>
          </table:table-cell>
          <table:table-cell office:value-type="float" office:value="5108" calcext:value-type="float">
            <text:p>5108</text:p>
          </table:table-cell>
          <table:table-cell office:value-type="float" office:value="6269" calcext:value-type="float">
            <text:p>6269</text:p>
          </table:table-cell>
          <table:table-cell office:value-type="float" office:value="7475" calcext:value-type="float">
            <text:p>7475</text:p>
          </table:table-cell>
          <table:table-cell office:value-type="float" office:value="8718" calcext:value-type="float">
            <text:p>8718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33507" calcext:value-type="float">
            <text:p>33507</text:p>
          </table:table-cell>
          <table:table-cell office:value-type="float" office:value="36063" calcext:value-type="float">
            <text:p>36063</text:p>
          </table:table-cell>
          <table:table-cell office:value-type="float" office:value="62350" calcext:value-type="float">
            <text:p>62350</text:p>
          </table:table-cell>
          <table:table-cell office:value-type="float" office:value="88479" calcext:value-type="float">
            <text:p>88479</text:p>
          </table:table-cell>
          <table:table-cell office:value-type="float" office:value="115089" calcext:value-type="float">
            <text:p>115089</text:p>
          </table:table-cell>
          <table:table-cell office:value-type="float" office:value="141887" calcext:value-type="float">
            <text:p>141887</text:p>
          </table:table-cell>
          <table:table-cell office:value-type="float" office:value="169125" calcext:value-type="float">
            <text:p>169125</text:p>
          </table:table-cell>
          <table:table-cell office:value-type="float" office:value="196855" calcext:value-type="float">
            <text:p>196855</text:p>
          </table:table-cell>
          <table:table-cell office:value-type="float" office:value="225033" calcext:value-type="float">
            <text:p>225033</text:p>
          </table:table-cell>
          <table:table-cell office:value-type="float" office:value="253647" calcext:value-type="float">
            <text:p>2536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33507" calcext:value-type="float">
            <text:p>33507</text:p>
          </table:table-cell>
          <table:table-cell office:value-type="float" office:value="53350" calcext:value-type="float">
            <text:p>53350</text:p>
          </table:table-cell>
          <table:table-cell office:value-type="float" office:value="96558" calcext:value-type="float">
            <text:p>96558</text:p>
          </table:table-cell>
          <table:table-cell office:value-type="float" office:value="140735" calcext:value-type="float">
            <text:p>140735</text:p>
          </table:table-cell>
          <table:table-cell office:value-type="float" office:value="185984" calcext:value-type="float">
            <text:p>185984</text:p>
          </table:table-cell>
          <table:table-cell office:value-type="float" office:value="232502" calcext:value-type="float">
            <text:p>232502</text:p>
          </table:table-cell>
          <table:table-cell office:value-type="float" office:value="280257" calcext:value-type="float">
            <text:p>280257</text:p>
          </table:table-cell>
          <table:table-cell office:value-type="float" office:value="329665" calcext:value-type="float">
            <text:p>329665</text:p>
          </table:table-cell>
          <table:table-cell office:value-type="float" office:value="380681" calcext:value-type="float">
            <text:p>380681</text:p>
          </table:table-cell>
          <table:table-cell office:value-type="float" office:value="433188" calcext:value-type="float">
            <text:p>43318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33507" calcext:value-type="float">
            <text:p>33507</text:p>
          </table:table-cell>
          <table:table-cell office:value-type="float" office:value="70276" calcext:value-type="float">
            <text:p>70276</text:p>
          </table:table-cell>
          <table:table-cell office:value-type="float" office:value="131379" calcext:value-type="float">
            <text:p>131379</text:p>
          </table:table-cell>
          <table:table-cell office:value-type="float" office:value="194493" calcext:value-type="float">
            <text:p>194493</text:p>
          </table:table-cell>
          <table:table-cell office:value-type="float" office:value="259999" calcext:value-type="float">
            <text:p>259999</text:p>
          </table:table-cell>
          <table:table-cell office:value-type="float" office:value="328397" calcext:value-type="float">
            <text:p>328397</text:p>
          </table:table-cell>
          <table:table-cell office:value-type="float" office:value="399882" calcext:value-type="float">
            <text:p>399882</text:p>
          </table:table-cell>
          <table:table-cell office:value-type="float" office:value="474112" calcext:value-type="float">
            <text:p>474112</text:p>
          </table:table-cell>
          <table:table-cell office:value-type="float" office:value="550435" calcext:value-type="float">
            <text:p>550435</text:p>
          </table:table-cell>
          <table:table-cell office:value-type="float" office:value="628478" calcext:value-type="float">
            <text:p>6284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37108" calcext:value-type="float">
            <text:p>37108</text:p>
          </table:table-cell>
          <table:table-cell office:value-type="float" office:value="21000" calcext:value-type="float">
            <text:p>21000</text:p>
          </table:table-cell>
          <table:table-cell office:value-type="float" office:value="45682" calcext:value-type="float">
            <text:p>45682</text:p>
          </table:table-cell>
          <table:table-cell office:value-type="float" office:value="72652" calcext:value-type="float">
            <text:p>72652</text:p>
          </table:table-cell>
          <table:table-cell office:value-type="float" office:value="100651" calcext:value-type="float">
            <text:p>100651</text:p>
          </table:table-cell>
          <table:table-cell office:value-type="float" office:value="128616" calcext:value-type="float">
            <text:p>128616</text:p>
          </table:table-cell>
          <table:table-cell office:value-type="float" office:value="156384" calcext:value-type="float">
            <text:p>156384</text:p>
          </table:table-cell>
          <table:table-cell office:value-type="float" office:value="184054" calcext:value-type="float">
            <text:p>184054</text:p>
          </table:table-cell>
          <table:table-cell office:value-type="float" office:value="211680" calcext:value-type="float">
            <text:p>211680</text:p>
          </table:table-cell>
          <table:table-cell office:value-type="float" office:value="239482" calcext:value-type="float">
            <text:p>2394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37108" calcext:value-type="float">
            <text:p>37108</text:p>
          </table:table-cell>
          <table:table-cell office:value-type="float" office:value="42168" calcext:value-type="float">
            <text:p>42168</text:p>
          </table:table-cell>
          <table:table-cell office:value-type="float" office:value="93000" calcext:value-type="float">
            <text:p>93000</text:p>
          </table:table-cell>
          <table:table-cell office:value-type="float" office:value="145073" calcext:value-type="float">
            <text:p>145073</text:p>
          </table:table-cell>
          <table:table-cell office:value-type="float" office:value="196682" calcext:value-type="float">
            <text:p>196682</text:p>
          </table:table-cell>
          <table:table-cell office:value-type="float" office:value="248495" calcext:value-type="float">
            <text:p>248495</text:p>
          </table:table-cell>
          <table:table-cell office:value-type="float" office:value="301730" calcext:value-type="float">
            <text:p>301730</text:p>
          </table:table-cell>
          <table:table-cell office:value-type="float" office:value="357098" calcext:value-type="float">
            <text:p>357098</text:p>
          </table:table-cell>
          <table:table-cell office:value-type="float" office:value="414931" calcext:value-type="float">
            <text:p>414931</text:p>
          </table:table-cell>
          <table:table-cell office:value-type="float" office:value="475354" calcext:value-type="float">
            <text:p>4753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37108" calcext:value-type="float">
            <text:p>37108</text:p>
          </table:table-cell>
          <table:table-cell office:value-type="float" office:value="65161" calcext:value-type="float">
            <text:p>65161</text:p>
          </table:table-cell>
          <table:table-cell office:value-type="float" office:value="141297" calcext:value-type="float">
            <text:p>141297</text:p>
          </table:table-cell>
          <table:table-cell office:value-type="float" office:value="216810" calcext:value-type="float">
            <text:p>216810</text:p>
          </table:table-cell>
          <table:table-cell office:value-type="float" office:value="293856" calcext:value-type="float">
            <text:p>293856</text:p>
          </table:table-cell>
          <table:table-cell office:value-type="float" office:value="375210" calcext:value-type="float">
            <text:p>375210</text:p>
          </table:table-cell>
          <table:table-cell office:value-type="float" office:value="461955" calcext:value-type="float">
            <text:p>461955</text:p>
          </table:table-cell>
          <table:table-cell office:value-type="float" office:value="554078" calcext:value-type="float">
            <text:p>554078</text:p>
          </table:table-cell>
          <table:table-cell office:value-type="float" office:value="651378" calcext:value-type="float">
            <text:p>651378</text:p>
          </table:table-cell>
          <table:table-cell office:value-type="float" office:value="720922" calcext:value-type="float">
            <text:p>72092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float" office:value="272" calcext:value-type="float">
            <text:p>27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9" calcext:value-type="float">
            <text:p>279</text:p>
          </table:table-cell>
          <table:table-cell office:value-type="float" office:value="346" calcext:value-type="float">
            <text:p>346</text:p>
          </table:table-cell>
          <table:table-cell office:value-type="float" office:value="416" calcext:value-type="float">
            <text:p>416</text:p>
          </table:table-cell>
          <table:table-cell office:value-type="float" office:value="485" calcext:value-type="float">
            <text:p>48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224" calcext:value-type="float">
            <text:p>224</text:p>
          </table:table-cell>
          <table:table-cell office:value-type="float" office:value="316" calcext:value-type="float">
            <text:p>316</text:p>
          </table:table-cell>
          <table:table-cell office:value-type="float" office:value="412" calcext:value-type="float">
            <text:p>412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office:value-type="float" office:value="847" calcext:value-type="float">
            <text:p>847</text:p>
          </table:table-cell>
          <table:table-cell office:value-type="float" office:value="445" calcext:value-type="float">
            <text:p>445</text:p>
          </table:table-cell>
          <table:table-cell office:value-type="float" office:value="924" calcext:value-type="float">
            <text:p>924</text:p>
          </table:table-cell>
          <table:table-cell office:value-type="float" office:value="1504" calcext:value-type="float">
            <text:p>1504</text:p>
          </table:table-cell>
          <table:table-cell office:value-type="float" office:value="2172" calcext:value-type="float">
            <text:p>2172</text:p>
          </table:table-cell>
          <table:table-cell office:value-type="float" office:value="2880" calcext:value-type="float">
            <text:p>2880</text:p>
          </table:table-cell>
          <table:table-cell office:value-type="float" office:value="3590" calcext:value-type="float">
            <text:p>3590</text:p>
          </table:table-cell>
          <table:table-cell office:value-type="float" office:value="4336" calcext:value-type="float">
            <text:p>4336</text:p>
          </table:table-cell>
          <table:table-cell office:value-type="float" office:value="5095" calcext:value-type="float">
            <text:p>5095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office:value-type="float" office:value="847" calcext:value-type="float">
            <text:p>847</text:p>
          </table:table-cell>
          <table:table-cell office:value-type="float" office:value="735" calcext:value-type="float">
            <text:p>735</text:p>
          </table:table-cell>
          <table:table-cell office:value-type="float" office:value="1687" calcext:value-type="float">
            <text:p>1687</text:p>
          </table:table-cell>
          <table:table-cell office:value-type="float" office:value="2833" calcext:value-type="float">
            <text:p>2833</text:p>
          </table:table-cell>
          <table:table-cell office:value-type="float" office:value="4017" calcext:value-type="float">
            <text:p>4017</text:p>
          </table:table-cell>
          <table:table-cell office:value-type="float" office:value="5265" calcext:value-type="float">
            <text:p>5265</text:p>
          </table:table-cell>
          <table:table-cell office:value-type="float" office:value="6523" calcext:value-type="float">
            <text:p>6523</text:p>
          </table:table-cell>
          <table:table-cell office:value-type="float" office:value="7788" calcext:value-type="float">
            <text:p>7788</text:p>
          </table:table-cell>
          <table:table-cell office:value-type="float" office:value="9071" calcext:value-type="float">
            <text:p>9071</text:p>
          </table:table-cell>
          <table:table-cell office:value-type="float" office:value="10369" calcext:value-type="float">
            <text:p>103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office:value-type="float" office:value="847" calcext:value-type="float">
            <text:p>847</text:p>
          </table:table-cell>
          <table:table-cell office:value-type="float" office:value="1087" calcext:value-type="float">
            <text:p>1087</text:p>
          </table:table-cell>
          <table:table-cell office:value-type="float" office:value="2584" calcext:value-type="float">
            <text:p>2584</text:p>
          </table:table-cell>
          <table:table-cell office:value-type="float" office:value="4234" calcext:value-type="float">
            <text:p>4234</text:p>
          </table:table-cell>
          <table:table-cell office:value-type="float" office:value="5978" calcext:value-type="float">
            <text:p>5978</text:p>
          </table:table-cell>
          <table:table-cell office:value-type="float" office:value="7736" calcext:value-type="float">
            <text:p>7736</text:p>
          </table:table-cell>
          <table:table-cell office:value-type="float" office:value="9524" calcext:value-type="float">
            <text:p>9524</text:p>
          </table:table-cell>
          <table:table-cell office:value-type="float" office:value="11332" calcext:value-type="float">
            <text:p>11332</text:p>
          </table:table-cell>
          <table:table-cell office:value-type="float" office:value="13148" calcext:value-type="float">
            <text:p>13148</text:p>
          </table:table-cell>
          <table:table-cell office:value-type="float" office:value="14966" calcext:value-type="float">
            <text:p>149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2349" calcext:value-type="float">
            <text:p>2349</text:p>
          </table:table-cell>
          <table:table-cell office:value-type="float" office:value="1030" calcext:value-type="float">
            <text:p>1030</text:p>
          </table:table-cell>
          <table:table-cell office:value-type="float" office:value="2446" calcext:value-type="float">
            <text:p>2446</text:p>
          </table:table-cell>
          <table:table-cell office:value-type="float" office:value="4036" calcext:value-type="float">
            <text:p>4036</text:p>
          </table:table-cell>
          <table:table-cell office:value-type="float" office:value="5729" calcext:value-type="float">
            <text:p>5729</text:p>
          </table:table-cell>
          <table:table-cell office:value-type="float" office:value="7480" calcext:value-type="float">
            <text:p>7480</text:p>
          </table:table-cell>
          <table:table-cell office:value-type="float" office:value="9273" calcext:value-type="float">
            <text:p>9273</text:p>
          </table:table-cell>
          <table:table-cell office:value-type="float" office:value="11107" calcext:value-type="float">
            <text:p>11107</text:p>
          </table:table-cell>
          <table:table-cell office:value-type="float" office:value="12977" calcext:value-type="float">
            <text:p>12977</text:p>
          </table:table-cell>
          <table:table-cell office:value-type="float" office:value="14882" calcext:value-type="float">
            <text:p>148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2349" calcext:value-type="float">
            <text:p>2349</text:p>
          </table:table-cell>
          <table:table-cell office:value-type="float" office:value="2037" calcext:value-type="float">
            <text:p>2037</text:p>
          </table:table-cell>
          <table:table-cell office:value-type="float" office:value="4795" calcext:value-type="float">
            <text:p>4795</text:p>
          </table:table-cell>
          <table:table-cell office:value-type="float" office:value="7804" calcext:value-type="float">
            <text:p>7804</text:p>
          </table:table-cell>
          <table:table-cell office:value-type="float" office:value="10940" calcext:value-type="float">
            <text:p>10940</text:p>
          </table:table-cell>
          <table:table-cell office:value-type="float" office:value="14186" calcext:value-type="float">
            <text:p>14186</text:p>
          </table:table-cell>
          <table:table-cell office:value-type="float" office:value="17564" calcext:value-type="float">
            <text:p>17564</text:p>
          </table:table-cell>
          <table:table-cell office:value-type="float" office:value="21101" calcext:value-type="float">
            <text:p>21101</text:p>
          </table:table-cell>
          <table:table-cell office:value-type="float" office:value="24842" calcext:value-type="float">
            <text:p>24842</text:p>
          </table:table-cell>
          <table:table-cell office:value-type="float" office:value="28818" calcext:value-type="float">
            <text:p>2881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2349" calcext:value-type="float">
            <text:p>2349</text:p>
          </table:table-cell>
          <table:table-cell office:value-type="float" office:value="3153" calcext:value-type="float">
            <text:p>3153</text:p>
          </table:table-cell>
          <table:table-cell office:value-type="float" office:value="7321" calcext:value-type="float">
            <text:p>7321</text:p>
          </table:table-cell>
          <table:table-cell office:value-type="float" office:value="11786" calcext:value-type="float">
            <text:p>11786</text:p>
          </table:table-cell>
          <table:table-cell office:value-type="float" office:value="16484" calcext:value-type="float">
            <text:p>16484</text:p>
          </table:table-cell>
          <table:table-cell office:value-type="float" office:value="21486" calcext:value-type="float">
            <text:p>21486</text:p>
          </table:table-cell>
          <table:table-cell office:value-type="float" office:value="26903" calcext:value-type="float">
            <text:p>26903</text:p>
          </table:table-cell>
          <table:table-cell office:value-type="float" office:value="32837" calcext:value-type="float">
            <text:p>32837</text:p>
          </table:table-cell>
          <table:table-cell table:number-columns-repeated="2" office:value-type="float" office:value="39331" calcext:value-type="float">
            <text:p>3933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16248" calcext:value-type="float">
            <text:p>16248</text:p>
          </table:table-cell>
          <table:table-cell office:value-type="float" office:value="9594" calcext:value-type="float">
            <text:p>9594</text:p>
          </table:table-cell>
          <table:table-cell office:value-type="float" office:value="20629" calcext:value-type="float">
            <text:p>20629</text:p>
          </table:table-cell>
          <table:table-cell office:value-type="float" office:value="32429" calcext:value-type="float">
            <text:p>32429</text:p>
          </table:table-cell>
          <table:table-cell office:value-type="float" office:value="44868" calcext:value-type="float">
            <text:p>44868</text:p>
          </table:table-cell>
          <table:table-cell office:value-type="float" office:value="57705" calcext:value-type="float">
            <text:p>57705</text:p>
          </table:table-cell>
          <table:table-cell office:value-type="float" office:value="70834" calcext:value-type="float">
            <text:p>70834</text:p>
          </table:table-cell>
          <table:table-cell office:value-type="float" office:value="84198" calcext:value-type="float">
            <text:p>84198</text:p>
          </table:table-cell>
          <table:table-cell office:value-type="float" office:value="97784" calcext:value-type="float">
            <text:p>97784</text:p>
          </table:table-cell>
          <table:table-cell office:value-type="float" office:value="111596" calcext:value-type="float">
            <text:p>11159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16248" calcext:value-type="float">
            <text:p>16248</text:p>
          </table:table-cell>
          <table:table-cell office:value-type="float" office:value="15995" calcext:value-type="float">
            <text:p>15995</text:p>
          </table:table-cell>
          <table:table-cell office:value-type="float" office:value="34602" calcext:value-type="float">
            <text:p>34602</text:p>
          </table:table-cell>
          <table:table-cell office:value-type="float" office:value="54678" calcext:value-type="float">
            <text:p>54678</text:p>
          </table:table-cell>
          <table:table-cell office:value-type="float" office:value="75562" calcext:value-type="float">
            <text:p>75562</text:p>
          </table:table-cell>
          <table:table-cell office:value-type="float" office:value="97026" calcext:value-type="float">
            <text:p>97026</text:p>
          </table:table-cell>
          <table:table-cell office:value-type="float" office:value="119061" calcext:value-type="float">
            <text:p>119061</text:p>
          </table:table-cell>
          <table:table-cell office:value-type="float" office:value="141670" calcext:value-type="float">
            <text:p>141670</text:p>
          </table:table-cell>
          <table:table-cell office:value-type="float" office:value="164791" calcext:value-type="float">
            <text:p>164791</text:p>
          </table:table-cell>
          <table:table-cell office:value-type="float" office:value="188545" calcext:value-type="float">
            <text:p>1885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16248" calcext:value-type="float">
            <text:p>16248</text:p>
          </table:table-cell>
          <table:table-cell office:value-type="float" office:value="22671" calcext:value-type="float">
            <text:p>22671</text:p>
          </table:table-cell>
          <table:table-cell office:value-type="float" office:value="49395" calcext:value-type="float">
            <text:p>49395</text:p>
          </table:table-cell>
          <table:table-cell office:value-type="float" office:value="77937" calcext:value-type="float">
            <text:p>77937</text:p>
          </table:table-cell>
          <table:table-cell office:value-type="float" office:value="107587" calcext:value-type="float">
            <text:p>107587</text:p>
          </table:table-cell>
          <table:table-cell office:value-type="float" office:value="138318" calcext:value-type="float">
            <text:p>138318</text:p>
          </table:table-cell>
          <table:table-cell office:value-type="float" office:value="170051" calcext:value-type="float">
            <text:p>170051</text:p>
          </table:table-cell>
          <table:table-cell office:value-type="float" office:value="203007" calcext:value-type="float">
            <text:p>203007</text:p>
          </table:table-cell>
          <table:table-cell table:number-columns-repeated="2" office:value-type="float" office:value="242752" calcext:value-type="float">
            <text:p>24275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918" calcext:value-type="float">
            <text:p>918</text:p>
          </table:table-cell>
          <table:table-cell office:value-type="float" office:value="426" calcext:value-type="float">
            <text:p>426</text:p>
          </table:table-cell>
          <table:table-cell office:value-type="float" office:value="787" calcext:value-type="float">
            <text:p>787</text:p>
          </table:table-cell>
          <table:table-cell office:value-type="float" office:value="1129" calcext:value-type="float">
            <text:p>1129</text:p>
          </table:table-cell>
          <table:table-cell office:value-type="float" office:value="1459" calcext:value-type="float">
            <text:p>1459</text:p>
          </table:table-cell>
          <table:table-cell office:value-type="float" office:value="1790" calcext:value-type="float">
            <text:p>1790</text:p>
          </table:table-cell>
          <table:table-cell office:value-type="float" office:value="2120" calcext:value-type="float">
            <text:p>2120</text:p>
          </table:table-cell>
          <table:table-cell office:value-type="float" office:value="2450" calcext:value-type="float">
            <text:p>2450</text:p>
          </table:table-cell>
          <table:table-cell office:value-type="float" office:value="2778" calcext:value-type="float">
            <text:p>2778</text:p>
          </table:table-cell>
          <table:table-cell office:value-type="float" office:value="3107" calcext:value-type="float">
            <text:p>31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918" calcext:value-type="float">
            <text:p>918</text:p>
          </table:table-cell>
          <table:table-cell office:value-type="float" office:value="1055" calcext:value-type="float">
            <text:p>1055</text:p>
          </table:table-cell>
          <table:table-cell office:value-type="float" office:value="1974" calcext:value-type="float">
            <text:p>1974</text:p>
          </table:table-cell>
          <table:table-cell office:value-type="float" office:value="2890" calcext:value-type="float">
            <text:p>2890</text:p>
          </table:table-cell>
          <table:table-cell office:value-type="float" office:value="3806" calcext:value-type="float">
            <text:p>3806</text:p>
          </table:table-cell>
          <table:table-cell office:value-type="float" office:value="4714" calcext:value-type="float">
            <text:p>4714</text:p>
          </table:table-cell>
          <table:table-cell office:value-type="float" office:value="5612" calcext:value-type="float">
            <text:p>5612</text:p>
          </table:table-cell>
          <table:table-cell table:number-columns-repeated="3"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918" calcext:value-type="float">
            <text:p>918</text:p>
          </table:table-cell>
          <table:table-cell office:value-type="float" office:value="1646" calcext:value-type="float">
            <text:p>1646</text:p>
          </table:table-cell>
          <table:table-cell office:value-type="float" office:value="3148" calcext:value-type="float">
            <text:p>3148</text:p>
          </table:table-cell>
          <table:table-cell office:value-type="float" office:value="4644" calcext:value-type="float">
            <text:p>4644</text:p>
          </table:table-cell>
          <table:table-cell table:number-columns-repeated="6" office:value-type="float" office:value="6123" calcext:value-type="float">
            <text:p>61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office:value-type="float" office:value="230" calcext:value-type="float">
            <text:p>23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62" calcext:value-type="float">
            <text:p>262</text:p>
          </table:table-cell>
          <table:table-cell office:value-type="float" office:value="378" calcext:value-type="float">
            <text:p>378</text:p>
          </table:table-cell>
          <table:table-cell office:value-type="float" office:value="495" calcext:value-type="float">
            <text:p>495</text:p>
          </table:table-cell>
          <table:table-cell office:value-type="float" office:value="616" calcext:value-type="float">
            <text:p>616</text:p>
          </table:table-cell>
          <table:table-cell office:value-type="float" office:value="737" calcext:value-type="float">
            <text:p>737</text:p>
          </table:table-cell>
          <table:table-cell office:value-type="float" office:value="856" calcext:value-type="float">
            <text:p>85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office:value-type="float" office:value="425" calcext:value-type="float">
            <text:p>425</text:p>
          </table:table-cell>
          <table:table-cell office:value-type="float" office:value="690" calcext:value-type="float">
            <text:p>690</text:p>
          </table:table-cell>
          <table:table-cell office:value-type="float" office:value="956" calcext:value-type="float">
            <text:p>956</text:p>
          </table:table-cell>
          <table:table-cell office:value-type="float" office:value="1223" calcext:value-type="float">
            <text:p>1223</text:p>
          </table:table-cell>
          <table:table-cell office:value-type="float" office:value="1475" calcext:value-type="float">
            <text:p>1475</text:p>
          </table:table-cell>
          <table:table-cell office:value-type="float" office:value="1722" calcext:value-type="float">
            <text:p>1722</text:p>
          </table:table-cell>
          <table:table-cell office:value-type="float" office:value="1962" calcext:value-type="float">
            <text:p>1962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office:value-type="float" office:value="230" calcext:value-type="float">
            <text:p>230</text:p>
          </table:table-cell>
          <table:table-cell office:value-type="float" office:value="309" calcext:value-type="float">
            <text:p>309</text:p>
          </table:table-cell>
          <table:table-cell office:value-type="float" office:value="716" calcext:value-type="float">
            <text:p>716</text:p>
          </table:table-cell>
          <table:table-cell office:value-type="float" office:value="1129" calcext:value-type="float">
            <text:p>1129</text:p>
          </table:table-cell>
          <table:table-cell office:value-type="float" office:value="1523" calcext:value-type="float">
            <text:p>1523</text:p>
          </table:table-cell>
          <table:table-cell office:value-type="float" office:value="1901" calcext:value-type="float">
            <text:p>1901</text:p>
          </table:table-cell>
          <table:table-cell office:value-type="float" office:value="2264" calcext:value-type="float">
            <text:p>2264</text:p>
          </table:table-cell>
          <table:table-cell office:value-type="float" office:value="2617" calcext:value-type="float">
            <text:p>2617</text:p>
          </table:table-cell>
          <table:table-cell office:value-type="float" office:value="2965" calcext:value-type="float">
            <text:p>2965</text:p>
          </table:table-cell>
          <table:table-cell office:value-type="float" office:value="3316" calcext:value-type="float">
            <text:p>33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36008" calcext:value-type="float">
            <text:p>36008</text:p>
          </table:table-cell>
          <table:table-cell office:value-type="float" office:value="32446" calcext:value-type="float">
            <text:p>32446</text:p>
          </table:table-cell>
          <table:table-cell office:value-type="float" office:value="59735" calcext:value-type="float">
            <text:p>59735</text:p>
          </table:table-cell>
          <table:table-cell office:value-type="float" office:value="87041" calcext:value-type="float">
            <text:p>87041</text:p>
          </table:table-cell>
          <table:table-cell office:value-type="float" office:value="114821" calcext:value-type="float">
            <text:p>114821</text:p>
          </table:table-cell>
          <table:table-cell office:value-type="float" office:value="143113" calcext:value-type="float">
            <text:p>143113</text:p>
          </table:table-cell>
          <table:table-cell office:value-type="float" office:value="172121" calcext:value-type="float">
            <text:p>172121</text:p>
          </table:table-cell>
          <table:table-cell office:value-type="float" office:value="202390" calcext:value-type="float">
            <text:p>202390</text:p>
          </table:table-cell>
          <table:table-cell office:value-type="float" office:value="234849" calcext:value-type="float">
            <text:p>234849</text:p>
          </table:table-cell>
          <table:table-cell office:value-type="float" office:value="271110" calcext:value-type="float">
            <text:p>27111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36008" calcext:value-type="float">
            <text:p>36008</text:p>
          </table:table-cell>
          <table:table-cell office:value-type="float" office:value="43274" calcext:value-type="float">
            <text:p>43274</text:p>
          </table:table-cell>
          <table:table-cell office:value-type="float" office:value="81330" calcext:value-type="float">
            <text:p>81330</text:p>
          </table:table-cell>
          <table:table-cell office:value-type="float" office:value="120102" calcext:value-type="float">
            <text:p>120102</text:p>
          </table:table-cell>
          <table:table-cell office:value-type="float" office:value="159950" calcext:value-type="float">
            <text:p>159950</text:p>
          </table:table-cell>
          <table:table-cell office:value-type="float" office:value="201768" calcext:value-type="float">
            <text:p>201768</text:p>
          </table:table-cell>
          <table:table-cell office:value-type="float" office:value="247926" calcext:value-type="float">
            <text:p>247926</text:p>
          </table:table-cell>
          <table:table-cell office:value-type="float" office:value="303114" calcext:value-type="float">
            <text:p>303114</text:p>
          </table:table-cell>
          <table:table-cell table:number-columns-repeated="2" office:value-type="float" office:value="328684" calcext:value-type="float">
            <text:p>32868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36008" calcext:value-type="float">
            <text:p>36008</text:p>
          </table:table-cell>
          <table:table-cell office:value-type="float" office:value="54066" calcext:value-type="float">
            <text:p>54066</text:p>
          </table:table-cell>
          <table:table-cell office:value-type="float" office:value="103206" calcext:value-type="float">
            <text:p>103206</text:p>
          </table:table-cell>
          <table:table-cell office:value-type="float" office:value="153927" calcext:value-type="float">
            <text:p>153927</text:p>
          </table:table-cell>
          <table:table-cell office:value-type="float" office:value="207666" calcext:value-type="float">
            <text:p>207666</text:p>
          </table:table-cell>
          <table:table-cell office:value-type="float" office:value="269544" calcext:value-type="float">
            <text:p>269544</text:p>
          </table:table-cell>
          <table:table-cell table:number-columns-repeated="4" office:value-type="float" office:value="328684" calcext:value-type="float">
            <text:p>328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370" meta:object-count="0"/>
    <meta:generator>LibreOffice/7.3.4.2$Linux_X86_64 LibreOffice_project/30$Build-2</meta:generator>
  </office:meta>
</office:document-meta>
</file>